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cm"/>
    </style:style>
    <style:style style:name="co2" style:family="table-column">
      <style:table-column-properties fo:break-before="auto" style:column-width="1.19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857cm"/>
    </style:style>
    <style:style style:name="co5" style:family="table-column">
      <style:table-column-properties fo:break-before="auto" style:column-width="2.658cm"/>
    </style:style>
    <style:style style:name="co6" style:family="table-column">
      <style:table-column-properties fo:break-before="auto" style:column-width="4.013cm"/>
    </style:style>
    <style:style style:name="co7" style:family="table-column">
      <style:table-column-properties fo:break-before="auto" style:column-width="7.553cm"/>
    </style:style>
    <style:style style:name="co8" style:family="table-column">
      <style:table-column-properties fo:break-before="auto" style:column-width="4.401cm"/>
    </style:style>
    <style:style style:name="co9" style:family="table-column">
      <style:table-column-properties fo:break-before="auto" style:column-width="5.424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3.903cm"/>
    </style:style>
    <style:style style:name="co12" style:family="table-column">
      <style:table-column-properties fo:break-before="auto" style:column-width="3.847cm"/>
    </style:style>
    <style:style style:name="co13" style:family="table-column">
      <style:table-column-properties fo:break-before="auto" style:column-width="4.346cm"/>
    </style:style>
    <style:style style:name="co14" style:family="table-column">
      <style:table-column-properties fo:break-before="auto" style:column-width="3.738cm"/>
    </style:style>
    <style:style style:name="co15" style:family="table-column">
      <style:table-column-properties fo:break-before="auto" style:column-width="3.986cm"/>
    </style:style>
    <style:style style:name="co16" style:family="table-column">
      <style:table-column-properties fo:break-before="auto" style:column-width="4.733cm"/>
    </style:style>
    <style:style style:name="co17" style:family="table-column">
      <style:table-column-properties fo:break-before="auto" style:column-width="4.069cm"/>
    </style:style>
    <style:style style:name="co18" style:family="table-column">
      <style:table-column-properties fo:break-before="auto" style:column-width="3.544cm"/>
    </style:style>
    <style:style style:name="co19" style:family="table-column">
      <style:table-column-properties fo:break-before="auto" style:column-width="3.515cm"/>
    </style:style>
    <style:style style:name="co20" style:family="table-column">
      <style:table-column-properties fo:break-before="auto" style:column-width="2.992cm"/>
    </style:style>
    <style:style style:name="co21" style:family="table-column">
      <style:table-column-properties fo:break-before="auto" style:column-width="3.184cm"/>
    </style:style>
    <style:style style:name="co22" style:family="table-column">
      <style:table-column-properties fo:break-before="auto" style:column-width="3.323cm"/>
    </style:style>
    <style:style style:name="co23" style:family="table-column">
      <style:table-column-properties fo:break-before="auto" style:column-width="5.251cm"/>
    </style:style>
    <style:style style:name="co24" style:family="table-column">
      <style:table-column-properties fo:break-before="auto" style:column-width="2.907cm"/>
    </style:style>
    <style:style style:name="co25" style:family="table-column">
      <style:table-column-properties fo:break-before="auto" style:column-width="4.318cm"/>
    </style:style>
    <style:style style:name="co26" style:family="table-column">
      <style:table-column-properties fo:break-before="auto" style:column-width="1.94cm"/>
    </style:style>
    <style:style style:name="co27" style:family="table-column">
      <style:table-column-properties fo:break-before="auto" style:column-width="3.24cm"/>
    </style:style>
    <style:style style:name="co28" style:family="table-column">
      <style:table-column-properties fo:break-before="auto" style:column-width="2.632cm"/>
    </style:style>
    <style:style style:name="co29" style:family="table-column">
      <style:table-column-properties fo:break-before="auto" style:column-width="3.655cm"/>
    </style:style>
    <style:style style:name="co30" style:family="table-column">
      <style:table-column-properties fo:break-before="auto" style:column-width="1.663cm"/>
    </style:style>
    <style:style style:name="co3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WenQuanYi Zen Hei" style:font-name-complex="Lohit Devanagari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1"/>
    <style:style style:name="ce7" style:family="table-cell" style:parent-style-name="Default">
      <style:text-properties style:font-name="Liberation Sans" style:font-name-asian="WenQuanYi Zen Hei" style:font-name-complex="Lohit Devanagari"/>
    </style:style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ext-properties style:font-name="Liberation Sans" fo:font-style="italic" style:font-name-asian="WenQuanYi Zen Hei" style:font-style-asian="italic" style:font-name-complex="Lohit Devanagari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tyle="italic" style:font-name-asian="WenQuanYi Zen Hei" style:font-style-asian="italic" style:font-name-complex="Lohit Devanagari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null-year="2000"/>
      <table:table table:name="raw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7" table:default-cell-style-name="Default"/>
        <table:table-column table:style-name="co14" table:number-columns-repeated="4" table:default-cell-style-name="Default"/>
        <table:table-column table:style-name="co20" table:number-columns-repeated="9" table:default-cell-style-name="Default"/>
        <table:table-column table:style-name="co21" table:number-columns-repeated="3" table:default-cell-style-name="Default"/>
        <table:table-column table:style-name="co22" table:number-columns-repeated="8" table:default-cell-style-name="Default"/>
        <table:table-column table:style-name="co23" table:default-cell-style-name="Default"/>
        <table:table-column table:style-name="co24" table:number-columns-repeated="9" table:default-cell-style-name="Default"/>
        <table:table-column table:style-name="co25" table:number-columns-repeated="7" table:default-cell-style-name="Default"/>
        <table:table-column table:style-name="co26" table:number-columns-repeated="8" table:default-cell-style-name="Default"/>
        <table:table-column table:style-name="co5" table:number-columns-repeated="6" table:default-cell-style-name="Default"/>
        <table:table-column table:style-name="co27" table:number-columns-repeated="9" table:default-cell-style-name="Default"/>
        <table:table-column table:style-name="co28" table:number-columns-repeated="6" table:default-cell-style-name="Default"/>
        <table:table-column table:style-name="co29" table:number-columns-repeated="9" table:default-cell-style-name="Default"/>
        <table:table-column table:style-name="co12" table:number-columns-repeated="5" table:default-cell-style-name="Default"/>
        <table:table-column table:style-name="co30" table:default-cell-style-name="Default"/>
        <table:table-column table:style-name="co31" table:number-columns-repeated="88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education</text:p>
          </table:table-cell>
          <table:table-cell table:style-name="ce1"/>
          <table:table-cell table:style-name="ce1" office:value-type="string" calcext:value-type="string">
            <text:p>occupation[a1]</text:p>
          </table:table-cell>
          <table:table-cell table:style-name="ce1" office:value-type="string" calcext:value-type="string">
            <text:p>occupation[a2]</text:p>
          </table:table-cell>
          <table:table-cell table:style-name="ce1" office:value-type="string" calcext:value-type="string">
            <text:p>occupation[a3]</text:p>
          </table:table-cell>
          <table:table-cell table:style-name="ce1" office:value-type="string" calcext:value-type="string">
            <text:p>occupation[a4]</text:p>
          </table:table-cell>
          <table:table-cell table:style-name="ce1" office:value-type="string" calcext:value-type="string">
            <text:p>occupation[a5]</text:p>
          </table:table-cell>
          <table:table-cell table:style-name="ce1" office:value-type="string" calcext:value-type="string">
            <text:p>flossprojects[p1_name]</text:p>
          </table:table-cell>
          <table:table-cell table:style-name="ce1" office:value-type="string" calcext:value-type="string">
            <text:p>flossprojects[p1_tasks]</text:p>
          </table:table-cell>
          <table:table-cell table:style-name="ce1" office:value-type="string" calcext:value-type="string">
            <text:p>flossprojects[p1_duration]</text:p>
          </table:table-cell>
          <table:table-cell table:style-name="ce1" office:value-type="string" calcext:value-type="string">
            <text:p>flossprojects[p2_name]</text:p>
          </table:table-cell>
          <table:table-cell table:style-name="ce1" office:value-type="string" calcext:value-type="string">
            <text:p>flossprojects[p2_tasks]</text:p>
          </table:table-cell>
          <table:table-cell table:style-name="ce1" office:value-type="string" calcext:value-type="string">
            <text:p>flossprojects[p2_duration]</text:p>
          </table:table-cell>
          <table:table-cell table:style-name="ce1" office:value-type="string" calcext:value-type="string">
            <text:p>flossprojects[p3_name]</text:p>
          </table:table-cell>
          <table:table-cell table:style-name="ce1" office:value-type="string" calcext:value-type="string">
            <text:p>flossprojects[p3_tasks]</text:p>
          </table:table-cell>
          <table:table-cell table:style-name="ce1" office:value-type="string" calcext:value-type="string">
            <text:p>flossprojects[p3_duration]</text:p>
          </table:table-cell>
          <table:table-cell table:style-name="ce1" office:value-type="string" calcext:value-type="string">
            <text:p>flossprojects[p4_name]</text:p>
          </table:table-cell>
          <table:table-cell table:style-name="ce1" office:value-type="string" calcext:value-type="string">
            <text:p>flossprojects[p4_tasks]</text:p>
          </table:table-cell>
          <table:table-cell table:style-name="ce1" office:value-type="string" calcext:value-type="string">
            <text:p>flossprojects[p4_duration]</text:p>
          </table:table-cell>
          <table:table-cell table:style-name="ce1" office:value-type="string" calcext:value-type="string">
            <text:p>flossprojects[p5_name]</text:p>
          </table:table-cell>
          <table:table-cell table:style-name="ce1" office:value-type="string" calcext:value-type="string">
            <text:p>flossprojects[p5_tasks]</text:p>
          </table:table-cell>
          <table:table-cell table:style-name="ce1" office:value-type="string" calcext:value-type="string">
            <text:p>flossprojects[p5_duration]</text:p>
          </table:table-cell>
          <table:table-cell table:style-name="ce1" office:value-type="string" calcext:value-type="string">
            <text:p>usedsystems1[getenv]</text:p>
          </table:table-cell>
          <table:table-cell table:style-name="ce1" office:value-type="string" calcext:value-type="string">
            <text:p>usedsystems1[envvar]</text:p>
          </table:table-cell>
          <table:table-cell table:style-name="ce1" office:value-type="string" calcext:value-type="string">
            <text:p>usedsystems1[xsettings]</text:p>
          </table:table-cell>
          <table:table-cell table:style-name="ce1" office:value-type="string" calcext:value-type="string">
            <text:p>usedsystems1[gsettings]</text:p>
          </table:table-cell>
          <table:table-cell table:style-name="ce1" office:value-type="string" calcext:value-type="string">
            <text:p>usedsystems1[qsettings]</text:p>
          </table:table-cell>
          <table:table-cell table:style-name="ce1" office:value-type="string" calcext:value-type="string">
            <text:p>usedsystems1[kconfig]</text:p>
          </table:table-cell>
          <table:table-cell table:style-name="ce1" office:value-type="string" calcext:value-type="string">
            <text:p>usedsystems1[dconf]</text:p>
          </table:table-cell>
          <table:table-cell table:style-name="ce1" office:value-type="string" calcext:value-type="string">
            <text:p>usedsystems1[cfgfiles]</text:p>
          </table:table-cell>
          <table:table-cell table:style-name="ce1" office:value-type="string" calcext:value-type="string">
            <text:p>usedsystems1[freedesktop]</text:p>
          </table:table-cell>
          <table:table-cell table:style-name="ce1" office:value-type="string" calcext:value-type="string">
            <text:p>usedsystems1[registra]</text:p>
          </table:table-cell>
          <table:table-cell table:style-name="ce1" office:value-type="string" calcext:value-type="string">
            <text:p>usedsystems1[plist]</text:p>
          </table:table-cell>
          <table:table-cell table:style-name="ce1" office:value-type="string" calcext:value-type="string">
            <text:p>usedsystems2[getenv]</text:p>
          </table:table-cell>
          <table:table-cell table:style-name="ce1" office:value-type="string" calcext:value-type="string">
            <text:p>usedsystems2[envvar]</text:p>
          </table:table-cell>
          <table:table-cell table:style-name="ce1" office:value-type="string" calcext:value-type="string">
            <text:p>usedsystems2[xsettings]</text:p>
          </table:table-cell>
          <table:table-cell table:style-name="ce1" office:value-type="string" calcext:value-type="string">
            <text:p>usedsystems2[gsettings]</text:p>
          </table:table-cell>
          <table:table-cell table:style-name="ce1" office:value-type="string" calcext:value-type="string">
            <text:p>usedsystems2[qsettings]</text:p>
          </table:table-cell>
          <table:table-cell table:style-name="ce1" office:value-type="string" calcext:value-type="string">
            <text:p>usedsystems2[kconfig]</text:p>
          </table:table-cell>
          <table:table-cell table:style-name="ce1" office:value-type="string" calcext:value-type="string">
            <text:p>usedsystems2[dconf]</text:p>
          </table:table-cell>
          <table:table-cell table:style-name="ce1" office:value-type="string" calcext:value-type="string">
            <text:p>usedsystems2[cfgfiles]</text:p>
          </table:table-cell>
          <table:table-cell table:style-name="ce1" office:value-type="string" calcext:value-type="string">
            <text:p>usedsystems2[freedesktop]</text:p>
          </table:table-cell>
          <table:table-cell table:style-name="ce1" office:value-type="string" calcext:value-type="string">
            <text:p>usedsystems2[registra]</text:p>
          </table:table-cell>
          <table:table-cell table:style-name="ce1" office:value-type="string" calcext:value-type="string">
            <text:p>usedsystems2[plist]</text:p>
          </table:table-cell>
          <table:table-cell table:style-name="ce1" office:value-type="string" calcext:value-type="string">
            <text:p>flosscontribution[a1]</text:p>
          </table:table-cell>
          <table:table-cell table:style-name="ce1" office:value-type="string" calcext:value-type="string">
            <text:p>flosscontribution[a2]</text:p>
          </table:table-cell>
          <table:table-cell table:style-name="ce1" office:value-type="string" calcext:value-type="string">
            <text:p>flosscontribution[a3]</text:p>
          </table:table-cell>
          <table:table-cell table:style-name="ce1" office:value-type="string" calcext:value-type="string">
            <text:p>flosscontribution[a4]</text:p>
          </table:table-cell>
          <table:table-cell table:style-name="ce1" office:value-type="string" calcext:value-type="string">
            <text:p>flosscontribution[a5]</text:p>
          </table:table-cell>
          <table:table-cell table:style-name="ce1" office:value-type="string" calcext:value-type="string">
            <text:p>flosscontribution[a6]</text:p>
          </table:table-cell>
          <table:table-cell table:style-name="ce1" office:value-type="string" calcext:value-type="string">
            <text:p>flosscontribution[a7]</text:p>
          </table:table-cell>
          <table:table-cell table:style-name="ce1" office:value-type="string" calcext:value-type="string">
            <text:p>introduceconfintrg[a1]</text:p>
          </table:table-cell>
          <table:table-cell table:style-name="ce1" office:value-type="string" calcext:value-type="string">
            <text:p>introduceconfintrg[a2]</text:p>
          </table:table-cell>
          <table:table-cell table:style-name="ce1" office:value-type="string" calcext:value-type="string">
            <text:p>introduceconfintrg[a3]</text:p>
          </table:table-cell>
          <table:table-cell table:style-name="ce1" office:value-type="string" calcext:value-type="string">
            <text:p>introduceconfintrg[a4]</text:p>
          </table:table-cell>
          <table:table-cell table:style-name="ce1" office:value-type="string" calcext:value-type="string">
            <text:p>specifyconfig[a1]</text:p>
          </table:table-cell>
          <table:table-cell table:style-name="ce1" office:value-type="string" calcext:value-type="string">
            <text:p>specifyconfig[a2]</text:p>
          </table:table-cell>
          <table:table-cell table:style-name="ce1" office:value-type="string" calcext:value-type="string">
            <text:p>specifyconfig[a3]</text:p>
          </table:table-cell>
          <table:table-cell table:style-name="ce1" office:value-type="string" calcext:value-type="string">
            <text:p>specifyconfig[a4]</text:p>
          </table:table-cell>
          <table:table-cell table:style-name="ce1" office:value-type="string" calcext:value-type="string">
            <text:p>specifyconfig[a5]</text:p>
          </table:table-cell>
          <table:table-cell table:style-name="ce1" office:value-type="string" calcext:value-type="string">
            <text:p>specifyconfig[a6]</text:p>
          </table:table-cell>
          <table:table-cell table:style-name="ce1" office:value-type="string" calcext:value-type="string">
            <text:p>specifyconfig[a7]</text:p>
          </table:table-cell>
          <table:table-cell table:style-name="ce1" office:value-type="string" calcext:value-type="string">
            <text:p>specifyconfig[a8]</text:p>
          </table:table-cell>
          <table:table-cell table:style-name="ce1" office:value-type="string" calcext:value-type="string">
            <text:p>specifyconfig[a9]</text:p>
          </table:table-cell>
          <table:table-cell table:style-name="ce1" office:value-type="string" calcext:value-type="string">
            <text:p>specifyconfig[a10]</text:p>
          </table:table-cell>
          <table:table-cell table:style-name="ce1" office:value-type="string" calcext:value-type="string">
            <text:p>specifyconfig[a11]</text:p>
          </table:table-cell>
          <table:table-cell table:style-name="ce1" office:value-type="string" calcext:value-type="string">
            <text:p>specifyconfig[a12]</text:p>
          </table:table-cell>
          <table:table-cell table:style-name="ce1" office:value-type="string" calcext:value-type="string">
            <text:p>configreduction[a1]</text:p>
          </table:table-cell>
          <table:table-cell table:style-name="ce1" office:value-type="string" calcext:value-type="string">
            <text:p>configreduction[a2]</text:p>
          </table:table-cell>
          <table:table-cell table:style-name="ce1" office:value-type="string" calcext:value-type="string">
            <text:p>configreduction[a3]</text:p>
          </table:table-cell>
          <table:table-cell table:style-name="ce1" office:value-type="string" calcext:value-type="string">
            <text:p>configreduction[a4]</text:p>
          </table:table-cell>
          <table:table-cell table:style-name="ce1" office:value-type="string" calcext:value-type="string">
            <text:p>configreduction[a5]</text:p>
          </table:table-cell>
          <table:table-cell table:style-name="ce1" office:value-type="string" calcext:value-type="string">
            <text:p>configreduction[a6]</text:p>
          </table:table-cell>
          <table:table-cell table:style-name="ce1" office:value-type="string" calcext:value-type="string">
            <text:p>configreduction[a7]</text:p>
          </table:table-cell>
          <table:table-cell table:style-name="ce1" office:value-type="string" calcext:value-type="string">
            <text:p>configreduction[a8]</text:p>
          </table:table-cell>
          <table:table-cell table:style-name="ce1" office:value-type="string" calcext:value-type="string">
            <text:p>configreduction[a9]</text:p>
          </table:table-cell>
          <table:table-cell table:style-name="ce1" office:value-type="string" calcext:value-type="string">
            <text:p>effortconfexp[a1]</text:p>
          </table:table-cell>
          <table:table-cell table:style-name="ce1" office:value-type="string" calcext:value-type="string">
            <text:p>effortconfexp[a2]</text:p>
          </table:table-cell>
          <table:table-cell table:style-name="ce1" office:value-type="string" calcext:value-type="string">
            <text:p>effortconfexp[a3]</text:p>
          </table:table-cell>
          <table:table-cell table:style-name="ce1" office:value-type="string" calcext:value-type="string">
            <text:p>effortconfexp[a4]</text:p>
          </table:table-cell>
          <table:table-cell table:style-name="ce1" office:value-type="string" calcext:value-type="string">
            <text:p>effortconfexp[a5]</text:p>
          </table:table-cell>
          <table:table-cell table:style-name="ce1" office:value-type="string" calcext:value-type="string">
            <text:p>effortconfexp[a6]</text:p>
          </table:table-cell>
          <table:table-cell table:style-name="ce1" office:value-type="string" calcext:value-type="string">
            <text:p>effortconfexp[a7]</text:p>
          </table:table-cell>
          <table:table-cell table:style-name="ce1" office:value-type="string" calcext:value-type="string">
            <text:p>effortconfexp[a8]</text:p>
          </table:table-cell>
          <table:table-cell table:style-name="ce1" office:value-type="string" calcext:value-type="string">
            <text:p>effortconfexp[a9]</text:p>
          </table:table-cell>
          <table:table-cell table:style-name="ce1" office:value-type="string" calcext:value-type="string">
            <text:p>importancecfgoptions[a1]</text:p>
          </table:table-cell>
          <table:table-cell table:style-name="ce1" office:value-type="string" calcext:value-type="string">
            <text:p>importancecfgoptions[a2]</text:p>
          </table:table-cell>
          <table:table-cell table:style-name="ce1" office:value-type="string" calcext:value-type="string">
            <text:p>importancecfgoptions[a3]</text:p>
          </table:table-cell>
          <table:table-cell table:style-name="ce1" office:value-type="string" calcext:value-type="string">
            <text:p>importancecfgoptions[a4]</text:p>
          </table:table-cell>
          <table:table-cell table:style-name="ce1" office:value-type="string" calcext:value-type="string">
            <text:p>importancecfgoptions[a5]</text:p>
          </table:table-cell>
          <table:table-cell table:style-name="ce1" office:value-type="string" calcext:value-type="string">
            <text:p>importancecfgoptions[a6]</text:p>
          </table:table-cell>
          <table:table-cell table:style-name="ce1" office:value-type="string" calcext:value-type="string">
            <text:p>importancecfgoptions[a7]</text:p>
          </table:table-cell>
          <table:table-cell table:style-name="ce1" office:value-type="string" calcext:value-type="string">
            <text:p>getenv[a1]</text:p>
          </table:table-cell>
          <table:table-cell table:style-name="ce1" office:value-type="string" calcext:value-type="string">
            <text:p>getenv[a2]</text:p>
          </table:table-cell>
          <table:table-cell table:style-name="ce1" office:value-type="string" calcext:value-type="string">
            <text:p>getenv[a3]</text:p>
          </table:table-cell>
          <table:table-cell table:style-name="ce1" office:value-type="string" calcext:value-type="string">
            <text:p>getenv[a4]</text:p>
          </table:table-cell>
          <table:table-cell table:style-name="ce1" office:value-type="string" calcext:value-type="string">
            <text:p>getenv[a5]</text:p>
          </table:table-cell>
          <table:table-cell table:style-name="ce1" office:value-type="string" calcext:value-type="string">
            <text:p>getenv[a6]</text:p>
          </table:table-cell>
          <table:table-cell table:style-name="ce1" office:value-type="string" calcext:value-type="string">
            <text:p>getenv[a7]</text:p>
          </table:table-cell>
          <table:table-cell table:style-name="ce1" office:value-type="string" calcext:value-type="string">
            <text:p>getenv[a8]</text:p>
          </table:table-cell>
          <table:table-cell table:style-name="ce1" office:value-type="string" calcext:value-type="string">
            <text:p>clusterconf[a1]</text:p>
          </table:table-cell>
          <table:table-cell table:style-name="ce1" office:value-type="string" calcext:value-type="string">
            <text:p>clusterconf[a2]</text:p>
          </table:table-cell>
          <table:table-cell table:style-name="ce1" office:value-type="string" calcext:value-type="string">
            <text:p>clusterconf[a3]</text:p>
          </table:table-cell>
          <table:table-cell table:style-name="ce1" office:value-type="string" calcext:value-type="string">
            <text:p>clusterconf[a4]</text:p>
          </table:table-cell>
          <table:table-cell table:style-name="ce1" office:value-type="string" calcext:value-type="string">
            <text:p>clusterconf[a5]</text:p>
          </table:table-cell>
          <table:table-cell table:style-name="ce1" office:value-type="string" calcext:value-type="string">
            <text:p>clusterconf[a6]</text:p>
          </table:table-cell>
          <table:table-cell table:style-name="ce1" office:value-type="string" calcext:value-type="string">
            <text:p>informaboutcfg[a1]</text:p>
          </table:table-cell>
          <table:table-cell table:style-name="ce1" office:value-type="string" calcext:value-type="string">
            <text:p>informaboutcfg[a2]</text:p>
          </table:table-cell>
          <table:table-cell table:style-name="ce1" office:value-type="string" calcext:value-type="string">
            <text:p>informaboutcfg[a3]</text:p>
          </table:table-cell>
          <table:table-cell table:style-name="ce1" office:value-type="string" calcext:value-type="string">
            <text:p>informaboutcfg[a4]</text:p>
          </table:table-cell>
          <table:table-cell table:style-name="ce1" office:value-type="string" calcext:value-type="string">
            <text:p>informaboutcfg[a5]</text:p>
          </table:table-cell>
          <table:table-cell table:style-name="ce1" office:value-type="string" calcext:value-type="string">
            <text:p>informaboutcfg[a6]</text:p>
          </table:table-cell>
          <table:table-cell table:style-name="ce1" office:value-type="string" calcext:value-type="string">
            <text:p>informaboutcfg[a7]</text:p>
          </table:table-cell>
          <table:table-cell table:style-name="ce1" office:value-type="string" calcext:value-type="string">
            <text:p>informaboutcfg[a8]</text:p>
          </table:table-cell>
          <table:table-cell table:style-name="ce1" office:value-type="string" calcext:value-type="string">
            <text:p>informaboutcfg[a9]</text:p>
          </table:table-cell>
          <table:table-cell table:style-name="ce1" office:value-type="string" calcext:value-type="string">
            <text:p>syncconfig[a1]</text:p>
          </table:table-cell>
          <table:table-cell table:style-name="ce1" office:value-type="string" calcext:value-type="string">
            <text:p>syncconfig[a2]</text:p>
          </table:table-cell>
          <table:table-cell table:style-name="ce1" office:value-type="string" calcext:value-type="string">
            <text:p>syncconfig[a3]</text:p>
          </table:table-cell>
          <table:table-cell table:style-name="ce1" office:value-type="string" calcext:value-type="string">
            <text:p>syncconfig[a4]</text:p>
          </table:table-cell>
          <table:table-cell table:style-name="ce1" office:value-type="string" calcext:value-type="string">
            <text:p>syncconfig[a5]</text:p>
          </table:table-cell>
          <table:table-cell table:style-name="ce1" office:value-type="string" calcext:value-type="string">
            <text:p>syncconfig[a6]</text:p>
          </table:table-cell>
          <table:table-cell table:style-name="ce1" office:value-type="string" calcext:value-type="string">
            <text:p>importantbenefits[a1]</text:p>
          </table:table-cell>
          <table:table-cell table:style-name="ce1" office:value-type="string" calcext:value-type="string">
            <text:p>importantbenefits[a2]</text:p>
          </table:table-cell>
          <table:table-cell table:style-name="ce1" office:value-type="string" calcext:value-type="string">
            <text:p>importantbenefits[a3]</text:p>
          </table:table-cell>
          <table:table-cell table:style-name="ce1" office:value-type="string" calcext:value-type="string">
            <text:p>importantbenefits[a4]</text:p>
          </table:table-cell>
          <table:table-cell table:style-name="ce1" office:value-type="string" calcext:value-type="string">
            <text:p>importantbenefits[a5]</text:p>
          </table:table-cell>
          <table:table-cell table:style-name="ce1" office:value-type="string" calcext:value-type="string">
            <text:p>importantbenefits[a6]</text:p>
          </table:table-cell>
          <table:table-cell table:style-name="ce1" office:value-type="string" calcext:value-type="string">
            <text:p>importantbenefits[a7]</text:p>
          </table:table-cell>
          <table:table-cell table:style-name="ce1" office:value-type="string" calcext:value-type="string">
            <text:p>importantbenefits[a8]</text:p>
          </table:table-cell>
          <table:table-cell table:style-name="ce1" office:value-type="string" calcext:value-type="string">
            <text:p>importantbenefits[a9]</text:p>
          </table:table-cell>
          <table:table-cell table:style-name="ce1" office:value-type="string" calcext:value-type="string">
            <text:p>importantbenefits[a10]</text:p>
          </table:table-cell>
          <table:table-cell table:style-name="ce1" office:value-type="string" calcext:value-type="string">
            <text:p>importantbenefits[a11]</text:p>
          </table:table-cell>
          <table:table-cell table:style-name="ce1" office:value-type="string" calcext:value-type="string">
            <text:p>importantbenefits[a12]</text:p>
          </table:table-cell>
          <table:table-cell table:style-name="ce1" office:value-type="string" calcext:value-type="string">
            <text:p>importantbenefits[a13]</text:p>
          </table:table-cell>
          <table:table-cell table:style-name="ce1" office:value-type="string" calcext:value-type="string">
            <text:p>importantbenefits[a14]</text:p>
          </table:table-cell>
          <table:table-cell table:style-name="ce1" office:value-type="string" calcext:value-type="string">
            <text:p>donation</text:p>
          </table:table-cell>
          <table:table-cell table:style-name="ce1" office:value-type="string" calcext:value-type="string">
            <text:p>filled out</text:p>
          </table:table-cell>
          <table:table-cell table:style-name="ce1" table:number-columns-repeated="88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2:.EH2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3:.EH3])" office:value-type="float" office:value="65" calcext:value-type="float">
            <text:p>65</text:p>
          </table:table-cell>
          <table:table-cell table:number-columns-repeated="8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4:.EH4])" office:value-type="float" office:value="36" calcext:value-type="float">
            <text:p>36</text:p>
          </table:table-cell>
          <table:table-cell table:number-columns-repeated="8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bug-reporte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4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:.EH5])" office:value-type="float" office:value="129" calcext:value-type="float">
            <text:p>129</text:p>
          </table:table-cell>
          <table:table-cell table:number-columns-repeated="88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6:.EH6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7:.EH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:.EH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:.EH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0:.EH10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:.EH1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:.EH1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3:.EH13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4:.EH1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cripts</text:p>
          </table:table-cell>
          <table:table-cell office:value-type="string" calcext:value-type="string">
            <text:p>developer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slator,tester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5:.EH15])" office:value-type="float" office:value="114" calcext:value-type="float">
            <text:p>114</text:p>
          </table:table-cell>
          <table:table-cell table:number-columns-repeated="88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6:.EH16])" office:value-type="float" office:value="98" calcext:value-type="float">
            <text:p>98</text:p>
          </table:table-cell>
          <table:table-cell table:number-columns-repeated="88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7:.EH1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8:.EH1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:.EH1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:.EH2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help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21:.EH21])" office:value-type="float" office:value="112" calcext:value-type="float">
            <text:p>112</text:p>
          </table:table-cell>
          <table:table-cell table:number-columns-repeated="88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:.EH2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:.EH2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:.EH2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:.EH2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6:.EH2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7:.EH2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8:.EH2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9:.EH2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0:.EH3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1:.EH3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eloper,creator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2:.EH32])" office:value-type="float" office:value="124" calcext:value-type="float">
            <text:p>124</text:p>
          </table:table-cell>
          <table:table-cell table:number-columns-repeated="88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:.EH3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4:.EH3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:.EH3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6:.EH3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7:.EH3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qa,marketing,developer,transla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office</text:p>
          </table:table-cell>
          <table:table-cell office:value-type="string" calcext:value-type="string">
            <text:p>qa,marketing,developer,translator</text:p>
          </table:table-cell>
          <table:table-cell office:value-type="float" office:value="6" calcext:value-type="float">
            <text:p>6</text:p>
          </table:table-cell>
          <table:table-cell table:number-columns-repeated="31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8:.EH38])" office:value-type="float" office:value="21" calcext:value-type="float">
            <text:p>21</text:p>
          </table:table-cell>
          <table:table-cell table:number-columns-repeated="88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:.EH3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:.EH4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bug-fix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1:.EH41])" office:value-type="float" office:value="119" calcext:value-type="float">
            <text:p>119</text:p>
          </table:table-cell>
          <table:table-cell table:number-columns-repeated="88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ice-manager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2:.EH42])" office:value-type="float" office:value="116" calcext:value-type="float">
            <text:p>116</text:p>
          </table:table-cell>
          <table:table-cell table:number-columns-repeated="88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:.EH4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4:.EH44])" office:value-type="float" office:value="108" calcext:value-type="float">
            <text:p>108</text:p>
          </table:table-cell>
          <table:table-cell table:number-columns-repeated="88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:.EH4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6:.EH4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:.EH4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8:.EH4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9:.EH4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0:.EH5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:.EH5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:.EH5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tool-developer,website-maintainer,bug-report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53:.EH53])" office:value-type="float" office:value="109" calcext:value-type="float">
            <text:p>109</text:p>
          </table:table-cell>
          <table:table-cell table:number-columns-repeated="88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rch-linux</text:p>
          </table:table-cell>
          <table:table-cell office:value-type="string" calcext:value-type="string">
            <text:p>maintain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/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54:.EH54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ster,packager,bug-fix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4"/>
          <table:table-cell table:number-columns-repeated="2" office:value-type="string" calcext:value-type="string">
            <text:p>neutra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5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5:.EH55])" office:value-type="float" office:value="103" calcext:value-type="float">
            <text:p>103</text:p>
          </table:table-cell>
          <table:table-cell table:number-columns-repeated="88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6:.EH5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7:.EH57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eloper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8:.EH58])" office:value-type="float" office:value="51" calcext:value-type="float">
            <text:p>51</text:p>
          </table:table-cell>
          <table:table-cell table:number-columns-repeated="882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:.EH5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:.EH6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1:.EH6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:.EH6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nslato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9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3:.EH63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a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bug-fix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transla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4:.EH64])" office:value-type="float" office:value="122" calcext:value-type="float">
            <text:p>122</text:p>
          </table:table-cell>
          <table:table-cell table:number-columns-repeated="88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5:.EH6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66:.EH66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7:.EH6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8:.EH6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9:.EH6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70:.EH7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g-repor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-linux</text:p>
          </table:table-cell>
          <table:table-cell office:value-type="string" calcext:value-type="string">
            <text:p>bug-reporter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g-reporte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3"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3"/>
          <table:table-cell table:number-columns-repeated="2" office:value-type="string" calcext:value-type="string">
            <text:p>goo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71:.EH71])" office:value-type="float" office:value="40" calcext:value-type="float">
            <text:p>40</text:p>
          </table:table-cell>
          <table:table-cell table:number-columns-repeated="88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72:.EH72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tributor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maintain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6"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73:.EH73])" office:value-type="float" office:value="123" calcext:value-type="float">
            <text:p>123</text:p>
          </table:table-cell>
          <table:table-cell table:number-columns-repeated="882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GB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74:.EH74])" office:value-type="float" office:value="109" calcext:value-type="float">
            <text:p>109</text:p>
          </table:table-cell>
          <table:table-cell table:number-columns-repeated="88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75:.EH75])" office:value-type="float" office:value="36" calcext:value-type="float">
            <text:p>36</text:p>
          </table:table-cell>
          <table:table-cell table:number-columns-repeated="88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76:.EH7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77:.EH77])" office:value-type="float" office:value="15" calcext:value-type="float">
            <text:p>15</text:p>
          </table:table-cell>
          <table:table-cell table:number-columns-repeated="88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78:.EH78])" office:value-type="float" office:value="114" calcext:value-type="float">
            <text:p>114</text:p>
          </table:table-cell>
          <table:table-cell table:number-columns-repeated="88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79:.EH79])" office:value-type="float" office:value="38" calcext:value-type="float">
            <text:p>38</text:p>
          </table:table-cell>
          <table:table-cell table:number-columns-repeated="88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80:.EH80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1:.EH8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emb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4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82:.EH82])" office:value-type="float" office:value="110" calcext:value-type="float">
            <text:p>110</text:p>
          </table:table-cell>
          <table:table-cell table:number-columns-repeated="88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3:.EH8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4:.EH8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eb-designer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b-designer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velop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85:.EH85])" office:value-type="float" office:value="112" calcext:value-type="float">
            <text:p>112</text:p>
          </table:table-cell>
          <table:table-cell table:number-columns-repeated="88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6:.EH8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7:.EH8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88:.EH8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formula="of:=COUNTA([.B89:.EH89])" office:value-type="float" office:value="114" calcext:value-type="float">
            <text:p>114</text:p>
          </table:table-cell>
          <table:table-cell table:number-columns-repeated="88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0:.EH9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dder,member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string" calcext:value-type="string">
            <text:p>used3</text:p>
          </table:table-cell>
          <table:table-cell table:number-columns-repeated="10"/>
          <table:table-cell office:value-type="string" calcext:value-type="string">
            <text:p>help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a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formula="of:=COUNTA([.B91:.EH91])" office:value-type="float" office:value="60" calcext:value-type="float">
            <text:p>60</text:p>
          </table:table-cell>
          <table:table-cell table:number-columns-repeated="88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2:.EH9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pper,developer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table:number-columns-repeated="4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5"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93:.EH93])" office:value-type="float" office:value="115" calcext:value-type="float">
            <text:p>115</text:p>
          </table:table-cell>
          <table:table-cell table:number-columns-repeated="88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4:.EH9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eveloper</text:p>
          </table:table-cell>
          <table:table-cell office:value-type="float" office:value="0.1" calcext:value-type="float">
            <text:p>0,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ug-fixer</text:p>
          </table:table-cell>
          <table:table-cell office:value-type="float" office:value="0.1" calcext:value-type="float">
            <text:p>0,1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string" calcext:value-type="string">
            <text:p>good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95:.EH95])" office:value-type="float" office:value="107" calcext:value-type="float">
            <text:p>107</text:p>
          </table:table-cell>
          <table:table-cell table:number-columns-repeated="88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6:.EH9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7:.EH9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ug-fix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0.3" calcext:value-type="float">
            <text:p>0,3</text:p>
          </table:table-cell>
          <table:table-cell table:number-columns-repeated="6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98:.EH98])" office:value-type="float" office:value="59" calcext:value-type="float">
            <text:p>59</text:p>
          </table:table-cell>
          <table:table-cell table:number-columns-repeated="88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99:.EH9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9"/>
          <table:table-cell table:number-columns-repeated="2" office:value-type="string" calcext:value-type="string">
            <text:p>help</text:p>
          </table:table-cell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00:.EH100])" office:value-type="float" office:value="84" calcext:value-type="float">
            <text:p>84</text:p>
          </table:table-cell>
          <table:table-cell table:number-columns-repeated="88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01:.EH101])" office:value-type="float" office:value="119" calcext:value-type="float">
            <text:p>119</text:p>
          </table:table-cell>
          <table:table-cell table:number-columns-repeated="88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02:.EH10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03:.EH10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04:.EH10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05:.EH10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06:.EH10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veloper,transl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translator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/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help</text:p>
          </table:table-cell>
          <table:table-cell table:number-columns-repeated="9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07:.EH107])" office:value-type="float" office:value="31" calcext:value-type="float">
            <text:p>31</text:p>
          </table:table-cell>
          <table:table-cell table:number-columns-repeated="88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veloper,gsoc</text:p>
          </table:table-cell>
          <table:table-cell office:value-type="float" office:value="0.5" calcext:value-type="float">
            <text:p>0,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5</text:p>
          </table:table-cell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08:.EH108])" office:value-type="float" office:value="104" calcext:value-type="float">
            <text:p>104</text:p>
          </table:table-cell>
          <table:table-cell table:number-columns-repeated="88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09:.EH10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0:.EH11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11:.EH111])" office:value-type="float" office:value="30" calcext:value-type="float">
            <text:p>30</text:p>
          </table:table-cell>
          <table:table-cell table:number-columns-repeated="88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32" calcext:value-type="float">
            <text:p>31,32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eveloper,creator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veloper,cre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ous-project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112:.EH112])" office:value-type="float" office:value="124" calcext:value-type="float">
            <text:p>124</text:p>
          </table:table-cell>
          <table:table-cell table:number-columns-repeated="88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3:.EH11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4:.EH11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5:.EH11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6:.EH11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7:.EH11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8:.EH11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19:.EH11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0:.EH12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1:.EH12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3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122:.EH122])" office:value-type="float" office:value="53" calcext:value-type="float">
            <text:p>53</text:p>
          </table:table-cell>
          <table:table-cell table:number-columns-repeated="88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3:.EH12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124:.EH124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5:.EH12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6:.EH12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eveloper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veloper</text:p>
          </table:table-cell>
          <table:table-cell office:value-type="float" office:value="1.5" calcext:value-type="float">
            <text:p>1,5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/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27:.EH127])" office:value-type="float" office:value="119" calcext:value-type="float">
            <text:p>119</text:p>
          </table:table-cell>
          <table:table-cell table:number-columns-repeated="88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contributor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used4</text:p>
          </table:table-cell>
          <table:table-cell table:number-columns-repeated="5"/>
          <table:table-cell table:number-columns-repeated="2"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table:number-columns-repeated="5"/>
          <table:table-cell table:number-columns-repeated="2" office:value-type="string" calcext:value-type="string">
            <text:p>goo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28:.EH128])" office:value-type="float" office:value="21" calcext:value-type="float">
            <text:p>21</text:p>
          </table:table-cell>
          <table:table-cell table:number-columns-repeated="88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29:.EH12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30:.EH13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31:.EH13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aintain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good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32:.EH132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33:.EH13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34:.EH13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veloper</text:p>
          </table:table-cell>
          <table:table-cell office:value-type="float" office:value="1.5" calcext:value-type="float">
            <text:p>1,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table:number-columns-repeated="2"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35:.EH135])" office:value-type="float" office:value="35" calcext:value-type="float">
            <text:p>35</text:p>
          </table:table-cell>
          <table:table-cell table:number-columns-repeated="88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veloper,maintaine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36:.EH136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37:.EH137])" office:value-type="float" office:value="104" calcext:value-type="float">
            <text:p>104</text:p>
          </table:table-cell>
          <table:table-cell table:number-columns-repeated="88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eveloper 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138:.EH138])" office:value-type="float" office:value="105" calcext:value-type="float">
            <text:p>105</text:p>
          </table:table-cell>
          <table:table-cell table:number-columns-repeated="88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39:.EH13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40:.EH14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41:.EH14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142:.EH142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zilla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43:.EH143])" office:value-type="float" office:value="32" calcext:value-type="float">
            <text:p>32</text:p>
          </table:table-cell>
          <table:table-cell table:number-columns-repeated="88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re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approver,contribu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aintainer,develope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/>
          <table:table-cell table:number-columns-repeated="6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144:.EH144])" office:value-type="float" office:value="129" calcext:value-type="float">
            <text:p>129</text:p>
          </table:table-cell>
          <table:table-cell table:number-columns-repeated="88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45:.EH14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46:.EH14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3" office:value-type="string" calcext:value-type="string">
            <text:p>used3</text:p>
          </table:table-cell>
          <table:table-cell table:number-columns-repeated="8"/>
          <table:table-cell table:number-columns-repeated="3" office:value-type="string" calcext:value-type="string">
            <text:p>help</text:p>
          </table:table-cell>
          <table:table-cell table:number-columns-repeated="7"/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A([.B147:.EH147])" office:value-type="float" office:value="97" calcext:value-type="float">
            <text:p>97</text:p>
          </table:table-cell>
          <table:table-cell table:number-columns-repeated="88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eveloper</text:p>
          </table:table-cell>
          <table:table-cell office:value-type="float" office:value="9" calcext:value-type="float">
            <text:p>9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4</text:p>
          </table:table-cell>
          <table:table-cell table:number-columns-repeated="6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48:.EH148])" office:value-type="float" office:value="114" calcext:value-type="float">
            <text:p>114</text:p>
          </table:table-cell>
          <table:table-cell table:number-columns-repeated="88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49:.EH14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150:.EH150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51:.EH15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3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152:.EH152])" office:value-type="float" office:value="102" calcext:value-type="float">
            <text:p>102</text:p>
          </table:table-cell>
          <table:table-cell table:number-columns-repeated="88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53:.EH153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fmpeg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154:.EH154])" office:value-type="float" office:value="108" calcext:value-type="float">
            <text:p>108</text:p>
          </table:table-cell>
          <table:table-cell table:number-columns-repeated="88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55:.EH15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56:.EH15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A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community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4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bad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57:.EH157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58:.EH15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59:.EH15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60:.EH160])" office:value-type="float" office:value="30" calcext:value-type="float">
            <text:p>30</text:p>
          </table:table-cell>
          <table:table-cell table:number-columns-repeated="88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ba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7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161:.EH161])" office:value-type="float" office:value="109" calcext:value-type="float">
            <text:p>109</text:p>
          </table:table-cell>
          <table:table-cell table:number-columns-repeated="88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esigner</text:p>
          </table:table-cell>
          <table:table-cell office:value-type="float" office:value="2.5" calcext:value-type="float">
            <text:p>2,5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4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62:.EH162])" office:value-type="float" office:value="104" calcext:value-type="float">
            <text:p>104</text:p>
          </table:table-cell>
          <table:table-cell table:number-columns-repeated="882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a5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10"/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163:.EH163])" office:value-type="float" office:value="98" calcext:value-type="float">
            <text:p>98</text:p>
          </table:table-cell>
          <table:table-cell table:number-columns-repeated="88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64:.EH16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65:.EH16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66:.EH16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ug-reporter</text:p>
          </table:table-cell>
          <table:table-cell office:value-type="float" office:value="0.2" calcext:value-type="float">
            <text:p>0,2</text:p>
          </table:table-cell>
          <table:table-cell table:number-columns-repeated="9"/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5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formula="of:=COUNTA([.B167:.EH167])" office:value-type="float" office:value="123" calcext:value-type="float">
            <text:p>123</text:p>
          </table:table-cell>
          <table:table-cell table:number-columns-repeated="88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68:.EH168])" office:value-type="float" office:value="15" calcext:value-type="float">
            <text:p>15</text:p>
          </table:table-cell>
          <table:table-cell table:number-columns-repeated="88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69:.EH16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mb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170:.EH170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71:.EH17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172:.EH172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ntributor</text:p>
          </table:table-cell>
          <table:table-cell office:value-type="float" office:value="0.9" calcext:value-type="float">
            <text:p>0,9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73:.EH173])" office:value-type="float" office:value="110" calcext:value-type="float">
            <text:p>110</text:p>
          </table:table-cell>
          <table:table-cell table:number-columns-repeated="88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74:.EH17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/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/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 office:value-type="string" calcext:value-type="string">
            <text:p>hel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75:.EH175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/>
          <table:table-cell office:value-type="string" calcext:value-type="string">
            <text:p>used1</text:p>
          </table:table-cell>
          <table:table-cell table:number-columns-repeated="1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76:.EH176])" office:value-type="float" office:value="16" calcext:value-type="float">
            <text:p>16</text:p>
          </table:table-cell>
          <table:table-cell table:number-columns-repeated="88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used1</text:p>
          </table:table-cell>
          <table:table-cell table:number-columns-repeated="17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77:.EH177])" office:value-type="float" office:value="19" calcext:value-type="float">
            <text:p>19</text:p>
          </table:table-cell>
          <table:table-cell table:number-columns-repeated="88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78:.EH17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79:.EH17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180:.EH180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181:.EH181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/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182:.EH182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83:.EH18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ontributor</text:p>
          </table:table-cell>
          <table:table-cell office:value-type="float" office:value="0.5" calcext:value-type="float">
            <text:p>0,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ontributor</text:p>
          </table:table-cell>
          <table:table-cell office:value-type="float" office:value="0.5" calcext:value-type="float">
            <text:p>0,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ontributor</text:p>
          </table:table-cell>
          <table:table-cell office:value-type="float" office:value="0.5" calcext:value-type="float">
            <text:p>0,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ug-reporter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ntributor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8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8"/>
          <table:table-cell office:value-type="string" calcext:value-type="string">
            <text:p>help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/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84:.EH184])" office:value-type="float" office:value="122" calcext:value-type="float">
            <text:p>122</text:p>
          </table:table-cell>
          <table:table-cell table:number-columns-repeated="88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85:.EH18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a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A([.B186:.EH186])" office:value-type="float" office:value="99" calcext:value-type="float">
            <text:p>99</text:p>
          </table:table-cell>
          <table:table-cell table:number-columns-repeated="88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87:.EH18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88:.EH18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/>
          <table:table-cell table:number-columns-repeated="2" office:value-type="string" calcext:value-type="string">
            <text:p>confus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189:.EH189])" office:value-type="float" office:value="110" calcext:value-type="float">
            <text:p>110</text:p>
          </table:table-cell>
          <table:table-cell table:number-columns-repeated="88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11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190:.EH190])" office:value-type="float" office:value="26" calcext:value-type="float">
            <text:p>26</text:p>
          </table:table-cell>
          <table:table-cell table:number-columns-repeated="88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1:.EH19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2:.EH19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3:.EH19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4:.EH19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5:.EH19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196:.EH196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7:.EH19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8:.EH19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199:.EH19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0:.EH20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1:.EH20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2:.EH20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3:.EH20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4:.EH20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5:.EH20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6:.EH20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7:.EH20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number-columns-repeated="4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08:.EH208])" office:value-type="float" office:value="112" calcext:value-type="float">
            <text:p>112</text:p>
          </table:table-cell>
          <table:table-cell table:number-columns-repeated="88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09:.EH20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10:.EH21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11:.EH21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veloper,maintain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12:.EH212])" office:value-type="float" office:value="110" calcext:value-type="float">
            <text:p>110</text:p>
          </table:table-cell>
          <table:table-cell table:number-columns-repeated="88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13:.EH21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14:.EH21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15:.EH21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openstreetmap</text:p>
          </table:table-cell>
          <table:table-cell office:value-type="string" calcext:value-type="string">
            <text:p>mapper,designer,community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anager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usability-designer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ntributor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nage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16:.EH216])" office:value-type="float" office:value="128" calcext:value-type="float">
            <text:p>128</text:p>
          </table:table-cell>
          <table:table-cell table:number-columns-repeated="88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17:.EH21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DE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18:.EH218])" office:value-type="float" office:value="13" calcext:value-type="float">
            <text:p>13</text:p>
          </table:table-cell>
          <table:table-cell table:number-columns-repeated="88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kde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19:.EH219])" office:value-type="float" office:value="118" calcext:value-type="float">
            <text:p>118</text:p>
          </table:table-cell>
          <table:table-cell table:number-columns-repeated="88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0:.EH22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1:.EH22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url</text:p>
          </table:table-cell>
          <table:table-cell office:value-type="string" calcext:value-type="string">
            <text:p>develop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veloper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22:.EH222])" office:value-type="float" office:value="44" calcext:value-type="float">
            <text:p>44</text:p>
          </table:table-cell>
          <table:table-cell table:number-columns-repeated="88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3:.EH22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4:.EH22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5:.EH22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226:.EH226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27:.EH22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veloper</text:p>
          </table:table-cell>
          <table:table-cell office:value-type="float" office:value="0.5" calcext:value-type="float">
            <text:p>0,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eveloper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table:number-columns-repeated="3" office:value-type="string" calcext:value-type="string">
            <text:p>neutra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28:.EH228])" office:value-type="float" office:value="109" calcext:value-type="float">
            <text:p>109</text:p>
          </table:table-cell>
          <table:table-cell table:number-columns-repeated="88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29:.EH229])" office:value-type="float" office:value="32" calcext:value-type="float">
            <text:p>32</text:p>
          </table:table-cell>
          <table:table-cell table:number-columns-repeated="88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0:.EH23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1:.EH23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4" office:value-type="string" calcext:value-type="string">
            <text:p>a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4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32:.EH232])" office:value-type="float" office:value="110" calcext:value-type="float">
            <text:p>110</text:p>
          </table:table-cell>
          <table:table-cell table:number-columns-repeated="88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33:.EH233])" office:value-type="float" office:value="115" calcext:value-type="float">
            <text:p>115</text:p>
          </table:table-cell>
          <table:table-cell table:number-columns-repeated="88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34:.EH234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ug-fixer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/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235:.EH235])" office:value-type="float" office:value="99" calcext:value-type="float">
            <text:p>99</text:p>
          </table:table-cell>
          <table:table-cell table:number-columns-repeated="88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6:.EH23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7:.EH23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8:.EH23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39:.EH23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0:.EH24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/>
          <table:table-cell table:number-columns-repeated="2" office:value-type="string" calcext:value-type="string">
            <text:p>used3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ba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41:.EH241])" office:value-type="float" office:value="114" calcext:value-type="float">
            <text:p>114</text:p>
          </table:table-cell>
          <table:table-cell table:number-columns-repeated="88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eveloper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242:.EH242])" office:value-type="float" office:value="50" calcext:value-type="float">
            <text:p>50</text:p>
          </table:table-cell>
          <table:table-cell table:number-columns-repeated="88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3:.EH24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4:.EH24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5:.EH24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6:.EH24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7:.EH24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48:.EH24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9"/>
          <table:table-cell office:value-type="string" calcext:value-type="string">
            <text:p>neutral</text:p>
          </table:table-cell>
          <table:table-cell table:number-columns-repeated="9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249:.EH249])" office:value-type="float" office:value="40" calcext:value-type="float">
            <text:p>40</text:p>
          </table:table-cell>
          <table:table-cell table:number-columns-repeated="88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0:.EH25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1:.EH25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2:.EH25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53:.EH253])" office:value-type="float" office:value="34" calcext:value-type="float">
            <text:p>34</text:p>
          </table:table-cell>
          <table:table-cell table:number-columns-repeated="88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4:.EH25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5:.EH25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56:.EH256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38-57</text:p>
          </table:table-cell>
          <table:table-cell/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eveloper,manager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7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formula="of:=COUNTA([.B257:.EH257])" office:value-type="float" office:value="87" calcext:value-type="float">
            <text:p>87</text:p>
          </table:table-cell>
          <table:table-cell table:number-columns-repeated="88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58:.EH25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eveloper,translator</text:p>
          </table:table-cell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4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59:.EH259])" office:value-type="float" office:value="108" calcext:value-type="float">
            <text:p>108</text:p>
          </table:table-cell>
          <table:table-cell table:number-columns-repeated="882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developer,maintainer</text:p>
          </table:table-cell>
          <table:table-cell office:value-type="float" office:value="17" calcext:value-type="float">
            <text:p>17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60:.EH260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rea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ntoo-linux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t</text:p>
          </table:table-cell>
          <table:table-cell office:value-type="string" calcext:value-type="string">
            <text:p>contributor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5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61:.EH261])" office:value-type="float" office:value="119" calcext:value-type="float">
            <text:p>119</text:p>
          </table:table-cell>
          <table:table-cell table:number-columns-repeated="88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62:.EH26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63:.EH26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64:.EH26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265:.EH265])" office:value-type="float" office:value="97" calcext:value-type="float">
            <text:p>97</text:p>
          </table:table-cell>
          <table:table-cell table:number-columns-repeated="88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veloper,manag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ckager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66:.EH266])" office:value-type="float" office:value="120" calcext:value-type="float">
            <text:p>120</text:p>
          </table:table-cell>
          <table:table-cell table:number-columns-repeated="88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267:.EH267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68:.EH26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69:.EH26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chromium</text:p>
          </table:table-cell>
          <table:table-cell office:value-type="string" calcext:value-type="string">
            <text:p>bug-triager,bug-reporter,community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ug-reporter,bug-fixer,contributor</text:p>
          </table:table-cell>
          <table:table-cell office:value-type="float" office:value="3" calcext:value-type="float">
            <text:p>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ug-fixer,bug-reporter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creator</text:p>
          </table:table-cell>
          <table:table-cell office:value-type="float" office:value="0.1" calcext:value-type="float">
            <text:p>0,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9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a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70:.EH270])" office:value-type="float" office:value="115" calcext:value-type="float">
            <text:p>115</text:p>
          </table:table-cell>
          <table:table-cell table:number-columns-repeated="88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71:.EH27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4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272:.EH272])" office:value-type="float" office:value="91" calcext:value-type="float">
            <text:p>91</text:p>
          </table:table-cell>
          <table:table-cell table:number-columns-repeated="88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,documentation</text:p>
          </table:table-cell>
          <table:table-cell office:value-type="float" office:value="13" calcext:value-type="float">
            <text:p>1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5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73:.EH273])" office:value-type="float" office:value="116" calcext:value-type="float">
            <text:p>116</text:p>
          </table:table-cell>
          <table:table-cell table:number-columns-repeated="88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74:.EH27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reator,developer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signer,develope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table:number-columns-repeated="2"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75:.EH275])" office:value-type="float" office:value="121" calcext:value-type="float">
            <text:p>121</text:p>
          </table:table-cell>
          <table:table-cell table:number-columns-repeated="88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76:.EH27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77:.EH27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78:.EH27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79:.EH279])" office:value-type="float" office:value="112" calcext:value-type="float">
            <text:p>112</text:p>
          </table:table-cell>
          <table:table-cell table:number-columns-repeated="88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80:.EH28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81:.EH28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82:.EH282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83:.EH28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84:.EH284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85:.EH28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dministrator,tester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dministrator,tester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ministrator,tester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86:.EH286])" office:value-type="float" office:value="24" calcext:value-type="float">
            <text:p>24</text:p>
          </table:table-cell>
          <table:table-cell table:number-columns-repeated="88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87:.EH287])" office:value-type="float" office:value="35" calcext:value-type="float">
            <text:p>35</text:p>
          </table:table-cell>
          <table:table-cell table:number-columns-repeated="88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88:.EH28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aintainer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dministrator</text:p>
          </table:table-cell>
          <table:table-cell office:value-type="float" office:value="9" calcext:value-type="float">
            <text:p>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aintainer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289:.EH289])" office:value-type="float" office:value="50" calcext:value-type="float">
            <text:p>50</text:p>
          </table:table-cell>
          <table:table-cell table:number-columns-repeated="88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5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90:.EH290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91:.EH29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92:.EH292])" office:value-type="float" office:value="32" calcext:value-type="float">
            <text:p>32</text:p>
          </table:table-cell>
          <table:table-cell table:number-columns-repeated="882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developer,researcher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developer,researcher</text:p>
          </table:table-cell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esearcher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eveloper,research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93:.EH293])" office:value-type="float" office:value="122" calcext:value-type="float">
            <text:p>122</text:p>
          </table:table-cell>
          <table:table-cell table:number-columns-repeated="88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aintainer</text:p>
          </table:table-cell>
          <table:table-cell office:value-type="float" office:value="1.5" calcext:value-type="float">
            <text:p>1,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294:.EH294])" office:value-type="float" office:value="109" calcext:value-type="float">
            <text:p>109</text:p>
          </table:table-cell>
          <table:table-cell table:number-columns-repeated="88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295:.EH295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96:.EH29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2" office:value-type="string" calcext:value-type="string">
            <text:p>confus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5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297:.EH297])" office:value-type="float" office:value="120" calcext:value-type="float">
            <text:p>120</text:p>
          </table:table-cell>
          <table:table-cell table:number-columns-repeated="88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98:.EH29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299:.EH29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00:.EH30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01:.EH301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02:.EH30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eveloper</text:p>
          </table:table-cell>
          <table:table-cell office:value-type="float" office:value="0.6" calcext:value-type="float">
            <text:p>0,6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7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03:.EH303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5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304:.EH304])" office:value-type="float" office:value="109" calcext:value-type="float">
            <text:p>109</text:p>
          </table:table-cell>
          <table:table-cell table:number-columns-repeated="88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05:.EH305])" office:value-type="float" office:value="102" calcext:value-type="float">
            <text:p>102</text:p>
          </table:table-cell>
          <table:table-cell table:number-columns-repeated="88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maintainer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9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06:.EH306])" office:value-type="float" office:value="57" calcext:value-type="float">
            <text:p>57</text:p>
          </table:table-cell>
          <table:table-cell table:number-columns-repeated="88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07:.EH30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08:.EH30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09:.EH30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10:.EH310])" office:value-type="float" office:value="34" calcext:value-type="float">
            <text:p>34</text:p>
          </table:table-cell>
          <table:table-cell table:number-columns-repeated="88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tribut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lex-grid-framework</text:p>
          </table:table-cell>
          <table:table-cell office:value-type="string" calcext:value-type="string">
            <text:p>maintainer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11:.EH311])" office:value-type="float" office:value="108" calcext:value-type="float">
            <text:p>108</text:p>
          </table:table-cell>
          <table:table-cell table:number-columns-repeated="88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eveloper</text:p>
          </table:table-cell>
          <table:table-cell office:value-type="float" office:value="12" calcext:value-type="float">
            <text:p>1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eveloper</text:p>
          </table:table-cell>
          <table:table-cell office:value-type="float" office:value="11" calcext:value-type="float">
            <text:p>1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312:.EH312])" office:value-type="float" office:value="119" calcext:value-type="float">
            <text:p>119</text:p>
          </table:table-cell>
          <table:table-cell table:number-columns-repeated="88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13:.EH31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esigner,developer,teste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14:.EH314])" office:value-type="float" office:value="61" calcext:value-type="float">
            <text:p>61</text:p>
          </table:table-cell>
          <table:table-cell table:number-columns-repeated="88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in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6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6"/>
          <table:table-cell office:value-type="string" calcext:value-type="string">
            <text:p>help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15:.EH315])" office:value-type="float" office:value="31" calcext:value-type="float">
            <text:p>31</text:p>
          </table:table-cell>
          <table:table-cell table:number-columns-repeated="88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16:.EH31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translator,developer,bug-triager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17:.EH317])" office:value-type="float" office:value="60" calcext:value-type="float">
            <text:p>60</text:p>
          </table:table-cell>
          <table:table-cell table:number-columns-repeated="88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patcher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contributor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318:.EH318])" office:value-type="float" office:value="117" calcext:value-type="float">
            <text:p>117</text:p>
          </table:table-cell>
          <table:table-cell table:number-columns-repeated="88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me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ntos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enstack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/>
          <table:table-cell table:number-columns-repeated="3"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help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19:.EH319])" office:value-type="float" office:value="70" calcext:value-type="float">
            <text:p>70</text:p>
          </table:table-cell>
          <table:table-cell table:number-columns-repeated="88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release-manager</text:p>
          </table:table-cell>
          <table:table-cell office:value-type="float" office:value="10.1" calcext:value-type="float">
            <text:p>10,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developer,manager</text:p>
          </table:table-cell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maintainer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20:.EH320])" office:value-type="float" office:value="41" calcext:value-type="float">
            <text:p>41</text:p>
          </table:table-cell>
          <table:table-cell table:number-columns-repeated="88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esigner,developer,teste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321:.EH321])" office:value-type="float" office:value="117" calcext:value-type="float">
            <text:p>117</text:p>
          </table:table-cell>
          <table:table-cell table:number-columns-repeated="88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/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22:.EH322])" office:value-type="float" office:value="104" calcext:value-type="float">
            <text:p>104</text:p>
          </table:table-cell>
          <table:table-cell table:number-columns-repeated="88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23:.EH323])" office:value-type="float" office:value="15" calcext:value-type="float">
            <text:p>15</text:p>
          </table:table-cell>
          <table:table-cell table:number-columns-repeated="88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24:.EH32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pt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25:.EH325])" office:value-type="float" office:value="25" calcext:value-type="float">
            <text:p>25</text:p>
          </table:table-cell>
          <table:table-cell table:number-columns-repeated="88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26:.EH32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27:.EH327])" office:value-type="float" office:value="34" calcext:value-type="float">
            <text:p>34</text:p>
          </table:table-cell>
          <table:table-cell table:number-columns-repeated="88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28:.EH32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packag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/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29:.EH329])" office:value-type="float" office:value="31" calcext:value-type="float">
            <text:p>31</text:p>
          </table:table-cell>
          <table:table-cell table:number-columns-repeated="88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maintainer 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4"/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7"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30:.EH330])" office:value-type="float" office:value="108" calcext:value-type="float">
            <text:p>108</text:p>
          </table:table-cell>
          <table:table-cell table:number-columns-repeated="88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1:.EH33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2:.EH33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CZ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ntributor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org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3</text:p>
          </table:table-cell>
          <table:table-cell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table:number-columns-repeated="6"/>
          <table:table-cell table:number-columns-repeated="3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string" calcext:value-type="string">
            <text:p>a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5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5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33:.EH333])" office:value-type="float" office:value="121" calcext:value-type="float">
            <text:p>121</text:p>
          </table:table-cell>
          <table:table-cell table:number-columns-repeated="88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34:.EH334])" office:value-type="float" office:value="116" calcext:value-type="float">
            <text:p>116</text:p>
          </table:table-cell>
          <table:table-cell table:number-columns-repeated="88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5:.EH33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336:.EH336])" office:value-type="float" office:value="117" calcext:value-type="float">
            <text:p>117</text:p>
          </table:table-cell>
          <table:table-cell table:number-columns-repeated="88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7:.EH33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8:.EH33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39:.EH33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40:.EH34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ate</text:p>
          </table:table-cell>
          <table:table-cell office:value-type="string" calcext:value-type="string">
            <text:p>packager,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qa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bia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41:.EH341])" office:value-type="float" office:value="60" calcext:value-type="float">
            <text:p>60</text:p>
          </table:table-cell>
          <table:table-cell table:number-columns-repeated="88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4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formula="of:=COUNTA([.B342:.EH342])" office:value-type="float" office:value="112" calcext:value-type="float">
            <text:p>112</text:p>
          </table:table-cell>
          <table:table-cell table:number-columns-repeated="882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designer,developer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7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/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343:.EH343])" office:value-type="float" office:value="98" calcext:value-type="float">
            <text:p>98</text:p>
          </table:table-cell>
          <table:table-cell table:number-columns-repeated="88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4" office:value-type="string" calcext:value-type="string">
            <text:p>confused</text:p>
          </table:table-cell>
          <table:table-cell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44:.EH344])" office:value-type="float" office:value="118" calcext:value-type="float">
            <text:p>118</text:p>
          </table:table-cell>
          <table:table-cell table:number-columns-repeated="88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45:.EH34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zilla</text:p>
          </table:table-cell>
          <table:table-cell office:value-type="string" calcext:value-type="string">
            <text:p>contributor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firefox 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5"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7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46:.EH346])" office:value-type="float" office:value="57" calcext:value-type="float">
            <text:p>57</text:p>
          </table:table-cell>
          <table:table-cell table:number-columns-repeated="88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47:.EH347])" office:value-type="float" office:value="114" calcext:value-type="float">
            <text:p>114</text:p>
          </table:table-cell>
          <table:table-cell table:number-columns-repeated="88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48:.EH34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5.1" calcext:value-type="float">
            <text:p>5,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eveloper</text:p>
          </table:table-cell>
          <table:table-cell office:value-type="float" office:value="5.1" calcext:value-type="float">
            <text:p>5,1</text:p>
          </table:table-cell>
          <table:table-cell table:number-columns-repeated="31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49:.EH349])" office:value-type="float" office:value="21" calcext:value-type="float">
            <text:p>21</text:p>
          </table:table-cell>
          <table:table-cell table:number-columns-repeated="88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0:.EH35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51:.EH351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2:.EH35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fce</text:p>
          </table:table-cell>
          <table:table-cell office:value-type="string" calcext:value-type="string">
            <text:p>support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string" calcext:value-type="string">
            <text:p>a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53:.EH353])" office:value-type="float" office:value="104" calcext:value-type="float">
            <text:p>104</text:p>
          </table:table-cell>
          <table:table-cell table:number-columns-repeated="88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54:.EH354])" office:value-type="float" office:value="34" calcext:value-type="float">
            <text:p>34</text:p>
          </table:table-cell>
          <table:table-cell table:number-columns-repeated="88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5:.EH35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6:.EH35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7:.EH35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8:.EH35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59:.EH35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60:.EH36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aintainer,developer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61:.EH361])" office:value-type="float" office:value="122" calcext:value-type="float">
            <text:p>122</text:p>
          </table:table-cell>
          <table:table-cell table:number-columns-repeated="88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62:.EH36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63:.EH36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translator</text:p>
          </table:table-cell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translat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ed-editor-scripts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64:.EH364])" office:value-type="float" office:value="30" calcext:value-type="float">
            <text:p>30</text:p>
          </table:table-cell>
          <table:table-cell table:number-columns-repeated="882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65:.EH36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ediawiki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13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66:.EH366])" office:value-type="float" office:value="42" calcext:value-type="float">
            <text:p>42</text:p>
          </table:table-cell>
          <table:table-cell table:number-columns-repeated="882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67:.EH367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68:.EH36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  <table:table-cell office:value-type="string" calcext:value-type="string">
            <text:p>a3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69:.EH369])" office:value-type="float" office:value="13" calcext:value-type="float">
            <text:p>13</text:p>
          </table:table-cell>
          <table:table-cell table:number-columns-repeated="882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70:.EH37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71:.EH371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72:.EH37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73:.EH37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74:.EH37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75:.EH375])" office:value-type="float" office:value="29" calcext:value-type="float">
            <text:p>29</text:p>
          </table:table-cell>
          <table:table-cell table:number-columns-repeated="88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376:.EH376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administrator,developer,designer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esign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77:.EH377])" office:value-type="float" office:value="51" calcext:value-type="float">
            <text:p>51</text:p>
          </table:table-cell>
          <table:table-cell table:number-columns-repeated="88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78:.EH37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p-modules</text:p>
          </table:table-cell>
          <table:table-cell office:value-type="string" calcext:value-type="string">
            <text:p>developer</text:p>
          </table:table-cell>
          <table:table-cell office:value-type="float" office:value="0.5" calcext:value-type="float">
            <text:p>0,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/>
          <table:table-cell office:value-type="string" calcext:value-type="string">
            <text:p>used4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79:.EH379])" office:value-type="float" office:value="39" calcext:value-type="float">
            <text:p>39</text:p>
          </table:table-cell>
          <table:table-cell table:number-columns-repeated="88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zilla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hel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formula="of:=COUNTA([.B380:.EH380])" office:value-type="float" office:value="105" calcext:value-type="float">
            <text:p>105</text:p>
          </table:table-cell>
          <table:table-cell table:number-columns-repeated="88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4.145" calcext:value-type="float">
            <text:p>144,145</text:p>
          </table:table-cell>
          <table:table-cell office:value-type="string" calcext:value-type="string">
            <text:p>maintainer,developer</text:p>
          </table:table-cell>
          <table:table-cell office:value-type="float" office:value="5.5" calcext:value-type="float">
            <text:p>5,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maintainer,contributor</text:p>
          </table:table-cell>
          <table:table-cell office:value-type="float" office:value="3.1" calcext:value-type="float">
            <text:p>3,1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maintainer,contributor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381:.EH381])" office:value-type="float" office:value="54" calcext:value-type="float">
            <text:p>54</text:p>
          </table:table-cell>
          <table:table-cell table:number-columns-repeated="88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82:.EH38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83:.EH383])" office:value-type="float" office:value="96" calcext:value-type="float">
            <text:p>96</text:p>
          </table:table-cell>
          <table:table-cell table:number-columns-repeated="88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4"/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4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84:.EH384])" office:value-type="float" office:value="112" calcext:value-type="float">
            <text:p>112</text:p>
          </table:table-cell>
          <table:table-cell table:number-columns-repeated="88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85:.EH38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11" office:value-type="string" calcext:value-type="string">
            <text:p>used1</text:p>
          </table:table-cell>
          <table:table-cell table:number-columns-repeated="11"/>
          <table:table-cell table:number-columns-repeated="7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5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386:.EH386])" office:value-type="float" office:value="77" calcext:value-type="float">
            <text:p>77</text:p>
          </table:table-cell>
          <table:table-cell table:number-columns-repeated="88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87:.EH38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88:.EH38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bug-repor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bug-reporter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389:.EH389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0:.EH39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developer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3</text:p>
          </table:table-cell>
          <table:table-cell table:number-columns-repeated="8" office:value-type="string" calcext:value-type="string">
            <text:p>used1</text:p>
          </table:table-cell>
          <table:table-cell/>
          <table:table-cell table:number-columns-repeated="2" office:value-type="string" calcext:value-type="string">
            <text:p>good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91:.EH391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2:.EH39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3:.EH39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394:.EH394])" office:value-type="float" office:value="65" calcext:value-type="float">
            <text:p>65</text:p>
          </table:table-cell>
          <table:table-cell table:number-columns-repeated="88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5:.EH39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contributor,packag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396:.EH396])" office:value-type="float" office:value="122" calcext:value-type="float">
            <text:p>122</text:p>
          </table:table-cell>
          <table:table-cell table:number-columns-repeated="88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ozilla</text:p>
          </table:table-cell>
          <table:table-cell office:value-type="string" calcext:value-type="string">
            <text:p>developer,reviewer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eveloper</text:p>
          </table:table-cell>
          <table:table-cell office:value-type="float" office:value="0.5" calcext:value-type="float">
            <text:p>0,5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397:.EH397])" office:value-type="float" office:value="32" calcext:value-type="float">
            <text:p>32</text:p>
          </table:table-cell>
          <table:table-cell table:number-columns-repeated="88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8:.EH39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399:.EH39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0:.EH40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contributor</text:p>
          </table:table-cell>
          <table:table-cell office:value-type="float" office:value="4" calcext:value-type="float">
            <text:p>4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reator</text:p>
          </table:table-cell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skell</text:p>
          </table:table-cell>
          <table:table-cell office:value-type="string" calcext:value-type="string">
            <text:p>developer,patch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ba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help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a3</text:p>
          </table:table-cell>
          <table:table-cell table:number-columns-repeated="4"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01:.EH401])" office:value-type="float" office:value="130" calcext:value-type="float">
            <text:p>130</text:p>
          </table:table-cell>
          <table:table-cell table:number-columns-repeated="88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eebsd</text:p>
          </table:table-cell>
          <table:table-cell office:value-type="string" calcext:value-type="string">
            <text:p>contribu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stgresql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patcher,contributor</text:p>
          </table:table-cell>
          <table:table-cell office:value-type="float" office:value="15.1" calcext:value-type="float">
            <text:p>15,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/>
          <table:table-cell table:number-columns-repeated="2" office:value-type="string" calcext:value-type="string">
            <text:p>good</text:p>
          </table:table-cell>
          <table:table-cell/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3</text:p>
          </table:table-cell>
          <table:table-cell table:number-columns-repeated="10"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02:.EH402])" office:value-type="float" office:value="117" calcext:value-type="float">
            <text:p>117</text:p>
          </table:table-cell>
          <table:table-cell table:number-columns-repeated="88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3:.EH40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4:.EH40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5:.EH40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6:.EH40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7:.EH40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08:.EH40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diawiki</text:p>
          </table:table-cell>
          <table:table-cell office:value-type="string" calcext:value-type="string">
            <text:p>developer</text:p>
          </table:table-cell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09:.EH409])" office:value-type="float" office:value="37" calcext:value-type="float">
            <text:p>37</text:p>
          </table:table-cell>
          <table:table-cell table:number-columns-repeated="88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</text:p>
          </table:table-cell>
          <table:table-cell office:value-type="float" office:value="0.9" calcext:value-type="float">
            <text:p>0,9</text:p>
          </table:table-cell>
          <table:table-cell table:number-columns-repeated="12"/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string" calcext:value-type="string">
            <text:p>hel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10:.EH410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11:.EH41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12:.EH41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reat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13:.EH413])" office:value-type="float" office:value="127" calcext:value-type="float">
            <text:p>127</text:p>
          </table:table-cell>
          <table:table-cell table:number-columns-repeated="88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14:.EH41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15:.EH415])" office:value-type="float" office:value="15" calcext:value-type="float">
            <text:p>15</text:p>
          </table:table-cell>
          <table:table-cell table:number-columns-repeated="88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16:.EH41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17:.EH41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erl6</text:p>
          </table:table-cell>
          <table:table-cell office:value-type="string" calcext:value-type="string">
            <text:p>tester,documentation,develo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rl5</text:p>
          </table:table-cell>
          <table:table-cell office:value-type="string" calcext:value-type="string">
            <text:p>documentation</text:p>
          </table:table-cell>
          <table:table-cell office:value-type="float" office:value="2" calcext:value-type="float">
            <text:p>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developer,bug-fixer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/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/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/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418:.EH418])" office:value-type="float" office:value="97" calcext:value-type="float">
            <text:p>97</text:p>
          </table:table-cell>
          <table:table-cell table:number-columns-repeated="88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19:.EH41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20:.EH42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21:.EH42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22:.EH42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aintainer,creator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aintainer,creator</text:p>
          </table:table-cell>
          <table:table-cell office:value-type="float" office:value="0.7" calcext:value-type="float">
            <text:p>0,7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23:.EH423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165.166" calcext:value-type="float">
            <text:p>165,166</text:p>
          </table:table-cell>
          <table:table-cell office:value-type="string" calcext:value-type="string">
            <text:p>creator</text:p>
          </table:table-cell>
          <table:table-cell office:value-type="float" office:value="3" calcext:value-type="float">
            <text:p>3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cre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24:.EH424])" office:value-type="float" office:value="126" calcext:value-type="float">
            <text:p>126</text:p>
          </table:table-cell>
          <table:table-cell table:number-columns-repeated="88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25:.EH42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em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ython-modules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3"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4" office:value-type="string" calcext:value-type="string">
            <text:p>hel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426:.EH426])" office:value-type="float" office:value="125" calcext:value-type="float">
            <text:p>125</text:p>
          </table:table-cell>
          <table:table-cell table:number-columns-repeated="88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27:.EH42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,tester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ug-fix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bug-fixer,tester</text:p>
          </table:table-cell>
          <table:table-cell office:value-type="float" office:value="0.1" calcext:value-type="float">
            <text:p>0,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developer,te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-project</text:p>
          </table:table-cell>
          <table:table-cell office:value-type="string" calcext:value-type="string">
            <text:p>developer,te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28:.EH428])" office:value-type="float" office:value="131" calcext:value-type="float">
            <text:p>131</text:p>
          </table:table-cell>
          <table:table-cell table:number-columns-repeated="88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29:.EH42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0:.EH43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1:.EH43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2:.EH43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qt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string" calcext:value-type="string">
            <text:p>neutral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/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table:number-columns-repeated="3"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33:.EH433])" office:value-type="float" office:value="107" calcext:value-type="float">
            <text:p>107</text:p>
          </table:table-cell>
          <table:table-cell table:number-columns-repeated="88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4:.EH43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5:.EH43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4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table:number-columns-repeated="5"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36:.EH436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7:.EH43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/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38:.EH438])" office:value-type="float" office:value="97" calcext:value-type="float">
            <text:p>97</text:p>
          </table:table-cell>
          <table:table-cell table:number-columns-repeated="88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39:.EH43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0:.EH44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441:.EH441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2:.EH44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3:.EH44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4:.EH44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5:.EH44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6:.EH44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7:.EH44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string" calcext:value-type="string">
            <text:p>used4</text:p>
          </table:table-cell>
          <table:table-cell table:number-columns-repeated="8"/>
          <table:table-cell office:value-type="string" calcext:value-type="string">
            <text:p>bad</text:p>
          </table:table-cell>
          <table:table-cell table:number-columns-repeated="10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448:.EH448])" office:value-type="float" office:value="48" calcext:value-type="float">
            <text:p>48</text:p>
          </table:table-cell>
          <table:table-cell table:number-columns-repeated="88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49:.EH44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0:.EH45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1:.EH45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2:.EH45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PL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53:.EH453])" office:value-type="float" office:value="121" calcext:value-type="float">
            <text:p>121</text:p>
          </table:table-cell>
          <table:table-cell table:number-columns-repeated="88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4:.EH45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5:.EH45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6:.EH45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7:.EH45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58:.EH45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ocumentation,contributor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59:.EH459])" office:value-type="float" office:value="127" calcext:value-type="float">
            <text:p>127</text:p>
          </table:table-cell>
          <table:table-cell table:number-columns-repeated="88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veloper,manag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iawiki</text:p>
          </table:table-cell>
          <table:table-cell office:value-type="string" calcext:value-type="string">
            <text:p>developer,manager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aintainer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eveloper,manag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60:.EH460])" office:value-type="float" office:value="120" calcext:value-type="float">
            <text:p>120</text:p>
          </table:table-cell>
          <table:table-cell table:number-columns-repeated="88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461:.EH461])" office:value-type="float" office:value="65" calcext:value-type="float">
            <text:p>65</text:p>
          </table:table-cell>
          <table:table-cell table:number-columns-repeated="88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62:.EH46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63:.EH46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64:.EH46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4</text:p>
          </table:table-cell>
          <table:table-cell/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a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65:.EH465])" office:value-type="float" office:value="95" calcext:value-type="float">
            <text:p>95</text:p>
          </table:table-cell>
          <table:table-cell table:number-columns-repeated="88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66:.EH466])" office:value-type="float" office:value="15" calcext:value-type="float">
            <text:p>15</text:p>
          </table:table-cell>
          <table:table-cell table:number-columns-repeated="88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rg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too-linux</text:p>
          </table:table-cell>
          <table:table-cell office:value-type="string" calcext:value-type="string">
            <text:p>maintainer,member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467:.EH467])" office:value-type="float" office:value="126" calcext:value-type="float">
            <text:p>126</text:p>
          </table:table-cell>
          <table:table-cell table:number-columns-repeated="88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68:.EH46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69:.EH46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0:.EH47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developer,bug-fixer</text:p>
          </table:table-cell>
          <table:table-cell office:value-type="float" office:value="20" calcext:value-type="float">
            <text:p>2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4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4"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471:.EH471])" office:value-type="float" office:value="42" calcext:value-type="float">
            <text:p>42</text:p>
          </table:table-cell>
          <table:table-cell table:number-columns-repeated="882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2:.EH47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3:.EH47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4:.EH47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5:.EH47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76:.EH476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3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8" office:value-type="string" calcext:value-type="string">
            <text:p>a1</text:p>
          </table:table-cell>
          <table:table-cell table:number-columns-repeated="3"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77:.EH477])" office:value-type="float" office:value="90" calcext:value-type="float">
            <text:p>90</text:p>
          </table:table-cell>
          <table:table-cell table:number-columns-repeated="88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8:.EH47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79:.EH47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20" calcext:value-type="float">
            <text:p>2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480:.EH480])" office:value-type="float" office:value="121" calcext:value-type="float">
            <text:p>121</text:p>
          </table:table-cell>
          <table:table-cell table:number-columns-repeated="882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81:.EH48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82:.EH48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eator,maintain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83:.EH483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6-31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484:.EH484])" office:value-type="float" office:value="30" calcext:value-type="float">
            <text:p>30</text:p>
          </table:table-cell>
          <table:table-cell table:number-columns-repeated="88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85:.EH485])" office:value-type="float" office:value="27" calcext:value-type="float">
            <text:p>27</text:p>
          </table:table-cell>
          <table:table-cell table:number-columns-repeated="88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us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uppet</text:p>
          </table:table-cell>
          <table:table-cell office:value-type="string" calcext:value-type="string">
            <text:p>user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ad</text:p>
          </table:table-cell>
          <table:table-cell table:number-columns-repeated="4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486:.EH486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87:.EH487])" office:value-type="float" office:value="97" calcext:value-type="float">
            <text:p>97</text:p>
          </table:table-cell>
          <table:table-cell table:number-columns-repeated="88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88:.EH48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89:.EH48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,contributo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ust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ystemd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contributo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490:.EH490])" office:value-type="float" office:value="135" calcext:value-type="float">
            <text:p>135</text:p>
          </table:table-cell>
          <table:table-cell table:number-columns-repeated="88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7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491:.EH491])" office:value-type="float" office:value="94" calcext:value-type="float">
            <text:p>94</text:p>
          </table:table-cell>
          <table:table-cell table:number-columns-repeated="88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92:.EH49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93:.EH49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ba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94:.EH494])" office:value-type="float" office:value="34" calcext:value-type="float">
            <text:p>34</text:p>
          </table:table-cell>
          <table:table-cell table:number-columns-repeated="88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95:.EH495])" office:value-type="float" office:value="15" calcext:value-type="float">
            <text:p>15</text:p>
          </table:table-cell>
          <table:table-cell table:number-columns-repeated="88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96:.EH49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97:.EH49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BR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498:.EH498])" office:value-type="float" office:value="28" calcext:value-type="float">
            <text:p>28</text:p>
          </table:table-cell>
          <table:table-cell table:number-columns-repeated="88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499:.EH49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reator,developer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00:.EH500])" office:value-type="float" office:value="120" calcext:value-type="float">
            <text:p>120</text:p>
          </table:table-cell>
          <table:table-cell table:number-columns-repeated="88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a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COUNTA([.B501:.EH501])" office:value-type="float" office:value="105" calcext:value-type="float">
            <text:p>105</text:p>
          </table:table-cell>
          <table:table-cell table:number-columns-repeated="882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02:.EH50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eveloper</text:p>
          </table:table-cell>
          <table:table-cell office:value-type="float" office:value="6" calcext:value-type="float">
            <text:p>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03:.EH503])" office:value-type="float" office:value="128" calcext:value-type="float">
            <text:p>128</text:p>
          </table:table-cell>
          <table:table-cell table:number-columns-repeated="882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04:.EH50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05:.EH505])" office:value-type="float" office:value="112" calcext:value-type="float">
            <text:p>112</text:p>
          </table:table-cell>
          <table:table-cell table:number-columns-repeated="88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string" calcext:value-type="string">
            <text:p>confused</text:p>
          </table:table-cell>
          <table:table-cell/>
          <table:table-cell office:value-type="string" calcext:value-type="string">
            <text:p>confus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506:.EH506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/>
          <table:table-cell table:number-columns-repeated="2" office:value-type="string" calcext:value-type="string">
            <text:p>a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A([.B507:.EH507])" office:value-type="float" office:value="102" calcext:value-type="float">
            <text:p>102</text:p>
          </table:table-cell>
          <table:table-cell table:number-columns-repeated="88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reator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table:number-columns-repeated="2"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508:.EH508])" office:value-type="float" office:value="108" calcext:value-type="float">
            <text:p>108</text:p>
          </table:table-cell>
          <table:table-cell table:number-columns-repeated="882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09:.EH509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10:.EH510])" office:value-type="float" office:value="15" calcext:value-type="float">
            <text:p>15</text:p>
          </table:table-cell>
          <table:table-cell table:number-columns-repeated="882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1:.EH51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developer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12:.EH512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3:.EH51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9"/>
          <table:table-cell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used4</text:p>
          </table:table-cell>
          <table:table-cell/>
          <table:table-cell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a4</text:p>
          </table:table-cell>
          <table:table-cell table:number-columns-repeated="2"/>
          <table:table-cell office:value-type="string" calcext:value-type="string">
            <text:p>a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COUNTA([.B514:.EH514])" office:value-type="float" office:value="94" calcext:value-type="float">
            <text:p>94</text:p>
          </table:table-cell>
          <table:table-cell table:number-columns-repeated="88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5:.EH51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6:.EH51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7:.EH51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18:.EH51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translator,patc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ome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bug-fixer,developer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19:.EH519])" office:value-type="float" office:value="125" calcext:value-type="float">
            <text:p>125</text:p>
          </table:table-cell>
          <table:table-cell table:number-columns-repeated="88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0:.EH52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1:.EH52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2:.EH52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3:.EH52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24:.EH524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5:.EH52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26:.EH526])" office:value-type="float" office:value="55" calcext:value-type="float">
            <text:p>55</text:p>
          </table:table-cell>
          <table:table-cell table:number-columns-repeated="88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7:.EH52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28:.EH52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aintainer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developer,maintain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4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529:.EH529])" office:value-type="float" office:value="121" calcext:value-type="float">
            <text:p>121</text:p>
          </table:table-cell>
          <table:table-cell table:number-columns-repeated="88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0:.EH53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ntributor</text:p>
          </table:table-cell>
          <table:table-cell office:value-type="float" office:value="0.3" calcext:value-type="float">
            <text:p>0,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re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contributor</text:p>
          </table:table-cell>
          <table:table-cell office:value-type="float" office:value="3.1" calcext:value-type="float">
            <text:p>3,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31:.EH531])" office:value-type="float" office:value="116" calcext:value-type="float">
            <text:p>116</text:p>
          </table:table-cell>
          <table:table-cell table:number-columns-repeated="88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2:.EH53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33:.EH533])" office:value-type="float" office:value="21" calcext:value-type="float">
            <text:p>21</text:p>
          </table:table-cell>
          <table:table-cell table:number-columns-repeated="88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4:.EH53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5:.EH53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6:.EH53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7:.EH53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16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used3</text:p>
          </table:table-cell>
          <table:table-cell table:number-columns-repeated="6"/>
          <table:table-cell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4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38:.EH538])" office:value-type="float" office:value="100" calcext:value-type="float">
            <text:p>100</text:p>
          </table:table-cell>
          <table:table-cell table:number-columns-repeated="88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39:.EH53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40:.EH54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contributor,various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41:.EH541])" office:value-type="float" office:value="49" calcext:value-type="float">
            <text:p>49</text:p>
          </table:table-cell>
          <table:table-cell table:number-columns-repeated="88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42:.EH54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43:.EH54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22"/>
          <table:table-cell office:value-type="string" calcext:value-type="string">
            <text:p>used1</text:p>
          </table:table-cell>
          <table:table-cell table:number-columns-repeated="14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44:.EH544])" office:value-type="float" office:value="34" calcext:value-type="float">
            <text:p>34</text:p>
          </table:table-cell>
          <table:table-cell table:number-columns-repeated="88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contributor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4" office:value-type="string" calcext:value-type="string">
            <text:p>help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5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45:.EH545])" office:value-type="float" office:value="121" calcext:value-type="float">
            <text:p>121</text:p>
          </table:table-cell>
          <table:table-cell table:number-columns-repeated="88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46:.EH54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47:.EH547])" office:value-type="float" office:value="29" calcext:value-type="float">
            <text:p>29</text:p>
          </table:table-cell>
          <table:table-cell table:number-columns-repeated="88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48:.EH54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49:.EH54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0:.EH55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51:.EH551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2:.EH55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3:.EH55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4:.EH55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5:.EH55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6:.EH55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20" calcext:value-type="float">
            <text:p>20</text:p>
          </table:table-cell>
          <table:table-cell table:number-columns-repeated="12"/>
          <table:table-cell table:number-columns-repeated="3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/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57:.EH557])" office:value-type="float" office:value="50" calcext:value-type="float">
            <text:p>50</text:p>
          </table:table-cell>
          <table:table-cell table:number-columns-repeated="88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8:.EH55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59:.EH55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60:.EH560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61:.EH56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creator,developer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confused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5</text:p>
          </table:table-cell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62:.EH562])" office:value-type="float" office:value="104" calcext:value-type="float">
            <text:p>104</text:p>
          </table:table-cell>
          <table:table-cell table:number-columns-repeated="88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ebia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confused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63:.EH563])" office:value-type="float" office:value="116" calcext:value-type="float">
            <text:p>116</text:p>
          </table:table-cell>
          <table:table-cell table:number-columns-repeated="882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64:.EH56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65:.EH56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66:.EH56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AU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contributor,various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office:value-type="string" calcext:value-type="string">
            <text:p>help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67:.EH567])" office:value-type="float" office:value="109" calcext:value-type="float">
            <text:p>109</text:p>
          </table:table-cell>
          <table:table-cell table:number-columns-repeated="882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568:.EH568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69:.EH56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70:.EH57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3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71:.EH571])" office:value-type="float" office:value="52" calcext:value-type="float">
            <text:p>52</text:p>
          </table:table-cell>
          <table:table-cell table:number-columns-repeated="88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anag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office:value-type="string" calcext:value-type="string">
            <text:p>help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4"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1" calcext:value-type="float">
            <text:p>1</text:p>
          </table:table-cell>
          <table:table-cell table:formula="of:=COUNTA([.B572:.EH572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73:.EH57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4"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/>
          <table:table-cell table:number-columns-repeated="2" office:value-type="string" calcext:value-type="string">
            <text:p>bad</text:p>
          </table:table-cell>
          <table:table-cell/>
          <table:table-cell office:value-type="string" calcext:value-type="string">
            <text:p>ba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formula="of:=COUNTA([.B574:.EH574])" office:value-type="float" office:value="117" calcext:value-type="float">
            <text:p>117</text:p>
          </table:table-cell>
          <table:table-cell table:number-columns-repeated="88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developer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3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3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4"/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ba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5" office:value-type="string" calcext:value-type="string">
            <text:p>a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table:number-columns-repeated="4"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75:.EH575])" office:value-type="float" office:value="122" calcext:value-type="float">
            <text:p>122</text:p>
          </table:table-cell>
          <table:table-cell table:number-columns-repeated="882"/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bad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/>
          <table:table-cell office:value-type="string" calcext:value-type="string">
            <text:p>a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a4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4</text:p>
          </table:table-cell>
          <table:table-cell table:number-columns-repeated="3"/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a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576:.EH576])" office:value-type="float" office:value="94" calcext:value-type="float">
            <text:p>94</text:p>
          </table:table-cell>
          <table:table-cell table:number-columns-repeated="88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ous-projects</text:p>
          </table:table-cell>
          <table:table-cell office:value-type="string" calcext:value-type="string">
            <text:p>patcher,bug-reporter</text:p>
          </table:table-cell>
          <table:table-cell office:value-type="float" office:value="5.1" calcext:value-type="float">
            <text:p>5,1</text:p>
          </table:table-cell>
          <table:table-cell table:number-columns-repeated="9"/>
          <table:table-cell table:number-columns-repeated="3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77:.EH577])" office:value-type="float" office:value="115" calcext:value-type="float">
            <text:p>115</text:p>
          </table:table-cell>
          <table:table-cell table:number-columns-repeated="882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78:.EH57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79:.EH57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80:.EH580])" office:value-type="float" office:value="30" calcext:value-type="float">
            <text:p>30</text:p>
          </table:table-cell>
          <table:table-cell table:number-columns-repeated="88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confuse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formula="of:=COUNTA([.B581:.EH581])" office:value-type="float" office:value="109" calcext:value-type="float">
            <text:p>109</text:p>
          </table:table-cell>
          <table:table-cell table:number-columns-repeated="882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82:.EH58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38-57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83:.EH583])" office:value-type="float" office:value="13" calcext:value-type="float">
            <text:p>13</text:p>
          </table:table-cell>
          <table:table-cell table:number-columns-repeated="88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84:.EH584])" office:value-type="float" office:value="15" calcext:value-type="float">
            <text:p>15</text:p>
          </table:table-cell>
          <table:table-cell table:number-columns-repeated="88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85:.EH585])" office:value-type="float" office:value="119" calcext:value-type="float">
            <text:p>119</text:p>
          </table:table-cell>
          <table:table-cell table:number-columns-repeated="88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ebsite-workshops</text:p>
          </table:table-cell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website-workshops</text:p>
          </table:table-cell>
          <table:table-cell office:value-type="float" office:value="20" calcext:value-type="float">
            <text:p>2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website-workshops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3"/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neutral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86:.EH586])" office:value-type="float" office:value="39" calcext:value-type="float">
            <text:p>39</text:p>
          </table:table-cell>
          <table:table-cell table:number-columns-repeated="88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aintainer</text:p>
          </table:table-cell>
          <table:table-cell office:value-type="float" office:value="5" calcext:value-type="float">
            <text:p>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creator,developer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4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587:.EH587])" office:value-type="float" office:value="111" calcext:value-type="float">
            <text:p>111</text:p>
          </table:table-cell>
          <table:table-cell table:number-columns-repeated="882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88:.EH58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89:.EH58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0:.EH59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591:.EH591])" office:value-type="float" office:value="33" calcext:value-type="float">
            <text:p>33</text:p>
          </table:table-cell>
          <table:table-cell table:number-columns-repeated="882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2:.EH59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packager,security</text:p>
          </table:table-cell>
          <table:table-cell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developer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93:.EH593])" office:value-type="float" office:value="124" calcext:value-type="float">
            <text:p>124</text:p>
          </table:table-cell>
          <table:table-cell table:number-columns-repeated="882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4:.EH59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documentation</text:p>
          </table:table-cell>
          <table:table-cell office:value-type="float" office:value="3" calcext:value-type="float">
            <text:p>3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developer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developer</text:p>
          </table:table-cell>
          <table:table-cell office:value-type="float" office:value="3" calcext:value-type="float">
            <text:p>3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developer</text:p>
          </table:table-cell>
          <table:table-cell office:value-type="float" office:value="1.5" calcext:value-type="float">
            <text:p>1,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developer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595:.EH595])" office:value-type="float" office:value="118" calcext:value-type="float">
            <text:p>118</text:p>
          </table:table-cell>
          <table:table-cell table:number-columns-repeated="882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6:.EH59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confused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597:.EH597])" office:value-type="float" office:value="32" calcext:value-type="float">
            <text:p>32</text:p>
          </table:table-cell>
          <table:table-cell table:number-columns-repeated="882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8:.EH59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599:.EH59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0:.EH60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1:.EH60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2:.EH60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3:.EH60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4:.EH60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5:.EH60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6:.EH60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07:.EH60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ontributo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2"/>
          <table:table-cell office:value-type="string" calcext:value-type="string">
            <text:p>neutral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08:.EH608])" office:value-type="float" office:value="116" calcext:value-type="float">
            <text:p>116</text:p>
          </table:table-cell>
          <table:table-cell table:number-columns-repeated="88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erl</text:p>
          </table:table-cell>
          <table:table-cell office:value-type="string" calcext:value-type="string">
            <text:p>maintainer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3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09:.EH609])" office:value-type="float" office:value="107" calcext:value-type="float">
            <text:p>107</text:p>
          </table:table-cell>
          <table:table-cell table:number-columns-repeated="882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10:.EH61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611:.EH611])" office:value-type="float" office:value="12" calcext:value-type="float">
            <text:p>12</text:p>
          </table:table-cell>
          <table:table-cell table:number-columns-repeated="88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4"/>
          <table:table-cell table:number-columns-repeated="2"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a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12:.EH612])" office:value-type="float" office:value="93" calcext:value-type="float">
            <text:p>93</text:p>
          </table:table-cell>
          <table:table-cell table:number-columns-repeated="882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13:.EH61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string" calcext:value-type="string">
            <text:p>a3</text:p>
          </table:table-cell>
          <table:table-cell table:number-columns-repeated="3"/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9"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A([.B614:.EH614])" office:value-type="float" office:value="95" calcext:value-type="float">
            <text:p>95</text:p>
          </table:table-cell>
          <table:table-cell table:number-columns-repeated="88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ocker</text:p>
          </table:table-cell>
          <table:table-cell office:value-type="string" calcext:value-type="string">
            <text:p>patcher,document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patcher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documentati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4"/>
          <table:table-cell office:value-type="string" calcext:value-type="string">
            <text:p>a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formula="of:=COUNTA([.B615:.EH615])" office:value-type="float" office:value="93" calcext:value-type="float">
            <text:p>93</text:p>
          </table:table-cell>
          <table:table-cell table:number-columns-repeated="882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16:.EH61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17:.EH61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18:.EH61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619:.EH619])" office:value-type="float" office:value="21" calcext:value-type="float">
            <text:p>21</text:p>
          </table:table-cell>
          <table:table-cell table:number-columns-repeated="88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eveloper</text:p>
          </table:table-cell>
          <table:table-cell office:value-type="float" office:value="5" calcext:value-type="float">
            <text:p>5</text:p>
          </table:table-cell>
          <table:table-cell table:number-columns-repeated="19"/>
          <table:table-cell office:value-type="string" calcext:value-type="string">
            <text:p>used3</text:p>
          </table:table-cell>
          <table:table-cell table:number-columns-repeated="10"/>
          <table:table-cell office:value-type="string" calcext:value-type="string">
            <text:p>neutral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620:.EH620])" office:value-type="float" office:value="20" calcext:value-type="float">
            <text:p>20</text:p>
          </table:table-cell>
          <table:table-cell table:number-columns-repeated="882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1:.EH62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2:.EH62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3:.EH62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4:.EH62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5:.EH62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6:.EH62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7:.EH62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8:.EH62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29:.EH62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0:.EH63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1:.EH63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2:.EH63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reator</text:p>
          </table:table-cell>
          <table:table-cell office:value-type="float" office:value="3" calcext:value-type="float">
            <text:p>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developer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33:.EH633])" office:value-type="float" office:value="121" calcext:value-type="float">
            <text:p>121</text:p>
          </table:table-cell>
          <table:table-cell table:number-columns-repeated="882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4:.EH63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5:.EH63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6:.EH63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7:.EH637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creato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patcher,maintain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developer,patcher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string" calcext:value-type="string">
            <text:p>used3</text:p>
          </table:table-cell>
          <table:table-cell table:number-columns-repeated="7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/>
          <table:table-cell office:value-type="string" calcext:value-type="string">
            <text:p>help</text:p>
          </table:table-cell>
          <table:table-cell table:number-columns-repeated="7"/>
          <table:table-cell office:value-type="string" calcext:value-type="string">
            <text:p>confuse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a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A([.B638:.EH638])" office:value-type="float" office:value="117" calcext:value-type="float">
            <text:p>117</text:p>
          </table:table-cell>
          <table:table-cell table:number-columns-repeated="882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39:.EH63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0:.EH64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number-columns-repeated="37"/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table:number-columns-repeated="30" office:value-type="float" office:value="0" calcext:value-type="float">
            <text:p>0</text:p>
          </table:table-cell>
          <table:table-cell table:number-columns-repeated="7"/>
          <table:table-cell table:number-columns-repeated="14" office:value-type="float" office:value="0" calcext:value-type="float">
            <text:p>0</text:p>
          </table:table-cell>
          <table:table-cell table:number-columns-repeated="9"/>
          <table:table-cell table:number-columns-repeated="6" office:value-type="float" office:value="0" calcext:value-type="float">
            <text:p>0</text:p>
          </table:table-cell>
          <table:table-cell table:number-columns-repeated="14"/>
          <table:table-cell office:value-type="float" office:value="0" calcext:value-type="float">
            <text:p>0</text:p>
          </table:table-cell>
          <table:table-cell table:formula="of:=COUNTA([.B641:.EH641])" office:value-type="float" office:value="62" calcext:value-type="float">
            <text:p>62</text:p>
          </table:table-cell>
          <table:table-cell table:number-columns-repeated="882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2:.EH64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3:.EH64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4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4"/>
          <table:table-cell office:value-type="string" calcext:value-type="string">
            <text:p>neutral</text:p>
          </table:table-cell>
          <table:table-cell table:number-columns-repeated="2"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table:number-columns-repeated="5"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644:.EH644])" office:value-type="float" office:value="115" calcext:value-type="float">
            <text:p>115</text:p>
          </table:table-cell>
          <table:table-cell table:number-columns-repeated="882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5:.EH64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6:.EH64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/>
          <table:table-cell office:value-type="string" calcext:value-type="string">
            <text:p>used3</text:p>
          </table:table-cell>
          <table:table-cell table:number-columns-repeated="2"/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4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4"/>
          <table:table-cell office:value-type="float" office:value="0" calcext:value-type="float">
            <text:p>0</text:p>
          </table:table-cell>
          <table:table-cell table:formula="of:=COUNTA([.B647:.EH647])" office:value-type="float" office:value="27" calcext:value-type="float">
            <text:p>27</text:p>
          </table:table-cell>
          <table:table-cell table:number-columns-repeated="882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8:.EH64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49:.EH649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contributor</text:p>
          </table:table-cell>
          <table:table-cell office:value-type="float" office:value="0.3" calcext:value-type="float">
            <text:p>0,3</text:p>
          </table:table-cell>
          <table:table-cell table:number-columns-repeated="12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table:number-columns-repeated="2" office:value-type="string" calcext:value-type="string">
            <text:p>a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A([.B650:.EH650])" office:value-type="float" office:value="106" calcext:value-type="float">
            <text:p>106</text:p>
          </table:table-cell>
          <table:table-cell table:number-columns-repeated="88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3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a3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A([.B651:.EH651])" office:value-type="float" office:value="100" calcext:value-type="float">
            <text:p>100</text:p>
          </table:table-cell>
          <table:table-cell table:number-columns-repeated="882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52:.EH65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53:.EH653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maintainer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5"/>
          <table:table-cell office:value-type="string" calcext:value-type="string">
            <text:p>used4</text:p>
          </table:table-cell>
          <table:table-cell table:number-columns-repeated="3"/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654:.EH654])" office:value-type="float" office:value="98" calcext:value-type="float">
            <text:p>98</text:p>
          </table:table-cell>
          <table:table-cell table:number-columns-repeated="88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2"/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table:number-columns-repeated="3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1</text:p>
          </table:table-cell>
          <table:table-cell table:number-columns-repeated="2" office:value-type="string" calcext:value-type="string">
            <text:p>used3</text:p>
          </table:table-cell>
          <table:table-cell/>
          <table:table-cell table:number-columns-repeated="2" office:value-type="string" calcext:value-type="string">
            <text:p>neutral</text:p>
          </table:table-cell>
          <table:table-cell table:number-columns-repeated="3"/>
          <table:table-cell office:value-type="string" calcext:value-type="string">
            <text:p>help</text:p>
          </table:table-cell>
          <table:table-cell table:number-columns-repeated="2"/>
          <table:table-cell table:number-columns-repeated="2" office:value-type="string" calcext:value-type="string">
            <text:p>hel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655:.EH655])" office:value-type="float" office:value="58" calcext:value-type="float">
            <text:p>58</text:p>
          </table:table-cell>
          <table:table-cell table:number-columns-repeated="882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56:.EH65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ontributor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re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pan-modules</text:p>
          </table:table-cell>
          <table:table-cell office:value-type="string" calcext:value-type="string">
            <text:p>creator</text:p>
          </table:table-cell>
          <table:table-cell office:value-type="float" office:value="8" calcext:value-type="float">
            <text:p>8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creato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neutra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float" office:value="1" calcext:value-type="float">
            <text:p>1</text:p>
          </table:table-cell>
          <table:table-cell table:formula="of:=COUNTA([.B657:.EH657])" office:value-type="float" office:value="118" calcext:value-type="float">
            <text:p>118</text:p>
          </table:table-cell>
          <table:table-cell table:number-columns-repeated="88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26-3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debian</text:p>
          </table:table-cell>
          <table:table-cell office:value-type="string" calcext:value-type="string">
            <text:p>developer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number-columns-repeated="2"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table:number-columns-repeated="2"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table:number-columns-repeated="2"/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table:number-columns-repeated="2"/>
          <table:table-cell office:value-type="string" calcext:value-type="string">
            <text:p>confused</text:p>
          </table:table-cell>
          <table:table-cell office:value-type="string" calcext:value-type="string">
            <text:p>neutral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658:.EH658])" office:value-type="float" office:value="48" calcext:value-type="float">
            <text:p>48</text:p>
          </table:table-cell>
          <table:table-cell table:number-columns-repeated="88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creator</text:p>
          </table:table-cell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contributor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good</text:p>
          </table:table-cell>
          <table:table-cell table:number-columns-repeated="5"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hel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659:.EH659])" office:value-type="float" office:value="57" calcext:value-type="float">
            <text:p>57</text:p>
          </table:table-cell>
          <table:table-cell table:number-columns-repeated="882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5"/>
          <table:table-cell table:style-name="ce1"/>
          <table:table-cell table:number-columns-repeated="121"/>
          <table:table-cell office:value-type="float" office:value="0" calcext:value-type="float">
            <text:p>0</text:p>
          </table:table-cell>
          <table:table-cell table:formula="of:=COUNTA([.B660:.EH66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61:.EH66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62:.EH66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38-5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a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5"/>
          <table:table-cell table:number-columns-repeated="2"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help</text:p>
          </table:table-cell>
          <table:table-cell table:number-columns-repeated="5"/>
          <table:table-cell office:value-type="string" calcext:value-type="string">
            <text:p>help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formula="of:=COUNTA([.B663:.EH663])" office:value-type="float" office:value="113" calcext:value-type="float">
            <text:p>113</text:p>
          </table:table-cell>
          <table:table-cell table:number-columns-repeated="882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64:.EH664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65:.EH665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66:.EH666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RU</text:p>
          </table:table-cell>
          <table:table-cell office:value-type="string" calcext:value-type="string">
            <text:p>a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table:number-columns-repeated="4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2"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good</text:p>
          </table:table-cell>
          <table:table-cell table:number-columns-repeated="2"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onfuse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bad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a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9"/>
          <table:table-cell office:value-type="float" office:value="0" calcext:value-type="float">
            <text:p>0</text:p>
          </table:table-cell>
          <table:table-cell table:formula="of:=COUNTA([.B667:.EH667])" office:value-type="float" office:value="60" calcext:value-type="float">
            <text:p>60</text:p>
          </table:table-cell>
          <table:table-cell table:number-columns-repeated="882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68:.EH668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15-2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a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5"/>
          <table:table-cell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5"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used4</text:p>
          </table:table-cell>
          <table:table-cell office:value-type="string" calcext:value-type="string">
            <text:p>used1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neutral</text:p>
          </table:table-cell>
          <table:table-cell table:number-columns-repeated="5"/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confuse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a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table:number-columns-repeated="3" office:value-type="string" calcext:value-type="string">
            <text:p>a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669:.EH669])" office:value-type="float" office:value="92" calcext:value-type="float">
            <text:p>92</text:p>
          </table:table-cell>
          <table:table-cell table:number-columns-repeated="882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70:.EH670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71:.EH671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137"/>
          <table:table-cell office:value-type="float" office:value="0" calcext:value-type="float">
            <text:p>0</text:p>
          </table:table-cell>
          <table:table-cell table:formula="of:=COUNTA([.B672:.EH672])" office:value-type="float" office:value="0" calcext:value-type="float">
            <text:p>0</text:p>
          </table:table-cell>
          <table:table-cell table:number-columns-repeated="88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32-3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itcoin-core</text:p>
          </table:table-cell>
          <table:table-cell office:value-type="string" calcext:value-type="string">
            <text:p>tester,bug-reporter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tester,bug-reporter</text:p>
          </table:table-cell>
          <table:table-cell office:value-type="float" office:value="0.2" calcext:value-type="float">
            <text:p>0,2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tester,bug-reporter</text:p>
          </table:table-cell>
          <table:table-cell office:value-type="float" office:value="0.1" calcext:value-type="float">
            <text:p>0,1</text:p>
          </table:table-cell>
          <table:table-cell table:number-columns-repeated="6"/>
          <table:table-cell table:number-columns-repeated="2" office:value-type="string" calcext:value-type="string">
            <text:p>used4</text:p>
          </table:table-cell>
          <table:table-cell office:value-type="string" calcext:value-type="string">
            <text:p>used3</text:p>
          </table:table-cell>
          <table:table-cell office:value-type="string" calcext:value-type="string">
            <text:p>used1</text:p>
          </table:table-cell>
          <table:table-cell table:number-columns-repeated="3" office:value-type="string" calcext:value-type="string">
            <text:p>used3</text:p>
          </table:table-cell>
          <table:table-cell office:value-type="string" calcext:value-type="string">
            <text:p>used4</text:p>
          </table:table-cell>
          <table:table-cell table:number-columns-repeated="3" office:value-type="string" calcext:value-type="string">
            <text:p>used1</text:p>
          </table:table-cell>
          <table:table-cell table:number-columns-repeated="2" office:value-type="string" calcext:value-type="string">
            <text:p>neutral</text:p>
          </table:table-cell>
          <table:table-cell office:value-type="string" calcext:value-type="string">
            <text:p>help</text:p>
          </table:table-cell>
          <table:table-cell/>
          <table:table-cell table:number-columns-repeated="2" office:value-type="string" calcext:value-type="string">
            <text:p>help</text:p>
          </table:table-cell>
          <table:table-cell table:number-columns-repeated="2" office:value-type="string" calcext:value-type="string">
            <text:p>confused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2</text:p>
          </table:table-cell>
          <table:table-cell table:number-columns-repeated="3" office:value-type="string" calcext:value-type="string">
            <text:p>a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table:number-columns-repeated="2" office:value-type="string" calcext:value-type="string">
            <text:p>a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a4</text:p>
          </table:table-cell>
          <table:table-cell table:number-columns-repeated="2" office:value-type="string" calcext:value-type="string">
            <text:p>a2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2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A([.B673:.EH673])" office:value-type="float" office:value="119" calcext:value-type="float">
            <text:p>119</text:p>
          </table:table-cell>
          <table:table-cell table:number-columns-repeated="882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education</text:p>
          </table:table-cell>
          <table:table-cell table:style-name="ce1"/>
          <table:table-cell table:style-name="ce1" office:value-type="string" calcext:value-type="string">
            <text:p>occupation[a1]</text:p>
          </table:table-cell>
          <table:table-cell table:style-name="ce1" office:value-type="string" calcext:value-type="string">
            <text:p>occupation[a2]</text:p>
          </table:table-cell>
          <table:table-cell table:style-name="ce1" office:value-type="string" calcext:value-type="string">
            <text:p>occupation[a3]</text:p>
          </table:table-cell>
          <table:table-cell table:style-name="ce1" office:value-type="string" calcext:value-type="string">
            <text:p>occupation[a4]</text:p>
          </table:table-cell>
          <table:table-cell table:style-name="ce1" office:value-type="string" calcext:value-type="string">
            <text:p>occupation[a5]</text:p>
          </table:table-cell>
          <table:table-cell table:style-name="ce1" office:value-type="string" calcext:value-type="string">
            <text:p>flossprojects[p1_name]</text:p>
          </table:table-cell>
          <table:table-cell table:style-name="ce1" office:value-type="string" calcext:value-type="string">
            <text:p>flossprojects[p1_tasks]</text:p>
          </table:table-cell>
          <table:table-cell table:style-name="ce1" office:value-type="string" calcext:value-type="string">
            <text:p>flossprojects[p1_duration]</text:p>
          </table:table-cell>
          <table:table-cell table:style-name="ce1" office:value-type="string" calcext:value-type="string">
            <text:p>flossprojects[p2_name]</text:p>
          </table:table-cell>
          <table:table-cell table:style-name="ce1" office:value-type="string" calcext:value-type="string">
            <text:p>flossprojects[p2_tasks]</text:p>
          </table:table-cell>
          <table:table-cell table:style-name="ce1" office:value-type="string" calcext:value-type="string">
            <text:p>flossprojects[p2_duration]</text:p>
          </table:table-cell>
          <table:table-cell table:style-name="ce1" office:value-type="string" calcext:value-type="string">
            <text:p>flossprojects[p3_name]</text:p>
          </table:table-cell>
          <table:table-cell table:style-name="ce1" office:value-type="string" calcext:value-type="string">
            <text:p>flossprojects[p3_tasks]</text:p>
          </table:table-cell>
          <table:table-cell table:style-name="ce1" office:value-type="string" calcext:value-type="string">
            <text:p>flossprojects[p3_duration]</text:p>
          </table:table-cell>
          <table:table-cell table:style-name="ce1" office:value-type="string" calcext:value-type="string">
            <text:p>flossprojects[p4_name]</text:p>
          </table:table-cell>
          <table:table-cell table:style-name="ce1" office:value-type="string" calcext:value-type="string">
            <text:p>flossprojects[p4_tasks]</text:p>
          </table:table-cell>
          <table:table-cell table:style-name="ce1" office:value-type="string" calcext:value-type="string">
            <text:p>flossprojects[p4_duration]</text:p>
          </table:table-cell>
          <table:table-cell table:style-name="ce1" office:value-type="string" calcext:value-type="string">
            <text:p>flossprojects[p5_name]</text:p>
          </table:table-cell>
          <table:table-cell table:style-name="ce1" office:value-type="string" calcext:value-type="string">
            <text:p>flossprojects[p5_tasks]</text:p>
          </table:table-cell>
          <table:table-cell table:style-name="ce1" office:value-type="string" calcext:value-type="string">
            <text:p>flossprojects[p5_duration]</text:p>
          </table:table-cell>
          <table:table-cell table:style-name="ce1" office:value-type="string" calcext:value-type="string">
            <text:p>usedsystems1[getenv]</text:p>
          </table:table-cell>
          <table:table-cell table:style-name="ce1" office:value-type="string" calcext:value-type="string">
            <text:p>usedsystems1[envvar]</text:p>
          </table:table-cell>
          <table:table-cell table:style-name="ce1" office:value-type="string" calcext:value-type="string">
            <text:p>usedsystems1[xsettings]</text:p>
          </table:table-cell>
          <table:table-cell table:style-name="ce1" office:value-type="string" calcext:value-type="string">
            <text:p>usedsystems1[gsettings]</text:p>
          </table:table-cell>
          <table:table-cell table:style-name="ce1" office:value-type="string" calcext:value-type="string">
            <text:p>usedsystems1[qsettings]</text:p>
          </table:table-cell>
          <table:table-cell table:style-name="ce1" office:value-type="string" calcext:value-type="string">
            <text:p>usedsystems1[kconfig]</text:p>
          </table:table-cell>
          <table:table-cell table:style-name="ce1" office:value-type="string" calcext:value-type="string">
            <text:p>usedsystems1[dconf]</text:p>
          </table:table-cell>
          <table:table-cell table:style-name="ce1" office:value-type="string" calcext:value-type="string">
            <text:p>usedsystems1[cfgfiles]</text:p>
          </table:table-cell>
          <table:table-cell table:style-name="ce1" office:value-type="string" calcext:value-type="string">
            <text:p>usedsystems1[freedesktop]</text:p>
          </table:table-cell>
          <table:table-cell table:style-name="ce1" office:value-type="string" calcext:value-type="string">
            <text:p>usedsystems1[registra]</text:p>
          </table:table-cell>
          <table:table-cell table:style-name="ce1" office:value-type="string" calcext:value-type="string">
            <text:p>usedsystems1[plist]</text:p>
          </table:table-cell>
          <table:table-cell table:style-name="ce1" office:value-type="string" calcext:value-type="string">
            <text:p>usedsystems2[getenv]</text:p>
          </table:table-cell>
          <table:table-cell table:style-name="ce1" office:value-type="string" calcext:value-type="string">
            <text:p>usedsystems2[envvar]</text:p>
          </table:table-cell>
          <table:table-cell table:style-name="ce1" office:value-type="string" calcext:value-type="string">
            <text:p>usedsystems2[xsettings]</text:p>
          </table:table-cell>
          <table:table-cell table:style-name="ce1" office:value-type="string" calcext:value-type="string">
            <text:p>usedsystems2[gsettings]</text:p>
          </table:table-cell>
          <table:table-cell table:style-name="ce1" office:value-type="string" calcext:value-type="string">
            <text:p>usedsystems2[qsettings]</text:p>
          </table:table-cell>
          <table:table-cell table:style-name="ce1" office:value-type="string" calcext:value-type="string">
            <text:p>usedsystems2[kconfig]</text:p>
          </table:table-cell>
          <table:table-cell table:style-name="ce1" office:value-type="string" calcext:value-type="string">
            <text:p>usedsystems2[dconf]</text:p>
          </table:table-cell>
          <table:table-cell table:style-name="ce1" office:value-type="string" calcext:value-type="string">
            <text:p>usedsystems2[cfgfiles]</text:p>
          </table:table-cell>
          <table:table-cell table:style-name="ce1" office:value-type="string" calcext:value-type="string">
            <text:p>usedsystems2[freedesktop]</text:p>
          </table:table-cell>
          <table:table-cell table:style-name="ce1" office:value-type="string" calcext:value-type="string">
            <text:p>usedsystems2[registra]</text:p>
          </table:table-cell>
          <table:table-cell table:style-name="ce1" office:value-type="string" calcext:value-type="string">
            <text:p>usedsystems2[plist]</text:p>
          </table:table-cell>
          <table:table-cell table:style-name="ce1" office:value-type="string" calcext:value-type="string">
            <text:p>flosscontribution[a1]</text:p>
          </table:table-cell>
          <table:table-cell table:style-name="ce1" office:value-type="string" calcext:value-type="string">
            <text:p>flosscontribution[a2]</text:p>
          </table:table-cell>
          <table:table-cell table:style-name="ce1" office:value-type="string" calcext:value-type="string">
            <text:p>flosscontribution[a3]</text:p>
          </table:table-cell>
          <table:table-cell table:style-name="ce1" office:value-type="string" calcext:value-type="string">
            <text:p>flosscontribution[a4]</text:p>
          </table:table-cell>
          <table:table-cell table:style-name="ce1" office:value-type="string" calcext:value-type="string">
            <text:p>flosscontribution[a5]</text:p>
          </table:table-cell>
          <table:table-cell table:style-name="ce1" office:value-type="string" calcext:value-type="string">
            <text:p>flosscontribution[a6]</text:p>
          </table:table-cell>
          <table:table-cell table:style-name="ce1" office:value-type="string" calcext:value-type="string">
            <text:p>flosscontribution[a7]</text:p>
          </table:table-cell>
          <table:table-cell table:style-name="ce1" office:value-type="string" calcext:value-type="string">
            <text:p>introduceconfintrg[a1]</text:p>
          </table:table-cell>
          <table:table-cell table:style-name="ce1" office:value-type="string" calcext:value-type="string">
            <text:p>introduceconfintrg[a2]</text:p>
          </table:table-cell>
          <table:table-cell table:style-name="ce1" office:value-type="string" calcext:value-type="string">
            <text:p>introduceconfintrg[a3]</text:p>
          </table:table-cell>
          <table:table-cell table:style-name="ce1" office:value-type="string" calcext:value-type="string">
            <text:p>introduceconfintrg[a4]</text:p>
          </table:table-cell>
          <table:table-cell table:style-name="ce1" office:value-type="string" calcext:value-type="string">
            <text:p>specifyconfig[a1]</text:p>
          </table:table-cell>
          <table:table-cell table:style-name="ce1" office:value-type="string" calcext:value-type="string">
            <text:p>specifyconfig[a2]</text:p>
          </table:table-cell>
          <table:table-cell table:style-name="ce1" office:value-type="string" calcext:value-type="string">
            <text:p>specifyconfig[a3]</text:p>
          </table:table-cell>
          <table:table-cell table:style-name="ce1" office:value-type="string" calcext:value-type="string">
            <text:p>specifyconfig[a4]</text:p>
          </table:table-cell>
          <table:table-cell table:style-name="ce1" office:value-type="string" calcext:value-type="string">
            <text:p>specifyconfig[a5]</text:p>
          </table:table-cell>
          <table:table-cell table:style-name="ce1" office:value-type="string" calcext:value-type="string">
            <text:p>specifyconfig[a6]</text:p>
          </table:table-cell>
          <table:table-cell table:style-name="ce1" office:value-type="string" calcext:value-type="string">
            <text:p>specifyconfig[a7]</text:p>
          </table:table-cell>
          <table:table-cell table:style-name="ce1" office:value-type="string" calcext:value-type="string">
            <text:p>specifyconfig[a8]</text:p>
          </table:table-cell>
          <table:table-cell table:style-name="ce1" office:value-type="string" calcext:value-type="string">
            <text:p>specifyconfig[a9]</text:p>
          </table:table-cell>
          <table:table-cell table:style-name="ce1" office:value-type="string" calcext:value-type="string">
            <text:p>specifyconfig[a10]</text:p>
          </table:table-cell>
          <table:table-cell table:style-name="ce1" office:value-type="string" calcext:value-type="string">
            <text:p>specifyconfig[a11]</text:p>
          </table:table-cell>
          <table:table-cell table:style-name="ce1" office:value-type="string" calcext:value-type="string">
            <text:p>specifyconfig[a12]</text:p>
          </table:table-cell>
          <table:table-cell table:style-name="ce1" office:value-type="string" calcext:value-type="string">
            <text:p>configreduction[a1]</text:p>
          </table:table-cell>
          <table:table-cell table:style-name="ce1" office:value-type="string" calcext:value-type="string">
            <text:p>configreduction[a2]</text:p>
          </table:table-cell>
          <table:table-cell table:style-name="ce1" office:value-type="string" calcext:value-type="string">
            <text:p>configreduction[a3]</text:p>
          </table:table-cell>
          <table:table-cell table:style-name="ce1" office:value-type="string" calcext:value-type="string">
            <text:p>configreduction[a4]</text:p>
          </table:table-cell>
          <table:table-cell table:style-name="ce1" office:value-type="string" calcext:value-type="string">
            <text:p>configreduction[a5]</text:p>
          </table:table-cell>
          <table:table-cell table:style-name="ce1" office:value-type="string" calcext:value-type="string">
            <text:p>configreduction[a6]</text:p>
          </table:table-cell>
          <table:table-cell table:style-name="ce1" office:value-type="string" calcext:value-type="string">
            <text:p>configreduction[a7]</text:p>
          </table:table-cell>
          <table:table-cell table:style-name="ce1" office:value-type="string" calcext:value-type="string">
            <text:p>configreduction[a8]</text:p>
          </table:table-cell>
          <table:table-cell table:style-name="ce1" office:value-type="string" calcext:value-type="string">
            <text:p>configreduction[a9]</text:p>
          </table:table-cell>
          <table:table-cell table:style-name="ce1" office:value-type="string" calcext:value-type="string">
            <text:p>effortconfexp[a1]</text:p>
          </table:table-cell>
          <table:table-cell table:style-name="ce1" office:value-type="string" calcext:value-type="string">
            <text:p>effortconfexp[a2]</text:p>
          </table:table-cell>
          <table:table-cell table:style-name="ce1" office:value-type="string" calcext:value-type="string">
            <text:p>effortconfexp[a3]</text:p>
          </table:table-cell>
          <table:table-cell table:style-name="ce1" office:value-type="string" calcext:value-type="string">
            <text:p>effortconfexp[a4]</text:p>
          </table:table-cell>
          <table:table-cell table:style-name="ce1" office:value-type="string" calcext:value-type="string">
            <text:p>effortconfexp[a5]</text:p>
          </table:table-cell>
          <table:table-cell table:style-name="ce1" office:value-type="string" calcext:value-type="string">
            <text:p>effortconfexp[a6]</text:p>
          </table:table-cell>
          <table:table-cell table:style-name="ce1" office:value-type="string" calcext:value-type="string">
            <text:p>effortconfexp[a7]</text:p>
          </table:table-cell>
          <table:table-cell table:style-name="ce1" office:value-type="string" calcext:value-type="string">
            <text:p>effortconfexp[a8]</text:p>
          </table:table-cell>
          <table:table-cell table:style-name="ce1" office:value-type="string" calcext:value-type="string">
            <text:p>effortconfexp[a9]</text:p>
          </table:table-cell>
          <table:table-cell table:style-name="ce1" office:value-type="string" calcext:value-type="string">
            <text:p>importancecfgoptions[a1]</text:p>
          </table:table-cell>
          <table:table-cell table:style-name="ce1" office:value-type="string" calcext:value-type="string">
            <text:p>importancecfgoptions[a2]</text:p>
          </table:table-cell>
          <table:table-cell table:style-name="ce1" office:value-type="string" calcext:value-type="string">
            <text:p>importancecfgoptions[a3]</text:p>
          </table:table-cell>
          <table:table-cell table:style-name="ce1" office:value-type="string" calcext:value-type="string">
            <text:p>importancecfgoptions[a4]</text:p>
          </table:table-cell>
          <table:table-cell table:style-name="ce1" office:value-type="string" calcext:value-type="string">
            <text:p>importancecfgoptions[a5]</text:p>
          </table:table-cell>
          <table:table-cell table:style-name="ce1" office:value-type="string" calcext:value-type="string">
            <text:p>importancecfgoptions[a6]</text:p>
          </table:table-cell>
          <table:table-cell table:style-name="ce1" office:value-type="string" calcext:value-type="string">
            <text:p>importancecfgoptions[a7]</text:p>
          </table:table-cell>
          <table:table-cell table:style-name="ce1" office:value-type="string" calcext:value-type="string">
            <text:p>getenv[a1]</text:p>
          </table:table-cell>
          <table:table-cell table:style-name="ce1" office:value-type="string" calcext:value-type="string">
            <text:p>getenv[a2]</text:p>
          </table:table-cell>
          <table:table-cell table:style-name="ce1" office:value-type="string" calcext:value-type="string">
            <text:p>getenv[a3]</text:p>
          </table:table-cell>
          <table:table-cell table:style-name="ce1" office:value-type="string" calcext:value-type="string">
            <text:p>getenv[a4]</text:p>
          </table:table-cell>
          <table:table-cell table:style-name="ce1" office:value-type="string" calcext:value-type="string">
            <text:p>getenv[a5]</text:p>
          </table:table-cell>
          <table:table-cell table:style-name="ce1" office:value-type="string" calcext:value-type="string">
            <text:p>getenv[a6]</text:p>
          </table:table-cell>
          <table:table-cell table:style-name="ce1" office:value-type="string" calcext:value-type="string">
            <text:p>getenv[a7]</text:p>
          </table:table-cell>
          <table:table-cell table:style-name="ce1" office:value-type="string" calcext:value-type="string">
            <text:p>getenv[a8]</text:p>
          </table:table-cell>
          <table:table-cell table:style-name="ce1" office:value-type="string" calcext:value-type="string">
            <text:p>clusterconf[a1]</text:p>
          </table:table-cell>
          <table:table-cell table:style-name="ce1" office:value-type="string" calcext:value-type="string">
            <text:p>clusterconf[a2]</text:p>
          </table:table-cell>
          <table:table-cell table:style-name="ce1" office:value-type="string" calcext:value-type="string">
            <text:p>clusterconf[a3]</text:p>
          </table:table-cell>
          <table:table-cell table:style-name="ce1" office:value-type="string" calcext:value-type="string">
            <text:p>clusterconf[a4]</text:p>
          </table:table-cell>
          <table:table-cell table:style-name="ce1" office:value-type="string" calcext:value-type="string">
            <text:p>clusterconf[a5]</text:p>
          </table:table-cell>
          <table:table-cell table:style-name="ce1" office:value-type="string" calcext:value-type="string">
            <text:p>clusterconf[a6]</text:p>
          </table:table-cell>
          <table:table-cell table:style-name="ce1" office:value-type="string" calcext:value-type="string">
            <text:p>informaboutcfg[a1]</text:p>
          </table:table-cell>
          <table:table-cell table:style-name="ce1" office:value-type="string" calcext:value-type="string">
            <text:p>informaboutcfg[a2]</text:p>
          </table:table-cell>
          <table:table-cell table:style-name="ce1" office:value-type="string" calcext:value-type="string">
            <text:p>informaboutcfg[a3]</text:p>
          </table:table-cell>
          <table:table-cell table:style-name="ce1" office:value-type="string" calcext:value-type="string">
            <text:p>informaboutcfg[a4]</text:p>
          </table:table-cell>
          <table:table-cell table:style-name="ce1" office:value-type="string" calcext:value-type="string">
            <text:p>informaboutcfg[a5]</text:p>
          </table:table-cell>
          <table:table-cell table:style-name="ce1" office:value-type="string" calcext:value-type="string">
            <text:p>informaboutcfg[a6]</text:p>
          </table:table-cell>
          <table:table-cell table:style-name="ce1" office:value-type="string" calcext:value-type="string">
            <text:p>informaboutcfg[a7]</text:p>
          </table:table-cell>
          <table:table-cell table:style-name="ce1" office:value-type="string" calcext:value-type="string">
            <text:p>informaboutcfg[a8]</text:p>
          </table:table-cell>
          <table:table-cell table:style-name="ce1" office:value-type="string" calcext:value-type="string">
            <text:p>informaboutcfg[a9]</text:p>
          </table:table-cell>
          <table:table-cell table:style-name="ce1" office:value-type="string" calcext:value-type="string">
            <text:p>syncconfig[a1]</text:p>
          </table:table-cell>
          <table:table-cell table:style-name="ce1" office:value-type="string" calcext:value-type="string">
            <text:p>syncconfig[a2]</text:p>
          </table:table-cell>
          <table:table-cell table:style-name="ce1" office:value-type="string" calcext:value-type="string">
            <text:p>syncconfig[a3]</text:p>
          </table:table-cell>
          <table:table-cell table:style-name="ce1" office:value-type="string" calcext:value-type="string">
            <text:p>syncconfig[a4]</text:p>
          </table:table-cell>
          <table:table-cell table:style-name="ce1" office:value-type="string" calcext:value-type="string">
            <text:p>syncconfig[a5]</text:p>
          </table:table-cell>
          <table:table-cell table:style-name="ce1" office:value-type="string" calcext:value-type="string">
            <text:p>syncconfig[a6]</text:p>
          </table:table-cell>
          <table:table-cell table:style-name="ce1" office:value-type="string" calcext:value-type="string">
            <text:p>importantbenefits[a1]</text:p>
          </table:table-cell>
          <table:table-cell table:style-name="ce1" office:value-type="string" calcext:value-type="string">
            <text:p>importantbenefits[a2]</text:p>
          </table:table-cell>
          <table:table-cell table:style-name="ce1" office:value-type="string" calcext:value-type="string">
            <text:p>importantbenefits[a3]</text:p>
          </table:table-cell>
          <table:table-cell table:style-name="ce1" office:value-type="string" calcext:value-type="string">
            <text:p>importantbenefits[a4]</text:p>
          </table:table-cell>
          <table:table-cell table:style-name="ce1" office:value-type="string" calcext:value-type="string">
            <text:p>importantbenefits[a5]</text:p>
          </table:table-cell>
          <table:table-cell table:style-name="ce1" office:value-type="string" calcext:value-type="string">
            <text:p>importantbenefits[a6]</text:p>
          </table:table-cell>
          <table:table-cell table:style-name="ce1" office:value-type="string" calcext:value-type="string">
            <text:p>importantbenefits[a7]</text:p>
          </table:table-cell>
          <table:table-cell table:style-name="ce1" office:value-type="string" calcext:value-type="string">
            <text:p>importantbenefits[a8]</text:p>
          </table:table-cell>
          <table:table-cell table:style-name="ce1" office:value-type="string" calcext:value-type="string">
            <text:p>importantbenefits[a9]</text:p>
          </table:table-cell>
          <table:table-cell table:style-name="ce1" office:value-type="string" calcext:value-type="string">
            <text:p>importantbenefits[a10]</text:p>
          </table:table-cell>
          <table:table-cell table:style-name="ce1" office:value-type="string" calcext:value-type="string">
            <text:p>importantbenefits[a11]</text:p>
          </table:table-cell>
          <table:table-cell table:style-name="ce1" office:value-type="string" calcext:value-type="string">
            <text:p>importantbenefits[a12]</text:p>
          </table:table-cell>
          <table:table-cell table:style-name="ce1" office:value-type="string" calcext:value-type="string">
            <text:p>importantbenefits[a13]</text:p>
          </table:table-cell>
          <table:table-cell table:style-name="ce1" office:value-type="string" calcext:value-type="string">
            <text:p>importantbenefits[a14]</text:p>
          </table:table-cell>
          <table:table-cell table:style-name="ce1" office:value-type="string" calcext:value-type="string">
            <text:p>donation</text:p>
          </table:table-cell>
          <table:table-cell table:style-name="ce1" table:number-columns-repeated="883"/>
        </table:table-row>
        <table:table-row table:style-name="ro1">
          <table:table-cell office:value-type="string" calcext:value-type="string">
            <text:p>Response ID</text:p>
          </table:table-cell>
          <table:table-cell office:value-type="string" calcext:value-type="string">
            <text:p>How old are you?</text:p>
          </table:table-cell>
          <table:table-cell office:value-type="string" calcext:value-type="string">
            <text:p>Which country are you from?</text:p>
          </table:table-cell>
          <table:table-cell office:value-type="string" calcext:value-type="string">
            <text:p>Which is the highest degree that you have?</text:p>
          </table:table-cell>
          <table:table-cell/>
          <table:table-cell office:value-type="string" calcext:value-type="string">
            <text:p>What is your occupation? [software developer]</text:p>
          </table:table-cell>
          <table:table-cell office:value-type="string" calcext:value-type="string">
            <text:p>What is your occupation? [administrator]</text:p>
          </table:table-cell>
          <table:table-cell office:value-type="string" calcext:value-type="string">
            <text:p>What is your occupation? [student]</text:p>
          </table:table-cell>
          <table:table-cell office:value-type="string" calcext:value-type="string">
            <text:p>What is your occupation? [researcher]</text:p>
          </table:table-cell>
          <table:table-cell office:value-type="string" calcext:value-type="string">
            <text:p>What is your occupation? [other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1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1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1][Length of Participation [years]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2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2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2][Length of Participation [years]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3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3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3][Length of Participation [years]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4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4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4][Length of Participation [years]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5][Project name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5][Involvement]</text:p>
          </table:table-cell>
          <table:table-cell office:value-type="string" calcext:value-type="string">
            <text:p>In which free and open source software (FLOSS) projects have you been or are you involved? <text:s text:c="2"/>If you are associated with multiple projects, please write them line-by-line. <text:s/>Within each line describe your involvement (position, tasks, ...) in the individual project. [Project 5][Length of Participation [years]]</text:p>
          </table:table-cell>
          <table:table-cell office:value-type="string" calcext:value-type="string">
            <text:p>Which configuration systems/libraries/APIs have you already used or would like to use in one of your FLOSS project(s)? [getenv/environment variables (e.g. PATH)]</text:p>
          </table:table-cell>
          <table:table-cell office:value-type="string" calcext:value-type="string">
            <text:p>Which configuration systems/libraries/APIs have you already used or would like to use in one of your FLOSS project(s)? [command-line arguments]</text:p>
          </table:table-cell>
          <table:table-cell office:value-type="string" calcext:value-type="string">
            <text:p>Which configuration systems/libraries/APIs have you already used or would like to use in one of your FLOSS project(s)? [XSettings]</text:p>
          </table:table-cell>
          <table:table-cell office:value-type="string" calcext:value-type="string">
            <text:p>Which configuration systems/libraries/APIs have you already used or would like to use in one of your FLOSS project(s)? [GSettings]</text:p>
          </table:table-cell>
          <table:table-cell office:value-type="string" calcext:value-type="string">
            <text:p>Which configuration systems/libraries/APIs have you already used or would like to use in one of your FLOSS project(s)? [QSettings]</text:p>
          </table:table-cell>
          <table:table-cell office:value-type="string" calcext:value-type="string">
            <text:p>Which configuration systems/libraries/APIs have you already used or would like to use in one of your FLOSS project(s)? [KConfig (from KDE Frameworks)]</text:p>
          </table:table-cell>
          <table:table-cell office:value-type="string" calcext:value-type="string">
            <text:p>Which configuration systems/libraries/APIs have you already used or would like to use in one of your FLOSS project(s)? [dconf]</text:p>
          </table:table-cell>
          <table:table-cell office:value-type="string" calcext:value-type="string">
            <text:p>Which configuration systems/libraries/APIs have you already used or would like to use in one of your FLOSS project(s)? [configuration files (e.g. /etc/papersize, /etc/motd, …)]</text:p>
          </table:table-cell>
          <table:table-cell office:value-type="string" calcext:value-type="string">
            <text:p>Which configuration systems/libraries/APIs have you already used or would like to use in one of your FLOSS project(s)? [freedesktop standards (e.g. shared-mime-info)]</text:p>
          </table:table-cell>
          <table:table-cell office:value-type="string" calcext:value-type="string">
            <text:p>Which configuration systems/libraries/APIs have you already used or would like to use in one of your FLOSS project(s)? [registry (if Windows support available)]</text:p>
          </table:table-cell>
          <table:table-cell office:value-type="string" calcext:value-type="string">
            <text:p>Which configuration systems/libraries/APIs have you already used or would like to use in one of your FLOSS project(s)? [plist (if Mac OS X support available)]</text:p>
          </table:table-cell>
          <table:table-cell office:value-type="string" calcext:value-type="string">
            <text:p>What is your experience with the following configuration systems/libraries/APIs? [getenv/environment variables (e.g. http_proxy)]</text:p>
          </table:table-cell>
          <table:table-cell office:value-type="string" calcext:value-type="string">
            <text:p>What is your experience with the following configuration systems/libraries/APIs? [command-line arguments]</text:p>
          </table:table-cell>
          <table:table-cell office:value-type="string" calcext:value-type="string">
            <text:p>What is your experience with the following configuration systems/libraries/APIs? [XSettings]</text:p>
          </table:table-cell>
          <table:table-cell office:value-type="string" calcext:value-type="string">
            <text:p>What is your experience with the following configuration systems/libraries/APIs? [GSettings]</text:p>
          </table:table-cell>
          <table:table-cell office:value-type="string" calcext:value-type="string">
            <text:p>What is your experience with the following configuration systems/libraries/APIs? [QSettings]</text:p>
          </table:table-cell>
          <table:table-cell office:value-type="string" calcext:value-type="string">
            <text:p>What is your experience with the following configuration systems/libraries/APIs? [KConfig (from KDE Frameworks)]</text:p>
          </table:table-cell>
          <table:table-cell office:value-type="string" calcext:value-type="string">
            <text:p>What is your experience with the following configuration systems/libraries/APIs? [dconf]</text:p>
          </table:table-cell>
          <table:table-cell office:value-type="string" calcext:value-type="string">
            <text:p>What is your experience with the following configuration systems/libraries/APIs? [configuration files (e.g. /etc/papersize, /etc/motd, …)]</text:p>
          </table:table-cell>
          <table:table-cell office:value-type="string" calcext:value-type="string">
            <text:p>What is your experience with the following configuration systems/libraries/APIs? [freedesktop standards (e.g. shared-mime-info)]</text:p>
          </table:table-cell>
          <table:table-cell office:value-type="string" calcext:value-type="string">
            <text:p>What is your experience with the following configuration systems/libraries/APIs? [registry (if Windows support available)]</text:p>
          </table:table-cell>
          <table:table-cell office:value-type="string" calcext:value-type="string">
            <text:p>What is your experience with the following configuration systems/libraries/APIs? [plist (if Mac OS X support available)]</text:p>
          </table:table-cell>
          <table:table-cell office:value-type="string" calcext:value-type="string">
            <text:p>In which way have you used or contributed to the configuration system/library/API in your previously mentioned FLOSS project(s)? [introduced a new configuration file format (e.g. a new INI dialect)]</text:p>
          </table:table-cell>
          <table:table-cell office:value-type="string" calcext:value-type="string">
            <text:p>In which way have you used or contributed to the configuration system/library/API in your previously mentioned FLOSS project(s)? [introduced a new configuration system/library/API]</text:p>
          </table:table-cell>
          <table:table-cell office:value-type="string" calcext:value-type="string">
            <text:p>In which way have you used or contributed to the configuration system/library/API in your previously mentioned FLOSS project(s)? [implemented a configuration file parser]</text:p>
          </table:table-cell>
          <table:table-cell office:value-type="string" calcext:value-type="string">
            <text:p>In which way have you used or contributed to the configuration system/library/API in your previously mentioned FLOSS project(s)? [used an internal configuration system/library/API]</text:p>
          </table:table-cell>
          <table:table-cell office:value-type="string" calcext:value-type="string">
            <text:p>In which way have you used or contributed to the configuration system/library/API in your previously mentioned FLOSS project(s)? [used an external configuration system/library/API (like those in previous question)]</text:p>
          </table:table-cell>
          <table:table-cell office:value-type="string" calcext:value-type="string">
            <text:p>In which way have you used or contributed to the configuration system/library/API in your previously mentioned FLOSS project(s)? [implemented other configuration related artifacts]</text:p>
          </table:table-cell>
          <table:table-cell office:value-type="string" calcext:value-type="string">
            <text:p>In which way have you used or contributed to the configuration system/library/API in your previously mentioned FLOSS project(s)? [most of my contributions were non-configurable]</text:p>
          </table:table-cell>
          <table:table-cell office:value-type="string" calcext:value-type="string">
            <text:p>Configuration integration is an effort to adapt applications better to the system. <text:s/>How important are the following reasons to introduce configuration integration? (e.g. reading /etc/papersize) [to improve user experience]</text:p>
          </table:table-cell>
          <table:table-cell office:value-type="string" calcext:value-type="string">
            <text:p>Configuration integration is an effort to adapt applications better to the system. <text:s/>How important are the following reasons to introduce configuration integration? (e.g. reading /etc/papersize) [because common/default settings are already available (e.g. in /etc/papersize)]</text:p>
          </table:table-cell>
          <table:table-cell office:value-type="string" calcext:value-type="string">
            <text:p>Configuration integration is an effort to adapt applications better to the system. <text:s/>How important are the following reasons to introduce configuration integration? (e.g. reading /etc/papersize) [because guidelines recommended it (e.g. $HOME in POSIX)]</text:p>
          </table:table-cell>
          <table:table-cell office:value-type="string" calcext:value-type="string">
            <text:p>Configuration integration is an effort to adapt applications better to the system. <text:s/>How important are the following reasons to introduce configuration integration? (e.g. reading /etc/papersize) [because I am convinced it should be done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so that users avoid common errors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rigorous validation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documentation (looking up what the value does)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code generation accessing configuration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documentation generation (e.g. man pages, user guide)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user interface generation (e.g. generate combo box with specified answers)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reuse of configuration items (specifying links)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for external tools accessing configuration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to simplify maintenance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I would not because they are too complicated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I would not because it creates inconsistencies]</text:p>
          </table:table-cell>
          <table:table-cell office:value-type="string" calcext:value-type="string">
            <text:p>Configuration specification (e.g. XSD/JSON schemas) allows you to describe possible values and their meaning. <text:s/>Why do/would you specify configuration? [I would not (use other to write why)]</text:p>
          </table:table-cell>
          <table:table-cell office:value-type="string" calcext:value-type="string">
            <text:p>Why do you think configuration should be reduced? [to provide better user experience]</text:p>
          </table:table-cell>
          <table:table-cell office:value-type="string" calcext:value-type="string">
            <text:p>Why do you think configuration should be reduced? [because use-cases which are rarely used should not be supported]</text:p>
          </table:table-cell>
          <table:table-cell office:value-type="string" calcext:value-type="string">
            <text:p>Why do you think configuration should be reduced? [because only standard use-cases should be supported]</text:p>
          </table:table-cell>
          <table:table-cell office:value-type="string" calcext:value-type="string">
            <text:p>Why do you think configuration should be reduced? [to prevent errors and misconfiguration]</text:p>
          </table:table-cell>
          <table:table-cell office:value-type="string" calcext:value-type="string">
            <text:p>Why do you think configuration should be reduced? [to simplify code maintenance]</text:p>
          </table:table-cell>
          <table:table-cell office:value-type="string" calcext:value-type="string">
            <text:p>Why do you think configuration should be reduced? [because auto-detection should be preferred]</text:p>
          </table:table-cell>
          <table:table-cell office:value-type="string" calcext:value-type="string">
            <text:p>Why do you think configuration should be reduced? [auto-detection should always be overridable]</text:p>
          </table:table-cell>
          <table:table-cell office:value-type="string" calcext:value-type="string">
            <text:p>Why do you think configuration should be reduced? [I never find time for this task]</text:p>
          </table:table-cell>
          <table:table-cell office:value-type="string" calcext:value-type="string">
            <text:p>Why do you think configuration should be reduced? [I do not think it should be reduced]</text:p>
          </table:table-cell>
          <table:table-cell office:value-type="string" calcext:value-type="string">
            <text:p>Which effort do you think is worthwhile for providing better configuration experience? [provide proper default values]</text:p>
          </table:table-cell>
          <table:table-cell office:value-type="string" calcext:value-type="string">
            <text:p>Which effort do you think is worthwhile for providing better configuration experience? [reading environment variables]</text:p>
          </table:table-cell>
          <table:table-cell office:value-type="string" calcext:value-type="string">
            <text:p>Which effort do you think is worthwhile for providing better configuration experience? [reading configuration of other applications]</text:p>
          </table:table-cell>
          <table:table-cell office:value-type="string" calcext:value-type="string">
            <text:p>Which effort do you think is worthwhile for providing better configuration experience? [accessing system-environment APIs (e.g. GSettings, XSettings)]</text:p>
          </table:table-cell>
          <table:table-cell office:value-type="string" calcext:value-type="string">
            <text:p>Which effort do you think is worthwhile for providing better configuration experience? [adding dependency to library that only does detection (e.g. libpaper)]</text:p>
          </table:table-cell>
          <table:table-cell office:value-type="string" calcext:value-type="string">
            <text:p>Which effort do you think is worthwhile for providing better configuration experience? [accessing external APIs (which adds new dependencies)]</text:p>
          </table:table-cell>
          <table:table-cell office:value-type="string" calcext:value-type="string">
            <text:p>Which effort do you think is worthwhile for providing better configuration experience? [reading /proc and other OS-specific sources]</text:p>
          </table:table-cell>
          <table:table-cell office:value-type="string" calcext:value-type="string">
            <text:p>Which effort do you think is worthwhile for providing better configuration experience? [detecting network-properties and bandwidth]</text:p>
          </table:table-cell>
          <table:table-cell office:value-type="string" calcext:value-type="string">
            <text:p>Which effort do you think is worthwhile for providing better configuration experience? [I do not think such effort would be useful]</text:p>
          </table:table-cell>
          <table:table-cell office:value-type="string" calcext:value-type="string">
            <text:p>How important is it to expose configuration options in the following ways? [native GUI (e.g. GTK, Qt)]</text:p>
          </table:table-cell>
          <table:table-cell office:value-type="string" calcext:value-type="string">
            <text:p>How important is it to expose configuration options in the following ways? [a web GUI]</text:p>
          </table:table-cell>
          <table:table-cell office:value-type="string" calcext:value-type="string">
            <text:p>How important is it to expose configuration options in the following ways? [command-line utility]</text:p>
          </table:table-cell>
          <table:table-cell office:value-type="string" calcext:value-type="string">
            <text:p>How important is it to expose configuration options in the following ways? [configuration file (e.g. INI)]</text:p>
          </table:table-cell>
          <table:table-cell office:value-type="string" calcext:value-type="string">
            <text:p>How important is it to expose configuration options in the following ways? [library APIs]</text:p>
          </table:table-cell>
          <table:table-cell office:value-type="string" calcext:value-type="string">
            <text:p>How important is it to expose configuration options in the following ways? [IPC (inter-process communication, e.g. dbus)]</text:p>
          </table:table-cell>
          <table:table-cell office:value-type="string" calcext:value-type="string">
            <text:p>How important is it to expose configuration options in the following ways? [REST API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for debugging/testing purposes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to bypass standard configuration system/library/API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if configuration is unlikely to be changed by a user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if environment semantics are needed (inherit changed environment at fork)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even when it is used inside a loop, e.g.:for (int i = 0; i &lt; K; ++i) getenv("HOME");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even when it is in a function which should be lightweight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even in multi-threaded code]</text:p>
          </table:table-cell>
          <table:table-cell office:value-type="string" calcext:value-type="string">
            <text:p>At which places in the code would you use a getenv*? <text:s/>* the C-API getenv(3) or other means of configuration/environment access [I do not use it (use other to write why)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via a web interface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via ssh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in groups/clusters of devices with similar configuration (e.g. multiple instances of web servers)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in non-clustered devices with independent configurations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in a single computer (e.g. configuring your home server)]</text:p>
          </table:table-cell>
          <table:table-cell office:value-type="string" calcext:value-type="string">
            <text:p>Imagine you have one or multiple machines that you want to configure/setup without having physical access. <text:s/>In which remote configuration scenarios would you be interested? [not interested]</text:p>
          </table:table-cell>
          <table:table-cell office:value-type="string" calcext:value-type="string">
            <text:p>You want to configure a FLOSS application. <text:s/>How important are the following ways for you? [documentation shipped with the applications]</text:p>
          </table:table-cell>
          <table:table-cell office:value-type="string" calcext:value-type="string">
            <text:p>You want to configure a FLOSS application. <text:s/>How important are the following ways for you? [configuration examples shipped with the applications]</text:p>
          </table:table-cell>
          <table:table-cell office:value-type="string" calcext:value-type="string">
            <text:p>You want to configure a FLOSS application. <text:s/>How important are the following ways for you? [website of the applications]</text:p>
          </table:table-cell>
          <table:table-cell office:value-type="string" calcext:value-type="string">
            <text:p>You want to configure a FLOSS application. <text:s/>How important are the following ways for you? [google, stackoverflow… (looking for my problem)]</text:p>
          </table:table-cell>
          <table:table-cell office:value-type="string" calcext:value-type="string">
            <text:p>You want to configure a FLOSS application. <text:s/>How important are the following ways for you? [wiki, tutorials… (looking for complete solutions)]</text:p>
          </table:table-cell>
          <table:table-cell office:value-type="string" calcext:value-type="string">
            <text:p>You want to configure a FLOSS application. <text:s/>How important are the following ways for you? [ask colleagues and friends]</text:p>
          </table:table-cell>
          <table:table-cell office:value-type="string" calcext:value-type="string">
            <text:p>You want to configure a FLOSS application. <text:s/>How important are the following ways for you? [look into the source code]</text:p>
          </table:table-cell>
          <table:table-cell office:value-type="string" calcext:value-type="string">
            <text:p>You want to configure a FLOSS application. <text:s/>How important are the following ways for you? [look into the configuration specification (e.g. XSD)]</text:p>
          </table:table-cell>
          <table:table-cell office:value-type="string" calcext:value-type="string">
            <text:p>You want to configure a FLOSS application. <text:s/>How important are the following ways for you? [use UI that will help me]</text:p>
          </table:table-cell>
          <table:table-cell office:value-type="string" calcext:value-type="string">
            <text:p>What is your preferred way to backup, sync or share configurations? [binary files in git repository or other VCS]</text:p>
          </table:table-cell>
          <table:table-cell office:value-type="string" calcext:value-type="string">
            <text:p>What is your preferred way to backup, sync or share configurations? [configuration files in git repository or other VCS]</text:p>
          </table:table-cell>
          <table:table-cell office:value-type="string" calcext:value-type="string">
            <text:p>What is your preferred way to backup, sync or share configurations? [timed or scripted trough file system backup (e.g. rsync)]</text:p>
          </table:table-cell>
          <table:table-cell office:value-type="string" calcext:value-type="string">
            <text:p>What is your preferred way to backup, sync or share configurations? [manual sync of selected folder online, on external or network media]</text:p>
          </table:table-cell>
          <table:table-cell office:value-type="string" calcext:value-type="string">
            <text:p>What is your preferred way to backup, sync or share configurations? [synchronization services (e.g. chrome synchronization, dropbox)]</text:p>
          </table:table-cell>
          <table:table-cell office:value-type="string" calcext:value-type="string">
            <text:p>What is your preferred way to backup, sync or share configurations? [I do not backup, sync or share configurations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be lightweight and efficient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be available anywhere and anytime (e.g. package managers or platforms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be a trivial API (e.g. like getenv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context-features (e.g. firefox profiles, reconfiguration when in power-saving mode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integration of system configuration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signatures and encryption (e.g. to protect passwords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(custom) human-readable configuration formats (e.g. XML/JSON/YAML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support plugins for my use-cases (e.g. custom validation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igration must be effortless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should implement the APIs I already use (e.g. GSettings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community must be active and supportive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must be well-maintained (bugs are fixed promptly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should be usable without library installed on target system (e.g. header-only)]</text:p>
          </table:table-cell>
          <table:table-cell office:value-type="string" calcext:value-type="string">
            <text:p>Finally, which benefits do you think are essential in order to add a dependency to a configuration system/library/API? (e.g. Elektra) [other: (Please name it after making a selection)]</text:p>
          </table:table-cell>
          <table:table-cell office:value-type="string" calcext:value-type="string">
            <text:p>Please leave your email, so we can contact you for further questions and notify you when the results are published. Your email will not be shared with third parties. <text:s/>For every thoroughly and not anonymously finished survey € 40 cent will be donated to one of the following organizations of your choice: SPI (General Donation: 0 A.D., LibreOffice, Debian, ArchLinux, …) , GNOME, KDE, FSFE, LimeSurvey (LimeService, kindly hosts this survey), Mozilla (Firefox), Wikimedia Foundation (Wikipedia).  <text:s/>At least € 200 in total will be sponsored regardless of the amount of non anonymous surveys. So if you know anyone suited for this survey please feel free to share it.</text:p>
          </table:table-cell>
          <table:table-cell table:number-columns-repeated="883"/>
        </table:table-row>
        <table:table-row table:style-name="ro1">
          <table:table-cell table:number-columns-repeated="3"/>
          <table:table-cell table:style-name="ce2" table:formula="of:=COUNTIF([.D2:.D673];&quot;a1&quot;)" office:value-type="float" office:value="31" calcext:value-type="float">
            <text:p>31</text:p>
          </table:table-cell>
          <table:table-cell office:value-type="string" calcext:value-type="string">
            <text:p>no degree</text:p>
          </table:table-cell>
          <table:table-cell table:formula="of:=COUNTIF([.F2:.F673];0)" office:value-type="float" office:value="125" calcext:value-type="float">
            <text:p>125</text:p>
          </table:table-cell>
          <table:table-cell table:formula="of:=COUNTIF([.G2:.G673];0)" office:value-type="float" office:value="227" calcext:value-type="float">
            <text:p>227</text:p>
          </table:table-cell>
          <table:table-cell table:formula="of:=COUNTIF([.H2:.H673];0)" office:value-type="float" office:value="225" calcext:value-type="float">
            <text:p>225</text:p>
          </table:table-cell>
          <table:table-cell table:formula="of:=COUNTIF([.I2:.I673];0)" office:value-type="float" office:value="241" calcext:value-type="float">
            <text:p>241</text:p>
          </table:table-cell>
          <table:table-cell table:formula="of:=COUNTIF([.J2:.J673];0)" office:value-type="float" office:value="243" calcext:value-type="float">
            <text:p>243</text:p>
          </table:table-cell>
          <table:table-cell table:formula="of:=COUNTA([.K2:.K673])" office:value-type="float" office:value="180" calcext:value-type="float">
            <text:p>180</text:p>
          </table:table-cell>
          <table:table-cell table:formula="of:=COUNTA([.L2:.L673])" office:value-type="float" office:value="171" calcext:value-type="float">
            <text:p>171</text:p>
          </table:table-cell>
          <table:table-cell table:formula="of:=COUNTA([.M2:.M673])" office:value-type="float" office:value="180" calcext:value-type="float">
            <text:p>180</text:p>
          </table:table-cell>
          <table:table-cell table:formula="of:=COUNTA([.N2:.N673])" office:value-type="float" office:value="107" calcext:value-type="float">
            <text:p>107</text:p>
          </table:table-cell>
          <table:table-cell table:formula="of:=COUNTA([.O2:.O673])" office:value-type="float" office:value="105" calcext:value-type="float">
            <text:p>105</text:p>
          </table:table-cell>
          <table:table-cell table:formula="of:=COUNTA([.P2:.P673])" office:value-type="float" office:value="107" calcext:value-type="float">
            <text:p>107</text:p>
          </table:table-cell>
          <table:table-cell table:formula="of:=COUNTA([.Q2:.Q673])" office:value-type="float" office:value="65" calcext:value-type="float">
            <text:p>65</text:p>
          </table:table-cell>
          <table:table-cell table:formula="of:=COUNTA([.R2:.R673])" office:value-type="float" office:value="63" calcext:value-type="float">
            <text:p>63</text:p>
          </table:table-cell>
          <table:table-cell table:formula="of:=COUNTA([.S2:.S673])" office:value-type="float" office:value="65" calcext:value-type="float">
            <text:p>65</text:p>
          </table:table-cell>
          <table:table-cell table:formula="of:=COUNTA([.T2:.T673])" office:value-type="float" office:value="31" calcext:value-type="float">
            <text:p>31</text:p>
          </table:table-cell>
          <table:table-cell table:formula="of:=COUNTA([.U2:.U673])" office:value-type="float" office:value="30" calcext:value-type="float">
            <text:p>30</text:p>
          </table:table-cell>
          <table:table-cell table:formula="of:=COUNTA([.V2:.V673])" office:value-type="float" office:value="31" calcext:value-type="float">
            <text:p>31</text:p>
          </table:table-cell>
          <table:table-cell table:formula="of:=COUNTA([.W2:.W673])" office:value-type="float" office:value="17" calcext:value-type="float">
            <text:p>17</text:p>
          </table:table-cell>
          <table:table-cell table:formula="of:=COUNTA([.X2:.X673])" office:value-type="float" office:value="16" calcext:value-type="float">
            <text:p>16</text:p>
          </table:table-cell>
          <table:table-cell table:formula="of:=COUNTA([.Y2:.Y673])" office:value-type="float" office:value="17" calcext:value-type="float">
            <text:p>17</text:p>
          </table:table-cell>
          <table:table-cell table:formula="of:=COUNTIF([.Z2:.Z673];&quot;used1&quot;)" office:value-type="float" office:value="11" calcext:value-type="float">
            <text:p>11</text:p>
          </table:table-cell>
          <table:table-cell table:formula="of:=COUNTIF([.AA2:.AA673];&quot;used1&quot;)" office:value-type="float" office:value="1" calcext:value-type="float">
            <text:p>1</text:p>
          </table:table-cell>
          <table:table-cell table:formula="of:=COUNTIF([.AB2:.AB673];&quot;used1&quot;)" office:value-type="float" office:value="144" calcext:value-type="float">
            <text:p>144</text:p>
          </table:table-cell>
          <table:table-cell table:formula="of:=COUNTIF([.AC2:.AC673];&quot;used1&quot;)" office:value-type="float" office:value="138" calcext:value-type="float">
            <text:p>138</text:p>
          </table:table-cell>
          <table:table-cell table:formula="of:=COUNTIF([.AD2:.AD673];&quot;used1&quot;)" office:value-type="float" office:value="165" calcext:value-type="float">
            <text:p>165</text:p>
          </table:table-cell>
          <table:table-cell table:formula="of:=COUNTIF([.AE2:.AE673];&quot;used1&quot;)" office:value-type="float" office:value="164" calcext:value-type="float">
            <text:p>164</text:p>
          </table:table-cell>
          <table:table-cell table:formula="of:=COUNTIF([.AF2:.AF673];&quot;used1&quot;)" office:value-type="float" office:value="122" calcext:value-type="float">
            <text:p>122</text:p>
          </table:table-cell>
          <table:table-cell table:formula="of:=COUNTIF([.AG2:.AG673];&quot;used1&quot;)" office:value-type="float" office:value="13" calcext:value-type="float">
            <text:p>13</text:p>
          </table:table-cell>
          <table:table-cell table:style-name="ce8" table:formula="of:=COUNTIF([.AH2:.AH673];&quot;used1&quot;)" office:value-type="float" office:value="74" calcext:value-type="float">
            <text:p>74</text:p>
          </table:table-cell>
          <table:table-cell table:formula="of:=COUNTIF([.AI2:.AI673];&quot;used1&quot;)" office:value-type="float" office:value="107" calcext:value-type="float">
            <text:p>107</text:p>
          </table:table-cell>
          <table:table-cell table:formula="of:=COUNTIF([.AJ2:.AJ673];&quot;used1&quot;)" office:value-type="float" office:value="150" calcext:value-type="float">
            <text:p>150</text:p>
          </table:table-cell>
          <table:table-cell table:style-name="ce2" table:formula="of:=COUNTIF([.AK2:.AK673];&quot;bad&quot;)" office:value-type="float" office:value="4" calcext:value-type="float">
            <text:p>4</text:p>
          </table:table-cell>
          <table:table-cell table:style-name="ce2" table:formula="of:=COUNTIF([.AL2:.AL673];&quot;bad&quot;)" office:value-type="float" office:value="3" calcext:value-type="float">
            <text:p>3</text:p>
          </table:table-cell>
          <table:table-cell table:style-name="ce2" table:formula="of:=COUNTIF([.AM2:.AM673];&quot;bad&quot;)" office:value-type="float" office:value="4" calcext:value-type="float">
            <text:p>4</text:p>
          </table:table-cell>
          <table:table-cell table:style-name="ce2" table:formula="of:=COUNTIF([.AN2:.AN673];&quot;bad&quot;)" office:value-type="float" office:value="3" calcext:value-type="float">
            <text:p>3</text:p>
          </table:table-cell>
          <table:table-cell table:style-name="ce2" table:formula="of:=COUNTIF([.AO2:.AO673];&quot;bad&quot;)" office:value-type="float" office:value="1" calcext:value-type="float">
            <text:p>1</text:p>
          </table:table-cell>
          <table:table-cell table:style-name="ce2" table:formula="of:=COUNTIF([.AP2:.AP673];&quot;bad&quot;)" office:value-type="float" office:value="2" calcext:value-type="float">
            <text:p>2</text:p>
          </table:table-cell>
          <table:table-cell table:style-name="ce2" table:formula="of:=COUNTIF([.AQ2:.AQ673];&quot;bad&quot;)" office:value-type="float" office:value="4" calcext:value-type="float">
            <text:p>4</text:p>
          </table:table-cell>
          <table:table-cell table:style-name="ce2" table:formula="of:=COUNTIF([.AR2:.AR673];&quot;bad&quot;)" office:value-type="float" office:value="0" calcext:value-type="float">
            <text:p>0</text:p>
          </table:table-cell>
          <table:table-cell table:style-name="ce12" table:formula="of:=COUNTIF([.AS2:.AS673];&quot;bad&quot;)" office:value-type="float" office:value="0" calcext:value-type="float">
            <text:p>0</text:p>
          </table:table-cell>
          <table:table-cell table:style-name="ce2" table:formula="of:=COUNTIF([.AT2:.AT673];&quot;bad&quot;)" office:value-type="float" office:value="21" calcext:value-type="float">
            <text:p>21</text:p>
          </table:table-cell>
          <table:table-cell table:style-name="ce2" table:formula="of:=COUNTIF([.AU2:.AU673];&quot;bad&quot;)" office:value-type="float" office:value="2" calcext:value-type="float">
            <text:p>2</text:p>
          </table:table-cell>
          <table:table-cell table:formula="of:=COUNTIF([.AV2:.AV673];0)" office:value-type="float" office:value="203" calcext:value-type="float">
            <text:p>203</text:p>
          </table:table-cell>
          <table:table-cell table:formula="of:=COUNTIF([.AW2:.AW673];0)" office:value-type="float" office:value="214" calcext:value-type="float">
            <text:p>214</text:p>
          </table:table-cell>
          <table:table-cell table:formula="of:=COUNTIF([.AX2:.AX673];0)" office:value-type="float" office:value="179" calcext:value-type="float">
            <text:p>179</text:p>
          </table:table-cell>
          <table:table-cell table:formula="of:=COUNTIF([.AY2:.AY673];0)" office:value-type="float" office:value="162" calcext:value-type="float">
            <text:p>162</text:p>
          </table:table-cell>
          <table:table-cell table:formula="of:=COUNTIF([.AZ2:.AZ673];0)" office:value-type="float" office:value="166" calcext:value-type="float">
            <text:p>166</text:p>
          </table:table-cell>
          <table:table-cell table:formula="of:=COUNTIF([.BA2:.BA673];0)" office:value-type="float" office:value="194" calcext:value-type="float">
            <text:p>194</text:p>
          </table:table-cell>
          <table:table-cell table:formula="of:=COUNTIF([.BB2:.BB673];0)" office:value-type="float" office:value="251" calcext:value-type="float">
            <text:p>251</text:p>
          </table:table-cell>
          <table:table-cell table:style-name="ce2" table:formula="of:=COUNTIF([.BC2:.BC673];&quot;a1&quot;)" office:value-type="float" office:value="4" calcext:value-type="float">
            <text:p>4</text:p>
          </table:table-cell>
          <table:table-cell table:style-name="ce2" table:formula="of:=COUNTIF([.BD2:.BD673];&quot;a1&quot;)" office:value-type="float" office:value="5" calcext:value-type="float">
            <text:p>5</text:p>
          </table:table-cell>
          <table:table-cell table:style-name="ce2" table:formula="of:=COUNTIF([.BE2:.BE673];&quot;a1&quot;)" office:value-type="float" office:value="14" calcext:value-type="float">
            <text:p>14</text:p>
          </table:table-cell>
          <table:table-cell table:style-name="ce2" table:formula="of:=COUNTIF([.BF2:.BF673];&quot;a1&quot;)" office:value-type="float" office:value="18" calcext:value-type="float">
            <text:p>18</text:p>
          </table:table-cell>
          <table:table-cell table:formula="of:=COUNTIF([.BG2:.BG673];0)" office:value-type="float" office:value="106" calcext:value-type="float">
            <text:p>106</text:p>
          </table:table-cell>
          <table:table-cell table:formula="of:=COUNTIF([.BH2:.BH673];0)" office:value-type="float" office:value="129" calcext:value-type="float">
            <text:p>129</text:p>
          </table:table-cell>
          <table:table-cell table:formula="of:=COUNTIF([.BI2:.BI673];0)" office:value-type="float" office:value="90" calcext:value-type="float">
            <text:p>90</text:p>
          </table:table-cell>
          <table:table-cell table:formula="of:=COUNTIF([.BJ2:.BJ673];0)" office:value-type="float" office:value="162" calcext:value-type="float">
            <text:p>162</text:p>
          </table:table-cell>
          <table:table-cell table:formula="of:=COUNTIF([.BK2:.BK673];0)" office:value-type="float" office:value="131" calcext:value-type="float">
            <text:p>131</text:p>
          </table:table-cell>
          <table:table-cell table:formula="of:=COUNTIF([.BL2:.BL673];0)" office:value-type="float" office:value="154" calcext:value-type="float">
            <text:p>154</text:p>
          </table:table-cell>
          <table:table-cell table:formula="of:=COUNTIF([.BM2:.BM673];0)" office:value-type="float" office:value="164" calcext:value-type="float">
            <text:p>164</text:p>
          </table:table-cell>
          <table:table-cell table:formula="of:=COUNTIF([.BN2:.BN673];0)" office:value-type="float" office:value="150" calcext:value-type="float">
            <text:p>150</text:p>
          </table:table-cell>
          <table:table-cell table:formula="of:=COUNTIF([.BO2:.BO673];0)" office:value-type="float" office:value="116" calcext:value-type="float">
            <text:p>116</text:p>
          </table:table-cell>
          <table:table-cell table:formula="of:=COUNTIF([.BP2:.BP673];0)" office:value-type="float" office:value="185" calcext:value-type="float">
            <text:p>185</text:p>
          </table:table-cell>
          <table:table-cell table:formula="of:=COUNTIF([.BQ2:.BQ673];0)" office:value-type="float" office:value="208" calcext:value-type="float">
            <text:p>208</text:p>
          </table:table-cell>
          <table:table-cell table:formula="of:=COUNTIF([.BR2:.BR673];0)" office:value-type="float" office:value="206" calcext:value-type="float">
            <text:p>206</text:p>
          </table:table-cell>
          <table:table-cell table:formula="of:=COUNTIF([.BS2:.BS673];0)" office:value-type="float" office:value="90" calcext:value-type="float">
            <text:p>90</text:p>
          </table:table-cell>
          <table:table-cell table:formula="of:=COUNTIF([.BT2:.BT673];0)" office:value-type="float" office:value="131" calcext:value-type="float">
            <text:p>131</text:p>
          </table:table-cell>
          <table:table-cell table:formula="of:=COUNTIF([.BU2:.BU673];0)" office:value-type="float" office:value="148" calcext:value-type="float">
            <text:p>148</text:p>
          </table:table-cell>
          <table:table-cell table:formula="of:=COUNTIF([.BV2:.BV673];0)" office:value-type="float" office:value="86" calcext:value-type="float">
            <text:p>86</text:p>
          </table:table-cell>
          <table:table-cell table:formula="of:=COUNTIF([.BW2:.BW673];0)" office:value-type="float" office:value="75" calcext:value-type="float">
            <text:p>75</text:p>
          </table:table-cell>
          <table:table-cell table:formula="of:=COUNTIF([.BX2:.BX673];0)" office:value-type="float" office:value="106" calcext:value-type="float">
            <text:p>106</text:p>
          </table:table-cell>
          <table:table-cell table:formula="of:=COUNTIF([.BY2:.BY673];0)" office:value-type="float" office:value="102" calcext:value-type="float">
            <text:p>102</text:p>
          </table:table-cell>
          <table:table-cell table:formula="of:=COUNTIF([.BZ2:.BZ673];0)" office:value-type="float" office:value="136" calcext:value-type="float">
            <text:p>136</text:p>
          </table:table-cell>
          <table:table-cell table:formula="of:=COUNTIF([.CA2:.CA673];0)" office:value-type="float" office:value="150" calcext:value-type="float">
            <text:p>150</text:p>
          </table:table-cell>
          <table:table-cell table:formula="of:=COUNTIF([.CB2:.CB673];0)" office:value-type="float" office:value="32" calcext:value-type="float">
            <text:p>32</text:p>
          </table:table-cell>
          <table:table-cell table:formula="of:=COUNTIF([.CC2:.CC673];0)" office:value-type="float" office:value="80" calcext:value-type="float">
            <text:p>80</text:p>
          </table:table-cell>
          <table:table-cell table:formula="of:=COUNTIF([.CD2:.CD673];0)" office:value-type="float" office:value="140" calcext:value-type="float">
            <text:p>140</text:p>
          </table:table-cell>
          <table:table-cell table:formula="of:=COUNTIF([.CE2:.CE673];0)" office:value-type="float" office:value="96" calcext:value-type="float">
            <text:p>96</text:p>
          </table:table-cell>
          <table:table-cell table:formula="of:=COUNTIF([.CF2:.CF673];0)" office:value-type="float" office:value="136" calcext:value-type="float">
            <text:p>136</text:p>
          </table:table-cell>
          <table:table-cell table:formula="of:=COUNTIF([.CG2:.CG673];0)" office:value-type="float" office:value="145" calcext:value-type="float">
            <text:p>145</text:p>
          </table:table-cell>
          <table:table-cell table:formula="of:=COUNTIF([.CH2:.CH673];0)" office:value-type="float" office:value="120" calcext:value-type="float">
            <text:p>120</text:p>
          </table:table-cell>
          <table:table-cell table:formula="of:=COUNTIF([.CI2:.CI673];0)" office:value-type="float" office:value="142" calcext:value-type="float">
            <text:p>142</text:p>
          </table:table-cell>
          <table:table-cell table:formula="of:=COUNTIF([.CJ2:.CJ673];0)" office:value-type="float" office:value="173" calcext:value-type="float">
            <text:p>173</text:p>
          </table:table-cell>
          <table:table-cell table:style-name="ce2" table:formula="of:=COUNTIF([.CK2:.CK673];&quot;a1&quot;)" office:value-type="float" office:value="17" calcext:value-type="float">
            <text:p>17</text:p>
          </table:table-cell>
          <table:table-cell table:style-name="ce2" table:formula="of:=COUNTIF([.CL2:.CL673];&quot;a1&quot;)" office:value-type="float" office:value="50" calcext:value-type="float">
            <text:p>50</text:p>
          </table:table-cell>
          <table:table-cell table:style-name="ce2" table:formula="of:=COUNTIF([.CM2:.CM673];&quot;a1&quot;)" office:value-type="float" office:value="3" calcext:value-type="float">
            <text:p>3</text:p>
          </table:table-cell>
          <table:table-cell table:style-name="ce2" table:formula="of:=COUNTIF([.CN2:.CN673];&quot;a1&quot;)" office:value-type="float" office:value="4" calcext:value-type="float">
            <text:p>4</text:p>
          </table:table-cell>
          <table:table-cell table:style-name="ce2" table:formula="of:=COUNTIF([.CO2:.CO673];&quot;a1&quot;)" office:value-type="float" office:value="14" calcext:value-type="float">
            <text:p>14</text:p>
          </table:table-cell>
          <table:table-cell table:style-name="ce2" table:formula="of:=COUNTIF([.CP2:.CP673];&quot;a1&quot;)" office:value-type="float" office:value="37" calcext:value-type="float">
            <text:p>37</text:p>
          </table:table-cell>
          <table:table-cell table:style-name="ce2" table:formula="of:=COUNTIF([.CQ2:.CQ673];&quot;a1&quot;)" office:value-type="float" office:value="42" calcext:value-type="float">
            <text:p>42</text:p>
          </table:table-cell>
          <table:table-cell table:formula="of:=COUNTIF([.CR2:.CR673];0)" office:value-type="float" office:value="80" calcext:value-type="float">
            <text:p>80</text:p>
          </table:table-cell>
          <table:table-cell table:formula="of:=COUNTIF([.CS2:.CS673];0)" office:value-type="float" office:value="98" calcext:value-type="float">
            <text:p>98</text:p>
          </table:table-cell>
          <table:table-cell table:formula="of:=COUNTIF([.CT2:.CT673];0)" office:value-type="float" office:value="141" calcext:value-type="float">
            <text:p>141</text:p>
          </table:table-cell>
          <table:table-cell table:formula="of:=COUNTIF([.CU2:.CU673];0)" office:value-type="float" office:value="95" calcext:value-type="float">
            <text:p>95</text:p>
          </table:table-cell>
          <table:table-cell table:formula="of:=COUNTIF([.CV2:.CV673];0)" office:value-type="float" office:value="173" calcext:value-type="float">
            <text:p>173</text:p>
          </table:table-cell>
          <table:table-cell table:formula="of:=COUNTIF([.CW2:.CW673];0)" office:value-type="float" office:value="167" calcext:value-type="float">
            <text:p>167</text:p>
          </table:table-cell>
          <table:table-cell table:formula="of:=COUNTIF([.CX2:.CX673];0)" office:value-type="float" office:value="167" calcext:value-type="float">
            <text:p>167</text:p>
          </table:table-cell>
          <table:table-cell table:formula="of:=COUNTIF([.CY2:.CY673];0)" office:value-type="float" office:value="167" calcext:value-type="float">
            <text:p>167</text:p>
          </table:table-cell>
          <table:table-cell table:formula="of:=COUNTIF([.CZ2:.CZ673];0)" office:value-type="float" office:value="121" calcext:value-type="float">
            <text:p>121</text:p>
          </table:table-cell>
          <table:table-cell table:formula="of:=COUNTIF([.DA2:.DA673];0)" office:value-type="float" office:value="34" calcext:value-type="float">
            <text:p>34</text:p>
          </table:table-cell>
          <table:table-cell table:formula="of:=COUNTIF([.DB2:.DB673];0)" office:value-type="float" office:value="107" calcext:value-type="float">
            <text:p>107</text:p>
          </table:table-cell>
          <table:table-cell table:formula="of:=COUNTIF([.DC2:.DC673];0)" office:value-type="float" office:value="137" calcext:value-type="float">
            <text:p>137</text:p>
          </table:table-cell>
          <table:table-cell table:formula="of:=COUNTIF([.DD2:.DD673];0)" office:value-type="float" office:value="117" calcext:value-type="float">
            <text:p>117</text:p>
          </table:table-cell>
          <table:table-cell table:formula="of:=COUNTIF([.DE2:.DE673];0)" office:value-type="float" office:value="173" calcext:value-type="float">
            <text:p>173</text:p>
          </table:table-cell>
          <table:table-cell table:style-name="ce2" table:formula="of:=COUNTIF([.DF2:.DF673];&quot;a1&quot;)" office:value-type="float" office:value="5" calcext:value-type="float">
            <text:p>5</text:p>
          </table:table-cell>
          <table:table-cell table:style-name="ce2" table:formula="of:=COUNTIF([.DG2:.DG673];&quot;a1&quot;)" office:value-type="float" office:value="0" calcext:value-type="float">
            <text:p>0</text:p>
          </table:table-cell>
          <table:table-cell table:style-name="ce2" table:formula="of:=COUNTIF([.DH2:.DH673];&quot;a1&quot;)" office:value-type="float" office:value="5" calcext:value-type="float">
            <text:p>5</text:p>
          </table:table-cell>
          <table:table-cell table:style-name="ce2" table:formula="of:=COUNTIF([.DI2:.DI673];&quot;a1&quot;)" office:value-type="float" office:value="9" calcext:value-type="float">
            <text:p>9</text:p>
          </table:table-cell>
          <table:table-cell table:style-name="ce2" table:formula="of:=COUNTIF([.DJ2:.DJ673];&quot;a1&quot;)" office:value-type="float" office:value="4" calcext:value-type="float">
            <text:p>4</text:p>
          </table:table-cell>
          <table:table-cell table:style-name="ce2" table:formula="of:=COUNTIF([.DK2:.DK673];&quot;a1&quot;)" office:value-type="float" office:value="33" calcext:value-type="float">
            <text:p>33</text:p>
          </table:table-cell>
          <table:table-cell table:style-name="ce2" table:formula="of:=COUNTIF([.DL2:.DL673];&quot;a1&quot;)" office:value-type="float" office:value="20" calcext:value-type="float">
            <text:p>20</text:p>
          </table:table-cell>
          <table:table-cell table:style-name="ce2" table:formula="of:=COUNTIF([.DM2:.DM673];&quot;a1&quot;)" office:value-type="float" office:value="40" calcext:value-type="float">
            <text:p>40</text:p>
          </table:table-cell>
          <table:table-cell table:style-name="ce2" table:formula="of:=COUNTIF([.DN2:.DN673];&quot;a1&quot;)" office:value-type="float" office:value="28" calcext:value-type="float">
            <text:p>28</text:p>
          </table:table-cell>
          <table:table-cell table:formula="of:=COUNTIF([.DO2:.DO673];0)" office:value-type="float" office:value="149" calcext:value-type="float">
            <text:p>149</text:p>
          </table:table-cell>
          <table:table-cell table:formula="of:=COUNTIF([.DP2:.DP673];0)" office:value-type="float" office:value="45" calcext:value-type="float">
            <text:p>45</text:p>
          </table:table-cell>
          <table:table-cell table:formula="of:=COUNTIF([.DQ2:.DQ673];0)" office:value-type="float" office:value="92" calcext:value-type="float">
            <text:p>92</text:p>
          </table:table-cell>
          <table:table-cell table:formula="of:=COUNTIF([.DR2:.DR673];0)" office:value-type="float" office:value="132" calcext:value-type="float">
            <text:p>132</text:p>
          </table:table-cell>
          <table:table-cell table:formula="of:=COUNTIF([.DS2:.DS673];0)" office:value-type="float" office:value="139" calcext:value-type="float">
            <text:p>139</text:p>
          </table:table-cell>
          <table:table-cell table:formula="of:=COUNTIF([.DT2:.DT673];0)" office:value-type="float" office:value="159" calcext:value-type="float">
            <text:p>159</text:p>
          </table:table-cell>
          <table:table-cell table:style-name="ce2" table:formula="of:=COUNTIF([.DU2:.DU673];&quot;a1&quot;)" office:value-type="float" office:value="2" calcext:value-type="float">
            <text:p>2</text:p>
          </table:table-cell>
          <table:table-cell table:style-name="ce2" table:formula="of:=COUNTIF([.DV2:.DV673];&quot;a1&quot;)" office:value-type="float" office:value="2" calcext:value-type="float">
            <text:p>2</text:p>
          </table:table-cell>
          <table:table-cell table:style-name="ce2" table:formula="of:=COUNTIF([.DW2:.DW673];&quot;a1&quot;)" office:value-type="float" office:value="12" calcext:value-type="float">
            <text:p>12</text:p>
          </table:table-cell>
          <table:table-cell table:style-name="ce2" table:formula="of:=COUNTIF([.DX2:.DX673];&quot;a1&quot;)" office:value-type="float" office:value="25" calcext:value-type="float">
            <text:p>25</text:p>
          </table:table-cell>
          <table:table-cell table:style-name="ce2" table:formula="of:=COUNTIF([.DY2:.DY673];&quot;a1&quot;)" office:value-type="float" office:value="19" calcext:value-type="float">
            <text:p>19</text:p>
          </table:table-cell>
          <table:table-cell table:style-name="ce2" table:formula="of:=COUNTIF([.DZ2:.DZ673];&quot;a1&quot;)" office:value-type="float" office:value="32" calcext:value-type="float">
            <text:p>32</text:p>
          </table:table-cell>
          <table:table-cell table:style-name="ce2" table:formula="of:=COUNTIF([.EA2:.EA673];&quot;a1&quot;)" office:value-type="float" office:value="14" calcext:value-type="float">
            <text:p>14</text:p>
          </table:table-cell>
          <table:table-cell table:style-name="ce2" table:formula="of:=COUNTIF([.EB2:.EB673];&quot;a1&quot;)" office:value-type="float" office:value="28" calcext:value-type="float">
            <text:p>28</text:p>
          </table:table-cell>
          <table:table-cell table:style-name="ce2" table:formula="of:=COUNTIF([.EC2:.EC673];&quot;a1&quot;)" office:value-type="float" office:value="18" calcext:value-type="float">
            <text:p>18</text:p>
          </table:table-cell>
          <table:table-cell table:style-name="ce2" table:formula="of:=COUNTIF([.ED2:.ED673];&quot;a1&quot;)" office:value-type="float" office:value="43" calcext:value-type="float">
            <text:p>43</text:p>
          </table:table-cell>
          <table:table-cell table:style-name="ce2" table:formula="of:=COUNTIF([.EE2:.EE673];&quot;a1&quot;)" office:value-type="float" office:value="4" calcext:value-type="float">
            <text:p>4</text:p>
          </table:table-cell>
          <table:table-cell table:style-name="ce2" table:formula="of:=COUNTIF([.EF2:.EF673];&quot;a1&quot;)" office:value-type="float" office:value="3" calcext:value-type="float">
            <text:p>3</text:p>
          </table:table-cell>
          <table:table-cell table:style-name="ce2" table:formula="of:=COUNTIF([.EG2:.EG673];&quot;a1&quot;)" office:value-type="float" office:value="45" calcext:value-type="float">
            <text:p>45</text:p>
          </table:table-cell>
          <table:table-cell table:style-name="ce2" table:formula="of:=COUNTIF([.EH2:.EH673];&quot;a1&quot;)" office:value-type="float" office:value="2" calcext:value-type="float">
            <text:p>2</text:p>
          </table:table-cell>
          <table:table-cell table:formula="of:=COUNTIF([.EI2:.EI673];0)" office:value-type="float" office:value="556" calcext:value-type="float">
            <text:p>556</text:p>
          </table:table-cell>
          <table:table-cell table:number-columns-repeated="883"/>
        </table:table-row>
        <table:table-row table:style-name="ro1">
          <table:table-cell table:number-columns-repeated="3"/>
          <table:table-cell table:style-name="ce3" table:formula="of:=COUNTIF([.D2:.D673];&quot;a2&quot;)" office:value-type="float" office:value="45" calcext:value-type="float">
            <text:p>45</text:p>
          </table:table-cell>
          <table:table-cell office:value-type="string" calcext:value-type="string">
            <text:p>student</text:p>
          </table:table-cell>
          <table:table-cell table:formula="of:=COUNTIF([.F2:.F673];1)" office:value-type="float" office:value="161" calcext:value-type="float">
            <text:p>161</text:p>
          </table:table-cell>
          <table:table-cell table:formula="of:=COUNTIF([.G2:.G673];1)" office:value-type="float" office:value="59" calcext:value-type="float">
            <text:p>59</text:p>
          </table:table-cell>
          <table:table-cell table:formula="of:=COUNTIF([.H2:.H673];1)" office:value-type="float" office:value="61" calcext:value-type="float">
            <text:p>61</text:p>
          </table:table-cell>
          <table:table-cell table:formula="of:=COUNTIF([.I2:.I673];1)" office:value-type="float" office:value="45" calcext:value-type="float">
            <text:p>45</text:p>
          </table:table-cell>
          <table:table-cell table:formula="of:=COUNTIF([.J2:.J673];1)" office:value-type="float" office:value="43" calcext:value-type="float">
            <text:p>43</text:p>
          </table:table-cell>
          <table:table-cell table:number-columns-repeated="15"/>
          <table:table-cell table:style-name="ce7" table:formula="of:=COUNTIF([.Z2:.Z673];&quot;used2&quot;)" office:value-type="float" office:value="0" calcext:value-type="float">
            <text:p>0</text:p>
          </table:table-cell>
          <table:table-cell table:style-name="ce7" table:formula="of:=COUNTIF([.AA2:.AA673];&quot;used2&quot;)" office:value-type="float" office:value="0" calcext:value-type="float">
            <text:p>0</text:p>
          </table:table-cell>
          <table:table-cell table:style-name="ce7" table:formula="of:=COUNTIF([.AB2:.AB673];&quot;used2&quot;)" office:value-type="float" office:value="0" calcext:value-type="float">
            <text:p>0</text:p>
          </table:table-cell>
          <table:table-cell table:style-name="ce7" table:formula="of:=COUNTIF([.AC2:.AC673];&quot;used2&quot;)" office:value-type="float" office:value="0" calcext:value-type="float">
            <text:p>0</text:p>
          </table:table-cell>
          <table:table-cell table:style-name="ce7" table:formula="of:=COUNTIF([.AD2:.AD673];&quot;used2&quot;)" office:value-type="float" office:value="0" calcext:value-type="float">
            <text:p>0</text:p>
          </table:table-cell>
          <table:table-cell table:style-name="ce7" table:formula="of:=COUNTIF([.AE2:.AE673];&quot;used2&quot;)" office:value-type="float" office:value="0" calcext:value-type="float">
            <text:p>0</text:p>
          </table:table-cell>
          <table:table-cell table:style-name="ce7" table:formula="of:=COUNTIF([.AF2:.AF673];&quot;used2&quot;)" office:value-type="float" office:value="0" calcext:value-type="float">
            <text:p>0</text:p>
          </table:table-cell>
          <table:table-cell table:style-name="ce7" table:formula="of:=COUNTIF([.AG2:.AG673];&quot;used2&quot;)" office:value-type="float" office:value="0" calcext:value-type="float">
            <text:p>0</text:p>
          </table:table-cell>
          <table:table-cell table:style-name="ce9" table:formula="of:=COUNTIF([.AH2:.AH673];&quot;used2&quot;)" office:value-type="float" office:value="0" calcext:value-type="float">
            <text:p>0</text:p>
          </table:table-cell>
          <table:table-cell table:style-name="ce7" table:formula="of:=COUNTIF([.AI2:.AI673];&quot;used2&quot;)" office:value-type="float" office:value="0" calcext:value-type="float">
            <text:p>0</text:p>
          </table:table-cell>
          <table:table-cell table:style-name="ce7" table:formula="of:=COUNTIF([.AJ2:.AJ673];&quot;used2&quot;)" office:value-type="float" office:value="0" calcext:value-type="float">
            <text:p>0</text:p>
          </table:table-cell>
          <table:table-cell table:style-name="ce3" table:formula="of:=COUNTIF([.AK2:.AK673];&quot;confused&quot;)" office:value-type="float" office:value="17" calcext:value-type="float">
            <text:p>17</text:p>
          </table:table-cell>
          <table:table-cell table:style-name="ce3" table:formula="of:=COUNTIF([.AL2:.AL673];&quot;confused&quot;)" office:value-type="float" office:value="6" calcext:value-type="float">
            <text:p>6</text:p>
          </table:table-cell>
          <table:table-cell table:style-name="ce3" table:formula="of:=COUNTIF([.AM2:.AM673];&quot;confused&quot;)" office:value-type="float" office:value="15" calcext:value-type="float">
            <text:p>15</text:p>
          </table:table-cell>
          <table:table-cell table:style-name="ce3" table:formula="of:=COUNTIF([.AN2:.AN673];&quot;confused&quot;)" office:value-type="float" office:value="18" calcext:value-type="float">
            <text:p>18</text:p>
          </table:table-cell>
          <table:table-cell table:style-name="ce3" table:formula="of:=COUNTIF([.AO2:.AO673];&quot;confused&quot;)" office:value-type="float" office:value="4" calcext:value-type="float">
            <text:p>4</text:p>
          </table:table-cell>
          <table:table-cell table:style-name="ce3" table:formula="of:=COUNTIF([.AP2:.AP673];&quot;confused&quot;)" office:value-type="float" office:value="4" calcext:value-type="float">
            <text:p>4</text:p>
          </table:table-cell>
          <table:table-cell table:style-name="ce3" table:formula="of:=COUNTIF([.AQ2:.AQ673];&quot;confused&quot;)" office:value-type="float" office:value="23" calcext:value-type="float">
            <text:p>23</text:p>
          </table:table-cell>
          <table:table-cell table:style-name="ce3" table:formula="of:=COUNTIF([.AR2:.AR673];&quot;confused&quot;)" office:value-type="float" office:value="12" calcext:value-type="float">
            <text:p>12</text:p>
          </table:table-cell>
          <table:table-cell table:style-name="ce13" table:formula="of:=COUNTIF([.AS2:.AS673];&quot;confused&quot;)" office:value-type="float" office:value="22" calcext:value-type="float">
            <text:p>22</text:p>
          </table:table-cell>
          <table:table-cell table:style-name="ce3" table:formula="of:=COUNTIF([.AT2:.AT673];&quot;confused&quot;)" office:value-type="float" office:value="25" calcext:value-type="float">
            <text:p>25</text:p>
          </table:table-cell>
          <table:table-cell table:style-name="ce3" table:formula="of:=COUNTIF([.AU2:.AU673];&quot;confused&quot;)" office:value-type="float" office:value="7" calcext:value-type="float">
            <text:p>7</text:p>
          </table:table-cell>
          <table:table-cell table:formula="of:=COUNTIF([.AV2:.AV673];1)" office:value-type="float" office:value="48" calcext:value-type="float">
            <text:p>48</text:p>
          </table:table-cell>
          <table:table-cell table:formula="of:=COUNTIF([.AW2:.AW673];1)" office:value-type="float" office:value="37" calcext:value-type="float">
            <text:p>37</text:p>
          </table:table-cell>
          <table:table-cell table:formula="of:=COUNTIF([.AX2:.AX673];1)" office:value-type="float" office:value="72" calcext:value-type="float">
            <text:p>72</text:p>
          </table:table-cell>
          <table:table-cell table:formula="of:=COUNTIF([.AY2:.AY673];1)" office:value-type="float" office:value="89" calcext:value-type="float">
            <text:p>89</text:p>
          </table:table-cell>
          <table:table-cell table:formula="of:=COUNTIF([.AZ2:.AZ673];1)" office:value-type="float" office:value="85" calcext:value-type="float">
            <text:p>85</text:p>
          </table:table-cell>
          <table:table-cell table:formula="of:=COUNTIF([.BA2:.BA673];1)" office:value-type="float" office:value="57" calcext:value-type="float">
            <text:p>57</text:p>
          </table:table-cell>
          <table:table-cell table:formula="of:=COUNTIF([.BB2:.BB673];1)" office:value-type="float" office:value="35" calcext:value-type="float">
            <text:p>35</text:p>
          </table:table-cell>
          <table:table-cell table:style-name="ce3" table:formula="of:=COUNTIF([.BC2:.BC673];&quot;a2&quot;)" office:value-type="float" office:value="3" calcext:value-type="float">
            <text:p>3</text:p>
          </table:table-cell>
          <table:table-cell table:style-name="ce3" table:formula="of:=COUNTIF([.BD2:.BD673];&quot;a2&quot;)" office:value-type="float" office:value="11" calcext:value-type="float">
            <text:p>11</text:p>
          </table:table-cell>
          <table:table-cell table:style-name="ce3" table:formula="of:=COUNTIF([.BE2:.BE673];&quot;a2&quot;)" office:value-type="float" office:value="12" calcext:value-type="float">
            <text:p>12</text:p>
          </table:table-cell>
          <table:table-cell table:style-name="ce3" table:formula="of:=COUNTIF([.BF2:.BF673];&quot;a2&quot;)" office:value-type="float" office:value="27" calcext:value-type="float">
            <text:p>27</text:p>
          </table:table-cell>
          <table:table-cell table:formula="of:=COUNTIF([.BG2:.BG673];1)" office:value-type="float" office:value="109" calcext:value-type="float">
            <text:p>109</text:p>
          </table:table-cell>
          <table:table-cell table:formula="of:=COUNTIF([.BH2:.BH673];1)" office:value-type="float" office:value="86" calcext:value-type="float">
            <text:p>86</text:p>
          </table:table-cell>
          <table:table-cell table:formula="of:=COUNTIF([.BI2:.BI673];1)" office:value-type="float" office:value="125" calcext:value-type="float">
            <text:p>125</text:p>
          </table:table-cell>
          <table:table-cell table:formula="of:=COUNTIF([.BJ2:.BJ673];1)" office:value-type="float" office:value="53" calcext:value-type="float">
            <text:p>53</text:p>
          </table:table-cell>
          <table:table-cell table:formula="of:=COUNTIF([.BK2:.BK673];1)" office:value-type="float" office:value="84" calcext:value-type="float">
            <text:p>84</text:p>
          </table:table-cell>
          <table:table-cell table:formula="of:=COUNTIF([.BL2:.BL673];1)" office:value-type="float" office:value="61" calcext:value-type="float">
            <text:p>61</text:p>
          </table:table-cell>
          <table:table-cell table:formula="of:=COUNTIF([.BM2:.BM673];1)" office:value-type="float" office:value="51" calcext:value-type="float">
            <text:p>51</text:p>
          </table:table-cell>
          <table:table-cell table:formula="of:=COUNTIF([.BN2:.BN673];1)" office:value-type="float" office:value="65" calcext:value-type="float">
            <text:p>65</text:p>
          </table:table-cell>
          <table:table-cell table:formula="of:=COUNTIF([.BO2:.BO673];1)" office:value-type="float" office:value="99" calcext:value-type="float">
            <text:p>99</text:p>
          </table:table-cell>
          <table:table-cell table:formula="of:=COUNTIF([.BP2:.BP673];1)" office:value-type="float" office:value="30" calcext:value-type="float">
            <text:p>30</text:p>
          </table:table-cell>
          <table:table-cell table:formula="of:=COUNTIF([.BQ2:.BQ673];1)" office:value-type="float" office:value="7" calcext:value-type="float">
            <text:p>7</text:p>
          </table:table-cell>
          <table:table-cell table:formula="of:=COUNTIF([.BR2:.BR673];1)" office:value-type="float" office:value="9" calcext:value-type="float">
            <text:p>9</text:p>
          </table:table-cell>
          <table:table-cell table:formula="of:=COUNTIF([.BS2:.BS673];1)" office:value-type="float" office:value="60" calcext:value-type="float">
            <text:p>60</text:p>
          </table:table-cell>
          <table:table-cell table:formula="of:=COUNTIF([.BT2:.BT673];1)" office:value-type="float" office:value="19" calcext:value-type="float">
            <text:p>19</text:p>
          </table:table-cell>
          <table:table-cell table:formula="of:=COUNTIF([.BU2:.BU673];1)" office:value-type="float" office:value="2" calcext:value-type="float">
            <text:p>2</text:p>
          </table:table-cell>
          <table:table-cell table:formula="of:=COUNTIF([.BV2:.BV673];1)" office:value-type="float" office:value="64" calcext:value-type="float">
            <text:p>64</text:p>
          </table:table-cell>
          <table:table-cell table:formula="of:=COUNTIF([.BW2:.BW673];1)" office:value-type="float" office:value="75" calcext:value-type="float">
            <text:p>75</text:p>
          </table:table-cell>
          <table:table-cell table:formula="of:=COUNTIF([.BX2:.BX673];1)" office:value-type="float" office:value="44" calcext:value-type="float">
            <text:p>44</text:p>
          </table:table-cell>
          <table:table-cell table:formula="of:=COUNTIF([.BY2:.BY673];1)" office:value-type="float" office:value="48" calcext:value-type="float">
            <text:p>48</text:p>
          </table:table-cell>
          <table:table-cell table:formula="of:=COUNTIF([.BZ2:.BZ673];1)" office:value-type="float" office:value="14" calcext:value-type="float">
            <text:p>14</text:p>
          </table:table-cell>
          <table:table-cell table:formula="of:=COUNTIF([.CA2:.CA673];1)" office:value-type="float" office:value="65" calcext:value-type="float">
            <text:p>65</text:p>
          </table:table-cell>
          <table:table-cell table:formula="of:=COUNTIF([.CB2:.CB673];1)" office:value-type="float" office:value="141" calcext:value-type="float">
            <text:p>141</text:p>
          </table:table-cell>
          <table:table-cell table:formula="of:=COUNTIF([.CC2:.CC673];1)" office:value-type="float" office:value="93" calcext:value-type="float">
            <text:p>93</text:p>
          </table:table-cell>
          <table:table-cell table:formula="of:=COUNTIF([.CD2:.CD673];1)" office:value-type="float" office:value="33" calcext:value-type="float">
            <text:p>33</text:p>
          </table:table-cell>
          <table:table-cell table:formula="of:=COUNTIF([.CE2:.CE673];1)" office:value-type="float" office:value="77" calcext:value-type="float">
            <text:p>77</text:p>
          </table:table-cell>
          <table:table-cell table:formula="of:=COUNTIF([.CF2:.CF673];1)" office:value-type="float" office:value="37" calcext:value-type="float">
            <text:p>37</text:p>
          </table:table-cell>
          <table:table-cell table:formula="of:=COUNTIF([.CG2:.CG673];1)" office:value-type="float" office:value="28" calcext:value-type="float">
            <text:p>28</text:p>
          </table:table-cell>
          <table:table-cell table:formula="of:=COUNTIF([.CH2:.CH673];1)" office:value-type="float" office:value="53" calcext:value-type="float">
            <text:p>53</text:p>
          </table:table-cell>
          <table:table-cell table:formula="of:=COUNTIF([.CI2:.CI673];1)" office:value-type="float" office:value="31" calcext:value-type="float">
            <text:p>31</text:p>
          </table:table-cell>
          <table:table-cell table:formula="of:=COUNTIF([.CJ2:.CJ673];1)" office:value-type="float" office:value="4" calcext:value-type="float">
            <text:p>4</text:p>
          </table:table-cell>
          <table:table-cell table:style-name="ce3" table:formula="of:=COUNTIF([.CK2:.CK673];&quot;a2&quot;)" office:value-type="float" office:value="19" calcext:value-type="float">
            <text:p>19</text:p>
          </table:table-cell>
          <table:table-cell table:style-name="ce3" table:formula="of:=COUNTIF([.CL2:.CL673];&quot;a2&quot;)" office:value-type="float" office:value="42" calcext:value-type="float">
            <text:p>42</text:p>
          </table:table-cell>
          <table:table-cell table:style-name="ce3" table:formula="of:=COUNTIF([.CM2:.CM673];&quot;a2&quot;)" office:value-type="float" office:value="11" calcext:value-type="float">
            <text:p>11</text:p>
          </table:table-cell>
          <table:table-cell table:style-name="ce3" table:formula="of:=COUNTIF([.CN2:.CN673];&quot;a2&quot;)" office:value-type="float" office:value="7" calcext:value-type="float">
            <text:p>7</text:p>
          </table:table-cell>
          <table:table-cell table:style-name="ce3" table:formula="of:=COUNTIF([.CO2:.CO673];&quot;a2&quot;)" office:value-type="float" office:value="30" calcext:value-type="float">
            <text:p>30</text:p>
          </table:table-cell>
          <table:table-cell table:style-name="ce3" table:formula="of:=COUNTIF([.CP2:.CP673];&quot;a2&quot;)" office:value-type="float" office:value="29" calcext:value-type="float">
            <text:p>29</text:p>
          </table:table-cell>
          <table:table-cell table:style-name="ce3" table:formula="of:=COUNTIF([.CQ2:.CQ673];&quot;a2&quot;)" office:value-type="float" office:value="28" calcext:value-type="float">
            <text:p>28</text:p>
          </table:table-cell>
          <table:table-cell table:formula="of:=COUNTIF([.CR2:.CR673];1)" office:value-type="float" office:value="97" calcext:value-type="float">
            <text:p>97</text:p>
          </table:table-cell>
          <table:table-cell table:formula="of:=COUNTIF([.CS2:.CS673];1)" office:value-type="float" office:value="79" calcext:value-type="float">
            <text:p>79</text:p>
          </table:table-cell>
          <table:table-cell table:formula="of:=COUNTIF([.CT2:.CT673];1)" office:value-type="float" office:value="36" calcext:value-type="float">
            <text:p>36</text:p>
          </table:table-cell>
          <table:table-cell table:formula="of:=COUNTIF([.CU2:.CU673];1)" office:value-type="float" office:value="82" calcext:value-type="float">
            <text:p>82</text:p>
          </table:table-cell>
          <table:table-cell table:formula="of:=COUNTIF([.CV2:.CV673];1)" office:value-type="float" office:value="4" calcext:value-type="float">
            <text:p>4</text:p>
          </table:table-cell>
          <table:table-cell table:formula="of:=COUNTIF([.CW2:.CW673];1)" office:value-type="float" office:value="10" calcext:value-type="float">
            <text:p>10</text:p>
          </table:table-cell>
          <table:table-cell table:formula="of:=COUNTIF([.CX2:.CX673];1)" office:value-type="float" office:value="10" calcext:value-type="float">
            <text:p>10</text:p>
          </table:table-cell>
          <table:table-cell table:formula="of:=COUNTIF([.CY2:.CY673];1)" office:value-type="float" office:value="10" calcext:value-type="float">
            <text:p>10</text:p>
          </table:table-cell>
          <table:table-cell table:formula="of:=COUNTIF([.CZ2:.CZ673];1)" office:value-type="float" office:value="52" calcext:value-type="float">
            <text:p>52</text:p>
          </table:table-cell>
          <table:table-cell table:formula="of:=COUNTIF([.DA2:.DA673];1)" office:value-type="float" office:value="139" calcext:value-type="float">
            <text:p>139</text:p>
          </table:table-cell>
          <table:table-cell table:formula="of:=COUNTIF([.DB2:.DB673];1)" office:value-type="float" office:value="66" calcext:value-type="float">
            <text:p>66</text:p>
          </table:table-cell>
          <table:table-cell table:formula="of:=COUNTIF([.DC2:.DC673];1)" office:value-type="float" office:value="36" calcext:value-type="float">
            <text:p>36</text:p>
          </table:table-cell>
          <table:table-cell table:formula="of:=COUNTIF([.DD2:.DD673];1)" office:value-type="float" office:value="56" calcext:value-type="float">
            <text:p>56</text:p>
          </table:table-cell>
          <table:table-cell table:formula="of:=COUNTIF([.DE2:.DE673];1)" office:value-type="float" office:value="4" calcext:value-type="float">
            <text:p>4</text:p>
          </table:table-cell>
          <table:table-cell table:style-name="ce3" table:formula="of:=COUNTIF([.DF2:.DF673];&quot;a2&quot;)" office:value-type="float" office:value="12" calcext:value-type="float">
            <text:p>12</text:p>
          </table:table-cell>
          <table:table-cell table:style-name="ce3" table:formula="of:=COUNTIF([.DG2:.DG673];&quot;a2&quot;)" office:value-type="float" office:value="13" calcext:value-type="float">
            <text:p>13</text:p>
          </table:table-cell>
          <table:table-cell table:style-name="ce3" table:formula="of:=COUNTIF([.DH2:.DH673];&quot;a2&quot;)" office:value-type="float" office:value="22" calcext:value-type="float">
            <text:p>22</text:p>
          </table:table-cell>
          <table:table-cell table:style-name="ce3" table:formula="of:=COUNTIF([.DI2:.DI673];&quot;a2&quot;)" office:value-type="float" office:value="29" calcext:value-type="float">
            <text:p>29</text:p>
          </table:table-cell>
          <table:table-cell table:style-name="ce3" table:formula="of:=COUNTIF([.DJ2:.DJ673];&quot;a2&quot;)" office:value-type="float" office:value="21" calcext:value-type="float">
            <text:p>21</text:p>
          </table:table-cell>
          <table:table-cell table:style-name="ce3" table:formula="of:=COUNTIF([.DK2:.DK673];&quot;a2&quot;)" office:value-type="float" office:value="62" calcext:value-type="float">
            <text:p>62</text:p>
          </table:table-cell>
          <table:table-cell table:style-name="ce3" table:formula="of:=COUNTIF([.DL2:.DL673];&quot;a2&quot;)" office:value-type="float" office:value="46" calcext:value-type="float">
            <text:p>46</text:p>
          </table:table-cell>
          <table:table-cell table:style-name="ce3" table:formula="of:=COUNTIF([.DM2:.DM673];&quot;a2&quot;)" office:value-type="float" office:value="53" calcext:value-type="float">
            <text:p>53</text:p>
          </table:table-cell>
          <table:table-cell table:style-name="ce3" table:formula="of:=COUNTIF([.DN2:.DN673];&quot;a2&quot;)" office:value-type="float" office:value="31" calcext:value-type="float">
            <text:p>31</text:p>
          </table:table-cell>
          <table:table-cell table:formula="of:=COUNTIF([.DO2:.DO673];1)" office:value-type="float" office:value="10" calcext:value-type="float">
            <text:p>10</text:p>
          </table:table-cell>
          <table:table-cell table:formula="of:=COUNTIF([.DP2:.DP673];1)" office:value-type="float" office:value="114" calcext:value-type="float">
            <text:p>114</text:p>
          </table:table-cell>
          <table:table-cell table:formula="of:=COUNTIF([.DQ2:.DQ673];1)" office:value-type="float" office:value="67" calcext:value-type="float">
            <text:p>67</text:p>
          </table:table-cell>
          <table:table-cell table:formula="of:=COUNTIF([.DR2:.DR673];1)" office:value-type="float" office:value="27" calcext:value-type="float">
            <text:p>27</text:p>
          </table:table-cell>
          <table:table-cell table:formula="of:=COUNTIF([.DS2:.DS673];1)" office:value-type="float" office:value="20" calcext:value-type="float">
            <text:p>20</text:p>
          </table:table-cell>
          <table:table-cell table:formula="of:=COUNTIF([.DT2:.DT673];1)" office:value-type="float" office:value="18" calcext:value-type="float">
            <text:p>18</text:p>
          </table:table-cell>
          <table:table-cell table:style-name="ce3" table:formula="of:=COUNTIF([.DU2:.DU673];&quot;a2&quot;)" office:value-type="float" office:value="8" calcext:value-type="float">
            <text:p>8</text:p>
          </table:table-cell>
          <table:table-cell table:style-name="ce3" table:formula="of:=COUNTIF([.DV2:.DV673];&quot;a2&quot;)" office:value-type="float" office:value="5" calcext:value-type="float">
            <text:p>5</text:p>
          </table:table-cell>
          <table:table-cell table:style-name="ce3" table:formula="of:=COUNTIF([.DW2:.DW673];&quot;a2&quot;)" office:value-type="float" office:value="15" calcext:value-type="float">
            <text:p>15</text:p>
          </table:table-cell>
          <table:table-cell table:style-name="ce3" table:formula="of:=COUNTIF([.DX2:.DX673];&quot;a2&quot;)" office:value-type="float" office:value="50" calcext:value-type="float">
            <text:p>50</text:p>
          </table:table-cell>
          <table:table-cell table:style-name="ce3" table:formula="of:=COUNTIF([.DY2:.DY673];&quot;a2&quot;)" office:value-type="float" office:value="19" calcext:value-type="float">
            <text:p>19</text:p>
          </table:table-cell>
          <table:table-cell table:style-name="ce3" table:formula="of:=COUNTIF([.DZ2:.DZ673];&quot;a2&quot;)" office:value-type="float" office:value="25" calcext:value-type="float">
            <text:p>25</text:p>
          </table:table-cell>
          <table:table-cell table:style-name="ce3" table:formula="of:=COUNTIF([.EA2:.EA673];&quot;a2&quot;)" office:value-type="float" office:value="12" calcext:value-type="float">
            <text:p>12</text:p>
          </table:table-cell>
          <table:table-cell table:style-name="ce3" table:formula="of:=COUNTIF([.EB2:.EB673];&quot;a2&quot;)" office:value-type="float" office:value="44" calcext:value-type="float">
            <text:p>44</text:p>
          </table:table-cell>
          <table:table-cell table:style-name="ce3" table:formula="of:=COUNTIF([.EC2:.EC673];&quot;a2&quot;)" office:value-type="float" office:value="24" calcext:value-type="float">
            <text:p>24</text:p>
          </table:table-cell>
          <table:table-cell table:style-name="ce3" table:formula="of:=COUNTIF([.ED2:.ED673];&quot;a2&quot;)" office:value-type="float" office:value="41" calcext:value-type="float">
            <text:p>41</text:p>
          </table:table-cell>
          <table:table-cell table:style-name="ce3" table:formula="of:=COUNTIF([.EE2:.EE673];&quot;a2&quot;)" office:value-type="float" office:value="12" calcext:value-type="float">
            <text:p>12</text:p>
          </table:table-cell>
          <table:table-cell table:style-name="ce3" table:formula="of:=COUNTIF([.EF2:.EF673];&quot;a2&quot;)" office:value-type="float" office:value="3" calcext:value-type="float">
            <text:p>3</text:p>
          </table:table-cell>
          <table:table-cell table:style-name="ce3" table:formula="of:=COUNTIF([.EG2:.EG673];&quot;a2&quot;)" office:value-type="float" office:value="21" calcext:value-type="float">
            <text:p>21</text:p>
          </table:table-cell>
          <table:table-cell table:style-name="ce3" table:formula="of:=COUNTIF([.EH2:.EH673];&quot;a2&quot;)" office:value-type="float" office:value="0" calcext:value-type="float">
            <text:p>0</text:p>
          </table:table-cell>
          <table:table-cell table:style-name="ce1" table:formula="of:=COUNTIF([.EI2:.EI673];1)" office:value-type="float" office:value="116" calcext:value-type="float">
            <text:p>116</text:p>
          </table:table-cell>
          <table:table-cell table:number-columns-repeated="883"/>
        </table:table-row>
        <table:table-row table:style-name="ro1">
          <table:table-cell table:number-columns-repeated="3"/>
          <table:table-cell table:style-name="ce3" table:formula="of:=COUNTIF([.D2:.D673];&quot;a3&quot;)" office:value-type="float" office:value="61" calcext:value-type="float">
            <text:p>61</text:p>
          </table:table-cell>
          <table:table-cell office:value-type="string" calcext:value-type="string">
            <text:p>bachelor</text:p>
          </table:table-cell>
          <table:table-cell table:formula="of:=SUM([.F677:.F678])" office:value-type="float" office:value="286" calcext:value-type="float">
            <text:p>286</text:p>
          </table:table-cell>
          <table:table-cell table:formula="of:=SUM([.G677:.G678])" office:value-type="float" office:value="286" calcext:value-type="float">
            <text:p>286</text:p>
          </table:table-cell>
          <table:table-cell table:formula="of:=SUM([.H677:.H678])" office:value-type="float" office:value="286" calcext:value-type="float">
            <text:p>286</text:p>
          </table:table-cell>
          <table:table-cell table:formula="of:=SUM([.I677:.I678])" office:value-type="float" office:value="286" calcext:value-type="float">
            <text:p>286</text:p>
          </table:table-cell>
          <table:table-cell table:formula="of:=SUM([.J677:.J678])" office:value-type="float" office:value="286" calcext:value-type="float">
            <text:p>286</text:p>
          </table:table-cell>
          <table:table-cell table:number-columns-repeated="15"/>
          <table:table-cell table:style-name="ce7" table:formula="of:=COUNTIF([.Z2:.Z673];&quot;used3&quot;)" office:value-type="float" office:value="35" calcext:value-type="float">
            <text:p>35</text:p>
          </table:table-cell>
          <table:table-cell table:style-name="ce7" table:formula="of:=COUNTIF([.AA2:.AA673];&quot;used3&quot;)" office:value-type="float" office:value="16" calcext:value-type="float">
            <text:p>16</text:p>
          </table:table-cell>
          <table:table-cell table:style-name="ce7" table:formula="of:=COUNTIF([.AB2:.AB673];&quot;used3&quot;)" office:value-type="float" office:value="52" calcext:value-type="float">
            <text:p>52</text:p>
          </table:table-cell>
          <table:table-cell table:style-name="ce7" table:formula="of:=COUNTIF([.AC2:.AC673];&quot;used3&quot;)" office:value-type="float" office:value="47" calcext:value-type="float">
            <text:p>47</text:p>
          </table:table-cell>
          <table:table-cell table:style-name="ce7" table:formula="of:=COUNTIF([.AD2:.AD673];&quot;used3&quot;)" office:value-type="float" office:value="18" calcext:value-type="float">
            <text:p>18</text:p>
          </table:table-cell>
          <table:table-cell table:style-name="ce7" table:formula="of:=COUNTIF([.AE2:.AE673];&quot;used3&quot;)" office:value-type="float" office:value="28" calcext:value-type="float">
            <text:p>28</text:p>
          </table:table-cell>
          <table:table-cell table:style-name="ce7" table:formula="of:=COUNTIF([.AF2:.AF673];&quot;used3&quot;)" office:value-type="float" office:value="66" calcext:value-type="float">
            <text:p>66</text:p>
          </table:table-cell>
          <table:table-cell table:style-name="ce7" table:formula="of:=COUNTIF([.AG2:.AG673];&quot;used3&quot;)" office:value-type="float" office:value="43" calcext:value-type="float">
            <text:p>43</text:p>
          </table:table-cell>
          <table:table-cell table:style-name="ce9" table:formula="of:=COUNTIF([.AH2:.AH673];&quot;used3&quot;)" office:value-type="float" office:value="89" calcext:value-type="float">
            <text:p>89</text:p>
          </table:table-cell>
          <table:table-cell table:style-name="ce7" table:formula="of:=COUNTIF([.AI2:.AI673];&quot;used3&quot;)" office:value-type="float" office:value="58" calcext:value-type="float">
            <text:p>58</text:p>
          </table:table-cell>
          <table:table-cell table:style-name="ce7" table:formula="of:=COUNTIF([.AJ2:.AJ673];&quot;used3&quot;)" office:value-type="float" office:value="22" calcext:value-type="float">
            <text:p>22</text:p>
          </table:table-cell>
          <table:table-cell table:style-name="ce3" table:formula="of:=COUNTIF([.AK2:.AK673];&quot;help&quot;)" office:value-type="float" office:value="60" calcext:value-type="float">
            <text:p>60</text:p>
          </table:table-cell>
          <table:table-cell table:style-name="ce3" table:formula="of:=COUNTIF([.AL2:.AL673];&quot;help&quot;)" office:value-type="float" office:value="44" calcext:value-type="float">
            <text:p>44</text:p>
          </table:table-cell>
          <table:table-cell table:style-name="ce3" table:formula="of:=COUNTIF([.AM2:.AM673];&quot;help&quot;)" office:value-type="float" office:value="19" calcext:value-type="float">
            <text:p>19</text:p>
          </table:table-cell>
          <table:table-cell table:style-name="ce3" table:formula="of:=COUNTIF([.AN2:.AN673];&quot;help&quot;)" office:value-type="float" office:value="23" calcext:value-type="float">
            <text:p>23</text:p>
          </table:table-cell>
          <table:table-cell table:style-name="ce3" table:formula="of:=COUNTIF([.AO2:.AO673];&quot;help&quot;)" office:value-type="float" office:value="12" calcext:value-type="float">
            <text:p>12</text:p>
          </table:table-cell>
          <table:table-cell table:style-name="ce3" table:formula="of:=COUNTIF([.AP2:.AP673];&quot;help&quot;)" office:value-type="float" office:value="10" calcext:value-type="float">
            <text:p>10</text:p>
          </table:table-cell>
          <table:table-cell table:style-name="ce3" table:formula="of:=COUNTIF([.AQ2:.AQ673];&quot;help&quot;)" office:value-type="float" office:value="21" calcext:value-type="float">
            <text:p>21</text:p>
          </table:table-cell>
          <table:table-cell table:style-name="ce3" table:formula="of:=COUNTIF([.AR2:.AR673];&quot;help&quot;)" office:value-type="float" office:value="44" calcext:value-type="float">
            <text:p>44</text:p>
          </table:table-cell>
          <table:table-cell table:style-name="ce13" table:formula="of:=COUNTIF([.AS2:.AS673];&quot;help&quot;)" office:value-type="float" office:value="52" calcext:value-type="float">
            <text:p>52</text:p>
          </table:table-cell>
          <table:table-cell table:style-name="ce3" table:formula="of:=COUNTIF([.AT2:.AT673];&quot;help&quot;)" office:value-type="float" office:value="14" calcext:value-type="float">
            <text:p>14</text:p>
          </table:table-cell>
          <table:table-cell table:style-name="ce3" table:formula="of:=COUNTIF([.AU2:.AU673];&quot;help&quot;)" office:value-type="float" office:value="16" calcext:value-type="float">
            <text:p>16</text:p>
          </table:table-cell>
          <table:table-cell table:formula="of:=SUM([.AV677:.AV678])" office:value-type="float" office:value="251" calcext:value-type="float">
            <text:p>251</text:p>
          </table:table-cell>
          <table:table-cell table:formula="of:=SUM([.AW677:.AW678])" office:value-type="float" office:value="251" calcext:value-type="float">
            <text:p>251</text:p>
          </table:table-cell>
          <table:table-cell table:formula="of:=SUM([.AX677:.AX678])" office:value-type="float" office:value="251" calcext:value-type="float">
            <text:p>251</text:p>
          </table:table-cell>
          <table:table-cell table:formula="of:=SUM([.AY677:.AY678])" office:value-type="float" office:value="251" calcext:value-type="float">
            <text:p>251</text:p>
          </table:table-cell>
          <table:table-cell table:formula="of:=SUM([.AZ677:.AZ678])" office:value-type="float" office:value="251" calcext:value-type="float">
            <text:p>251</text:p>
          </table:table-cell>
          <table:table-cell table:formula="of:=SUM([.BA677:.BA678])" office:value-type="float" office:value="251" calcext:value-type="float">
            <text:p>251</text:p>
          </table:table-cell>
          <table:table-cell table:formula="of:=SUM([.BB677:.BB678])" office:value-type="float" office:value="286" calcext:value-type="float">
            <text:p>286</text:p>
          </table:table-cell>
          <table:table-cell table:style-name="ce3" table:formula="of:=COUNTIF([.BC2:.BC673];&quot;a3&quot;)" office:value-type="float" office:value="23" calcext:value-type="float">
            <text:p>23</text:p>
          </table:table-cell>
          <table:table-cell table:style-name="ce3" table:formula="of:=COUNTIF([.BD2:.BD673];&quot;a3&quot;)" office:value-type="float" office:value="25" calcext:value-type="float">
            <text:p>25</text:p>
          </table:table-cell>
          <table:table-cell table:style-name="ce3" table:formula="of:=COUNTIF([.BE2:.BE673];&quot;a3&quot;)" office:value-type="float" office:value="43" calcext:value-type="float">
            <text:p>43</text:p>
          </table:table-cell>
          <table:table-cell table:style-name="ce3" table:formula="of:=COUNTIF([.BF2:.BF673];&quot;a3&quot;)" office:value-type="float" office:value="28" calcext:value-type="float">
            <text:p>28</text:p>
          </table:table-cell>
          <table:table-cell table:formula="of:=SUM([.BG677:.BG678])" office:value-type="float" office:value="215" calcext:value-type="float">
            <text:p>215</text:p>
          </table:table-cell>
          <table:table-cell table:formula="of:=SUM([.BH677:.BH678])" office:value-type="float" office:value="215" calcext:value-type="float">
            <text:p>215</text:p>
          </table:table-cell>
          <table:table-cell table:formula="of:=SUM([.BI677:.BI678])" office:value-type="float" office:value="215" calcext:value-type="float">
            <text:p>215</text:p>
          </table:table-cell>
          <table:table-cell table:formula="of:=SUM([.BJ677:.BJ678])" office:value-type="float" office:value="215" calcext:value-type="float">
            <text:p>215</text:p>
          </table:table-cell>
          <table:table-cell table:formula="of:=SUM([.BK677:.BK678])" office:value-type="float" office:value="215" calcext:value-type="float">
            <text:p>215</text:p>
          </table:table-cell>
          <table:table-cell table:formula="of:=SUM([.BL677:.BL678])" office:value-type="float" office:value="215" calcext:value-type="float">
            <text:p>215</text:p>
          </table:table-cell>
          <table:table-cell table:formula="of:=SUM([.BM677:.BM678])" office:value-type="float" office:value="215" calcext:value-type="float">
            <text:p>215</text:p>
          </table:table-cell>
          <table:table-cell table:formula="of:=SUM([.BN677:.BN678])" office:value-type="float" office:value="215" calcext:value-type="float">
            <text:p>215</text:p>
          </table:table-cell>
          <table:table-cell table:formula="of:=SUM([.BO677:.BO678])" office:value-type="float" office:value="215" calcext:value-type="float">
            <text:p>215</text:p>
          </table:table-cell>
          <table:table-cell table:formula="of:=SUM([.BP677:.BP678])" office:value-type="float" office:value="215" calcext:value-type="float">
            <text:p>215</text:p>
          </table:table-cell>
          <table:table-cell table:formula="of:=SUM([.BQ677:.BQ678])" office:value-type="float" office:value="215" calcext:value-type="float">
            <text:p>215</text:p>
          </table:table-cell>
          <table:table-cell table:formula="of:=SUM([.BR677:.BR678])" office:value-type="float" office:value="215" calcext:value-type="float">
            <text:p>215</text:p>
          </table:table-cell>
          <table:table-cell table:formula="of:=SUM([.BS677:.BS678])" office:value-type="float" office:value="150" calcext:value-type="float">
            <text:p>150</text:p>
          </table:table-cell>
          <table:table-cell table:formula="of:=SUM([.BT677:.BT678])" office:value-type="float" office:value="150" calcext:value-type="float">
            <text:p>150</text:p>
          </table:table-cell>
          <table:table-cell table:formula="of:=SUM([.BU677:.BU678])" office:value-type="float" office:value="150" calcext:value-type="float">
            <text:p>150</text:p>
          </table:table-cell>
          <table:table-cell table:formula="of:=SUM([.BV677:.BV678])" office:value-type="float" office:value="150" calcext:value-type="float">
            <text:p>150</text:p>
          </table:table-cell>
          <table:table-cell table:formula="of:=SUM([.BW677:.BW678])" office:value-type="float" office:value="150" calcext:value-type="float">
            <text:p>150</text:p>
          </table:table-cell>
          <table:table-cell table:formula="of:=SUM([.BX677:.BX678])" office:value-type="float" office:value="150" calcext:value-type="float">
            <text:p>150</text:p>
          </table:table-cell>
          <table:table-cell table:formula="of:=SUM([.BY677:.BY678])" office:value-type="float" office:value="150" calcext:value-type="float">
            <text:p>150</text:p>
          </table:table-cell>
          <table:table-cell table:formula="of:=SUM([.BZ677:.BZ678])" office:value-type="float" office:value="150" calcext:value-type="float">
            <text:p>150</text:p>
          </table:table-cell>
          <table:table-cell table:formula="of:=SUM([.CA677:.CA678])" office:value-type="float" office:value="215" calcext:value-type="float">
            <text:p>215</text:p>
          </table:table-cell>
          <table:table-cell table:style-name="ce1" office:value-type="float" office:value="177" calcext:value-type="float">
            <text:p>177</text:p>
          </table:table-cell>
          <table:table-cell table:number-columns-repeated="7" office:value-type="float" office:value="177" calcext:value-type="float">
            <text:p>177</text:p>
          </table:table-cell>
          <table:table-cell table:formula="of:=SUM([.CJ677:.CJ678])" office:value-type="float" office:value="177" calcext:value-type="float">
            <text:p>177</text:p>
          </table:table-cell>
          <table:table-cell table:style-name="ce3" table:formula="of:=COUNTIF([.CK2:.CK673];&quot;a3&quot;)" office:value-type="float" office:value="36" calcext:value-type="float">
            <text:p>36</text:p>
          </table:table-cell>
          <table:table-cell table:style-name="ce3" table:formula="of:=COUNTIF([.CL2:.CL673];&quot;a3&quot;)" office:value-type="float" office:value="23" calcext:value-type="float">
            <text:p>23</text:p>
          </table:table-cell>
          <table:table-cell table:style-name="ce3" table:formula="of:=COUNTIF([.CM2:.CM673];&quot;a3&quot;)" office:value-type="float" office:value="25" calcext:value-type="float">
            <text:p>25</text:p>
          </table:table-cell>
          <table:table-cell table:style-name="ce3" table:formula="of:=COUNTIF([.CN2:.CN673];&quot;a3&quot;)" office:value-type="float" office:value="16" calcext:value-type="float">
            <text:p>16</text:p>
          </table:table-cell>
          <table:table-cell table:style-name="ce3" table:formula="of:=COUNTIF([.CO2:.CO673];&quot;a3&quot;)" office:value-type="float" office:value="36" calcext:value-type="float">
            <text:p>36</text:p>
          </table:table-cell>
          <table:table-cell table:style-name="ce3" table:formula="of:=COUNTIF([.CP2:.CP673];&quot;a3&quot;)" office:value-type="float" office:value="20" calcext:value-type="float">
            <text:p>20</text:p>
          </table:table-cell>
          <table:table-cell table:style-name="ce3" table:formula="of:=COUNTIF([.CQ2:.CQ673];&quot;a3&quot;)" office:value-type="float" office:value="30" calcext:value-type="float">
            <text:p>30</text:p>
          </table:table-cell>
          <table:table-cell table:formula="of:=SUM([.CR677:.CR678])" office:value-type="float" office:value="177" calcext:value-type="float">
            <text:p>177</text:p>
          </table:table-cell>
          <table:table-cell table:formula="of:=SUM([.CS677:.CS678])" office:value-type="float" office:value="177" calcext:value-type="float">
            <text:p>177</text:p>
          </table:table-cell>
          <table:table-cell table:formula="of:=SUM([.CT677:.CT678])" office:value-type="float" office:value="177" calcext:value-type="float">
            <text:p>177</text:p>
          </table:table-cell>
          <table:table-cell table:formula="of:=SUM([.CU677:.CU678])" office:value-type="float" office:value="177" calcext:value-type="float">
            <text:p>177</text:p>
          </table:table-cell>
          <table:table-cell table:formula="of:=SUM([.CV677:.CV678])" office:value-type="float" office:value="177" calcext:value-type="float">
            <text:p>177</text:p>
          </table:table-cell>
          <table:table-cell table:formula="of:=SUM([.CW677:.CW678])" office:value-type="float" office:value="177" calcext:value-type="float">
            <text:p>177</text:p>
          </table:table-cell>
          <table:table-cell table:formula="of:=SUM([.CX677:.CX678])" office:value-type="float" office:value="177" calcext:value-type="float">
            <text:p>177</text:p>
          </table:table-cell>
          <table:table-cell table:formula="of:=SUM([.CY677:.CY678])" office:value-type="float" office:value="177" calcext:value-type="float">
            <text:p>177</text:p>
          </table:table-cell>
          <table:table-cell table:formula="of:=SUM([.CZ677:.CZ678])" office:value-type="float" office:value="173" calcext:value-type="float">
            <text:p>173</text:p>
          </table:table-cell>
          <table:table-cell table:formula="of:=SUM([.DA677:.DA678])" office:value-type="float" office:value="173" calcext:value-type="float">
            <text:p>173</text:p>
          </table:table-cell>
          <table:table-cell table:formula="of:=SUM([.DB677:.DB678])" office:value-type="float" office:value="173" calcext:value-type="float">
            <text:p>173</text:p>
          </table:table-cell>
          <table:table-cell table:formula="of:=SUM([.DC677:.DC678])" office:value-type="float" office:value="173" calcext:value-type="float">
            <text:p>173</text:p>
          </table:table-cell>
          <table:table-cell table:formula="of:=SUM([.DD677:.DD678])" office:value-type="float" office:value="173" calcext:value-type="float">
            <text:p>173</text:p>
          </table:table-cell>
          <table:table-cell table:formula="of:=SUM([.DE677:.DE678])" office:value-type="float" office:value="177" calcext:value-type="float">
            <text:p>177</text:p>
          </table:table-cell>
          <table:table-cell table:style-name="ce3" table:formula="of:=COUNTIF([.DF2:.DF673];&quot;a3&quot;)" office:value-type="float" office:value="20" calcext:value-type="float">
            <text:p>20</text:p>
          </table:table-cell>
          <table:table-cell table:style-name="ce3" table:formula="of:=COUNTIF([.DG2:.DG673];&quot;a3&quot;)" office:value-type="float" office:value="18" calcext:value-type="float">
            <text:p>18</text:p>
          </table:table-cell>
          <table:table-cell table:style-name="ce3" table:formula="of:=COUNTIF([.DH2:.DH673];&quot;a3&quot;)" office:value-type="float" office:value="42" calcext:value-type="float">
            <text:p>42</text:p>
          </table:table-cell>
          <table:table-cell table:style-name="ce3" table:formula="of:=COUNTIF([.DI2:.DI673];&quot;a3&quot;)" office:value-type="float" office:value="42" calcext:value-type="float">
            <text:p>42</text:p>
          </table:table-cell>
          <table:table-cell table:style-name="ce3" table:formula="of:=COUNTIF([.DJ2:.DJ673];&quot;a3&quot;)" office:value-type="float" office:value="56" calcext:value-type="float">
            <text:p>56</text:p>
          </table:table-cell>
          <table:table-cell table:style-name="ce3" table:formula="of:=COUNTIF([.DK2:.DK673];&quot;a3&quot;)" office:value-type="float" office:value="40" calcext:value-type="float">
            <text:p>40</text:p>
          </table:table-cell>
          <table:table-cell table:style-name="ce3" table:formula="of:=COUNTIF([.DL2:.DL673];&quot;a3&quot;)" office:value-type="float" office:value="30" calcext:value-type="float">
            <text:p>30</text:p>
          </table:table-cell>
          <table:table-cell table:style-name="ce3" table:formula="of:=COUNTIF([.DM2:.DM673];&quot;a3&quot;)" office:value-type="float" office:value="27" calcext:value-type="float">
            <text:p>27</text:p>
          </table:table-cell>
          <table:table-cell table:style-name="ce3" table:formula="of:=COUNTIF([.DN2:.DN673];&quot;a3&quot;)" office:value-type="float" office:value="44" calcext:value-type="float">
            <text:p>44</text:p>
          </table:table-cell>
          <table:table-cell table:formula="of:=SUM([.DO677:.DO678])" office:value-type="float" office:value="159" calcext:value-type="float">
            <text:p>159</text:p>
          </table:table-cell>
          <table:table-cell table:formula="of:=SUM([.DP677:.DP678])" office:value-type="float" office:value="159" calcext:value-type="float">
            <text:p>159</text:p>
          </table:table-cell>
          <table:table-cell table:formula="of:=SUM([.DQ677:.DQ678])" office:value-type="float" office:value="159" calcext:value-type="float">
            <text:p>159</text:p>
          </table:table-cell>
          <table:table-cell table:formula="of:=SUM([.DR677:.DR678])" office:value-type="float" office:value="159" calcext:value-type="float">
            <text:p>159</text:p>
          </table:table-cell>
          <table:table-cell table:formula="of:=SUM([.DS677:.DS678])" office:value-type="float" office:value="159" calcext:value-type="float">
            <text:p>159</text:p>
          </table:table-cell>
          <table:table-cell table:formula="of:=SUM([.DT677:.DT678])" office:value-type="float" office:value="177" calcext:value-type="float">
            <text:p>177</text:p>
          </table:table-cell>
          <table:table-cell table:style-name="ce3" table:formula="of:=COUNTIF([.DU2:.DU673];&quot;a3&quot;)" office:value-type="float" office:value="21" calcext:value-type="float">
            <text:p>21</text:p>
          </table:table-cell>
          <table:table-cell table:style-name="ce3" table:formula="of:=COUNTIF([.DV2:.DV673];&quot;a3&quot;)" office:value-type="float" office:value="17" calcext:value-type="float">
            <text:p>17</text:p>
          </table:table-cell>
          <table:table-cell table:style-name="ce3" table:formula="of:=COUNTIF([.DW2:.DW673];&quot;a3&quot;)" office:value-type="float" office:value="43" calcext:value-type="float">
            <text:p>43</text:p>
          </table:table-cell>
          <table:table-cell table:style-name="ce3" table:formula="of:=COUNTIF([.DX2:.DX673];&quot;a3&quot;)" office:value-type="float" office:value="39" calcext:value-type="float">
            <text:p>39</text:p>
          </table:table-cell>
          <table:table-cell table:style-name="ce3" table:formula="of:=COUNTIF([.DY2:.DY673];&quot;a3&quot;)" office:value-type="float" office:value="43" calcext:value-type="float">
            <text:p>43</text:p>
          </table:table-cell>
          <table:table-cell table:style-name="ce3" table:formula="of:=COUNTIF([.DZ2:.DZ673];&quot;a3&quot;)" office:value-type="float" office:value="27" calcext:value-type="float">
            <text:p>27</text:p>
          </table:table-cell>
          <table:table-cell table:style-name="ce3" table:formula="of:=COUNTIF([.EA2:.EA673];&quot;a3&quot;)" office:value-type="float" office:value="27" calcext:value-type="float">
            <text:p>27</text:p>
          </table:table-cell>
          <table:table-cell table:style-name="ce3" table:formula="of:=COUNTIF([.EB2:.EB673];&quot;a3&quot;)" office:value-type="float" office:value="42" calcext:value-type="float">
            <text:p>42</text:p>
          </table:table-cell>
          <table:table-cell table:style-name="ce3" table:formula="of:=COUNTIF([.EC2:.EC673];&quot;a3&quot;)" office:value-type="float" office:value="48" calcext:value-type="float">
            <text:p>48</text:p>
          </table:table-cell>
          <table:table-cell table:style-name="ce3" table:formula="of:=COUNTIF([.ED2:.ED673];&quot;a3&quot;)" office:value-type="float" office:value="33" calcext:value-type="float">
            <text:p>33</text:p>
          </table:table-cell>
          <table:table-cell table:style-name="ce3" table:formula="of:=COUNTIF([.EE2:.EE673];&quot;a3&quot;)" office:value-type="float" office:value="29" calcext:value-type="float">
            <text:p>29</text:p>
          </table:table-cell>
          <table:table-cell table:style-name="ce3" table:formula="of:=COUNTIF([.EF2:.EF673];&quot;a3&quot;)" office:value-type="float" office:value="13" calcext:value-type="float">
            <text:p>13</text:p>
          </table:table-cell>
          <table:table-cell table:style-name="ce3" table:formula="of:=COUNTIF([.EG2:.EG673];&quot;a3&quot;)" office:value-type="float" office:value="29" calcext:value-type="float">
            <text:p>29</text:p>
          </table:table-cell>
          <table:table-cell table:style-name="ce3" table:formula="of:=COUNTIF([.EH2:.EH673];&quot;a3&quot;)" office:value-type="float" office:value="1" calcext:value-type="float">
            <text:p>1</text:p>
          </table:table-cell>
          <table:table-cell table:formula="of:=SUM([.EI677:.EI678])" office:value-type="float" office:value="672" calcext:value-type="float">
            <text:p>672</text:p>
          </table:table-cell>
          <table:table-cell table:number-columns-repeated="883"/>
        </table:table-row>
        <table:table-row table:style-name="ro1">
          <table:table-cell table:number-columns-repeated="3"/>
          <table:table-cell table:style-name="ce3" table:formula="of:=COUNTIF([.D2:.D673];&quot;a4&quot;)" office:value-type="float" office:value="93" calcext:value-type="float">
            <text:p>93</text:p>
          </table:table-cell>
          <table:table-cell office:value-type="string" calcext:value-type="string">
            <text:p>master</text:p>
          </table:table-cell>
          <table:table-cell table:number-columns-repeated="20"/>
          <table:table-cell table:formula="of:=COUNTIF([.Z2:.Z673];&quot;used4&quot;)" office:value-type="float" office:value="172" calcext:value-type="float">
            <text:p>172</text:p>
          </table:table-cell>
          <table:table-cell table:formula="of:=COUNTIF([.AA2:.AA673];&quot;used4&quot;)" office:value-type="float" office:value="205" calcext:value-type="float">
            <text:p>205</text:p>
          </table:table-cell>
          <table:table-cell table:formula="of:=COUNTIF([.AB2:.AB673];&quot;used4&quot;)" office:value-type="float" office:value="8" calcext:value-type="float">
            <text:p>8</text:p>
          </table:table-cell>
          <table:table-cell table:formula="of:=COUNTIF([.AC2:.AC673];&quot;used4&quot;)" office:value-type="float" office:value="19" calcext:value-type="float">
            <text:p>19</text:p>
          </table:table-cell>
          <table:table-cell table:formula="of:=COUNTIF([.AD2:.AD673];&quot;used4&quot;)" office:value-type="float" office:value="22" calcext:value-type="float">
            <text:p>22</text:p>
          </table:table-cell>
          <table:table-cell table:formula="of:=COUNTIF([.AE2:.AE673];&quot;used4&quot;)" office:value-type="float" office:value="10" calcext:value-type="float">
            <text:p>10</text:p>
          </table:table-cell>
          <table:table-cell table:formula="of:=COUNTIF([.AF2:.AF673];&quot;used4&quot;)" office:value-type="float" office:value="15" calcext:value-type="float">
            <text:p>15</text:p>
          </table:table-cell>
          <table:table-cell table:formula="of:=COUNTIF([.AG2:.AG673];&quot;used4&quot;)" office:value-type="float" office:value="162" calcext:value-type="float">
            <text:p>162</text:p>
          </table:table-cell>
          <table:table-cell table:style-name="ce8" table:formula="of:=COUNTIF([.AH2:.AH673];&quot;used4&quot;)" office:value-type="float" office:value="42" calcext:value-type="float">
            <text:p>42</text:p>
          </table:table-cell>
          <table:table-cell table:formula="of:=COUNTIF([.AI2:.AI673];&quot;used4&quot;)" office:value-type="float" office:value="24" calcext:value-type="float">
            <text:p>24</text:p>
          </table:table-cell>
          <table:table-cell table:formula="of:=COUNTIF([.AJ2:.AJ673];&quot;used4&quot;)" office:value-type="float" office:value="13" calcext:value-type="float">
            <text:p>13</text:p>
          </table:table-cell>
          <table:table-cell table:style-name="ce3" table:formula="of:=COUNTIF([.AK2:.AK673];&quot;neutral&quot;)" office:value-type="float" office:value="95" calcext:value-type="float">
            <text:p>95</text:p>
          </table:table-cell>
          <table:table-cell table:style-name="ce3" table:formula="of:=COUNTIF([.AL2:.AL673];&quot;neutral&quot;)" office:value-type="float" office:value="107" calcext:value-type="float">
            <text:p>107</text:p>
          </table:table-cell>
          <table:table-cell table:style-name="ce3" table:formula="of:=COUNTIF([.AM2:.AM673];&quot;neutral&quot;)" office:value-type="float" office:value="8" calcext:value-type="float">
            <text:p>8</text:p>
          </table:table-cell>
          <table:table-cell table:style-name="ce3" table:formula="of:=COUNTIF([.AN2:.AN673];&quot;neutral&quot;)" office:value-type="float" office:value="13" calcext:value-type="float">
            <text:p>13</text:p>
          </table:table-cell>
          <table:table-cell table:style-name="ce3" table:formula="of:=COUNTIF([.AO2:.AO673];&quot;neutral&quot;)" office:value-type="float" office:value="14" calcext:value-type="float">
            <text:p>14</text:p>
          </table:table-cell>
          <table:table-cell table:style-name="ce3" table:formula="of:=COUNTIF([.AP2:.AP673];&quot;neutral&quot;)" office:value-type="float" office:value="11" calcext:value-type="float">
            <text:p>11</text:p>
          </table:table-cell>
          <table:table-cell table:style-name="ce3" table:formula="of:=COUNTIF([.AQ2:.AQ673];&quot;neutral&quot;)" office:value-type="float" office:value="14" calcext:value-type="float">
            <text:p>14</text:p>
          </table:table-cell>
          <table:table-cell table:style-name="ce3" table:formula="of:=COUNTIF([.AR2:.AR673];&quot;neutral&quot;)" office:value-type="float" office:value="89" calcext:value-type="float">
            <text:p>89</text:p>
          </table:table-cell>
          <table:table-cell table:style-name="ce13" table:formula="of:=COUNTIF([.AS2:.AS673];&quot;neutral&quot;)" office:value-type="float" office:value="29" calcext:value-type="float">
            <text:p>29</text:p>
          </table:table-cell>
          <table:table-cell table:style-name="ce3" table:formula="of:=COUNTIF([.AT2:.AT673];&quot;neutral&quot;)" office:value-type="float" office:value="7" calcext:value-type="float">
            <text:p>7</text:p>
          </table:table-cell>
          <table:table-cell table:style-name="ce3" table:formula="of:=COUNTIF([.AU2:.AU673];&quot;neutral&quot;)" office:value-type="float" office:value="3" calcext:value-type="float">
            <text:p>3</text:p>
          </table:table-cell>
          <table:table-cell table:number-columns-repeated="7"/>
          <table:table-cell table:style-name="ce3" table:formula="of:=COUNTIF([.BC2:.BC673];&quot;a4&quot;)" office:value-type="float" office:value="68" calcext:value-type="float">
            <text:p>68</text:p>
          </table:table-cell>
          <table:table-cell table:style-name="ce3" table:formula="of:=COUNTIF([.BD2:.BD673];&quot;a4&quot;)" office:value-type="float" office:value="81" calcext:value-type="float">
            <text:p>81</text:p>
          </table:table-cell>
          <table:table-cell table:style-name="ce3" table:formula="of:=COUNTIF([.BE2:.BE673];&quot;a4&quot;)" office:value-type="float" office:value="61" calcext:value-type="float">
            <text:p>61</text:p>
          </table:table-cell>
          <table:table-cell table:style-name="ce3" table:formula="of:=COUNTIF([.BF2:.BF673];&quot;a4&quot;)" office:value-type="float" office:value="51" calcext:value-type="float">
            <text:p>51</text:p>
          </table:table-cell>
          <table:table-cell table:number-columns-repeated="30"/>
          <table:table-cell table:style-name="ce3" table:formula="of:=COUNTIF([.CK2:.CK673];&quot;a4&quot;)" office:value-type="float" office:value="47" calcext:value-type="float">
            <text:p>47</text:p>
          </table:table-cell>
          <table:table-cell table:style-name="ce3" table:formula="of:=COUNTIF([.CL2:.CL673];&quot;a4&quot;)" office:value-type="float" office:value="19" calcext:value-type="float">
            <text:p>19</text:p>
          </table:table-cell>
          <table:table-cell table:style-name="ce3" table:formula="of:=COUNTIF([.CM2:.CM673];&quot;a4&quot;)" office:value-type="float" office:value="57" calcext:value-type="float">
            <text:p>57</text:p>
          </table:table-cell>
          <table:table-cell table:style-name="ce3" table:formula="of:=COUNTIF([.CN2:.CN673];&quot;a4&quot;)" office:value-type="float" office:value="47" calcext:value-type="float">
            <text:p>47</text:p>
          </table:table-cell>
          <table:table-cell table:style-name="ce3" table:formula="of:=COUNTIF([.CO2:.CO673];&quot;a4&quot;)" office:value-type="float" office:value="34" calcext:value-type="float">
            <text:p>34</text:p>
          </table:table-cell>
          <table:table-cell table:style-name="ce3" table:formula="of:=COUNTIF([.CP2:.CP673];&quot;a4&quot;)" office:value-type="float" office:value="29" calcext:value-type="float">
            <text:p>29</text:p>
          </table:table-cell>
          <table:table-cell table:style-name="ce3" table:formula="of:=COUNTIF([.CQ2:.CQ673];&quot;a4&quot;)" office:value-type="float" office:value="14" calcext:value-type="float">
            <text:p>14</text:p>
          </table:table-cell>
          <table:table-cell table:number-columns-repeated="14"/>
          <table:table-cell table:style-name="ce3" table:formula="of:=COUNTIF([.DF2:.DF673];&quot;a4&quot;)" office:value-type="float" office:value="44" calcext:value-type="float">
            <text:p>44</text:p>
          </table:table-cell>
          <table:table-cell table:style-name="ce3" table:formula="of:=COUNTIF([.DG2:.DG673];&quot;a4&quot;)" office:value-type="float" office:value="69" calcext:value-type="float">
            <text:p>69</text:p>
          </table:table-cell>
          <table:table-cell table:style-name="ce3" table:formula="of:=COUNTIF([.DH2:.DH673];&quot;a4&quot;)" office:value-type="float" office:value="64" calcext:value-type="float">
            <text:p>64</text:p>
          </table:table-cell>
          <table:table-cell table:style-name="ce3" table:formula="of:=COUNTIF([.DI2:.DI673];&quot;a4&quot;)" office:value-type="float" office:value="50" calcext:value-type="float">
            <text:p>50</text:p>
          </table:table-cell>
          <table:table-cell table:style-name="ce3" table:formula="of:=COUNTIF([.DJ2:.DJ673];&quot;a4&quot;)" office:value-type="float" office:value="59" calcext:value-type="float">
            <text:p>59</text:p>
          </table:table-cell>
          <table:table-cell table:style-name="ce3" table:formula="of:=COUNTIF([.DK2:.DK673];&quot;a4&quot;)" office:value-type="float" office:value="17" calcext:value-type="float">
            <text:p>17</text:p>
          </table:table-cell>
          <table:table-cell table:style-name="ce3" table:formula="of:=COUNTIF([.DL2:.DL673];&quot;a4&quot;)" office:value-type="float" office:value="38" calcext:value-type="float">
            <text:p>38</text:p>
          </table:table-cell>
          <table:table-cell table:style-name="ce3" table:formula="of:=COUNTIF([.DM2:.DM673];&quot;a4&quot;)" office:value-type="float" office:value="23" calcext:value-type="float">
            <text:p>23</text:p>
          </table:table-cell>
          <table:table-cell table:style-name="ce3" table:formula="of:=COUNTIF([.DN2:.DN673];&quot;a4&quot;)" office:value-type="float" office:value="29" calcext:value-type="float">
            <text:p>29</text:p>
          </table:table-cell>
          <table:table-cell table:number-columns-repeated="6"/>
          <table:table-cell table:style-name="ce3" table:formula="of:=COUNTIF([.DU2:.DU673];&quot;a4&quot;)" office:value-type="float" office:value="60" calcext:value-type="float">
            <text:p>60</text:p>
          </table:table-cell>
          <table:table-cell table:style-name="ce3" table:formula="of:=COUNTIF([.DV2:.DV673];&quot;a4&quot;)" office:value-type="float" office:value="64" calcext:value-type="float">
            <text:p>64</text:p>
          </table:table-cell>
          <table:table-cell table:style-name="ce3" table:formula="of:=COUNTIF([.DW2:.DW673];&quot;a4&quot;)" office:value-type="float" office:value="53" calcext:value-type="float">
            <text:p>53</text:p>
          </table:table-cell>
          <table:table-cell table:style-name="ce3" table:formula="of:=COUNTIF([.DX2:.DX673];&quot;a4&quot;)" office:value-type="float" office:value="16" calcext:value-type="float">
            <text:p>16</text:p>
          </table:table-cell>
          <table:table-cell table:style-name="ce3" table:formula="of:=COUNTIF([.DY2:.DY673];&quot;a4&quot;)" office:value-type="float" office:value="37" calcext:value-type="float">
            <text:p>37</text:p>
          </table:table-cell>
          <table:table-cell table:style-name="ce3" table:formula="of:=COUNTIF([.DZ2:.DZ673];&quot;a4&quot;)" office:value-type="float" office:value="33" calcext:value-type="float">
            <text:p>33</text:p>
          </table:table-cell>
          <table:table-cell table:style-name="ce3" table:formula="of:=COUNTIF([.EA2:.EA673];&quot;a4&quot;)" office:value-type="float" office:value="51" calcext:value-type="float">
            <text:p>51</text:p>
          </table:table-cell>
          <table:table-cell table:style-name="ce3" table:formula="of:=COUNTIF([.EB2:.EB673];&quot;a4&quot;)" office:value-type="float" office:value="15" calcext:value-type="float">
            <text:p>15</text:p>
          </table:table-cell>
          <table:table-cell table:style-name="ce3" table:formula="of:=COUNTIF([.EC2:.EC673];&quot;a4&quot;)" office:value-type="float" office:value="39" calcext:value-type="float">
            <text:p>39</text:p>
          </table:table-cell>
          <table:table-cell table:style-name="ce3" table:formula="of:=COUNTIF([.ED2:.ED673];&quot;a4&quot;)" office:value-type="float" office:value="17" calcext:value-type="float">
            <text:p>17</text:p>
          </table:table-cell>
          <table:table-cell table:style-name="ce3" table:formula="of:=COUNTIF([.EE2:.EE673];&quot;a4&quot;)" office:value-type="float" office:value="65" calcext:value-type="float">
            <text:p>65</text:p>
          </table:table-cell>
          <table:table-cell table:style-name="ce3" table:formula="of:=COUNTIF([.EF2:.EF673];&quot;a4&quot;)" office:value-type="float" office:value="71" calcext:value-type="float">
            <text:p>71</text:p>
          </table:table-cell>
          <table:table-cell table:style-name="ce3" table:formula="of:=COUNTIF([.EG2:.EG673];&quot;a4&quot;)" office:value-type="float" office:value="32" calcext:value-type="float">
            <text:p>32</text:p>
          </table:table-cell>
          <table:table-cell table:style-name="ce3" table:formula="of:=COUNTIF([.EH2:.EH673];&quot;a4&quot;)" office:value-type="float" office:value="2" calcext:value-type="float">
            <text:p>2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3" table:formula="of:=COUNTIF([.D2:.D673];&quot;a5&quot;)" office:value-type="float" office:value="14" calcext:value-type="float">
            <text:p>14</text:p>
          </table:table-cell>
          <table:table-cell office:value-type="string" calcext:value-type="string">
            <text:p>phd</text:p>
          </table:table-cell>
          <table:table-cell table:formula="of:=[.F677]/[.F679]%" office:value-type="float" office:value="43.7062937062937" calcext:value-type="float">
            <text:p>43,7062937063</text:p>
          </table:table-cell>
          <table:table-cell table:formula="of:=[.G677]/[.G679]%" office:value-type="float" office:value="79.3706293706294" calcext:value-type="float">
            <text:p>79,3706293706</text:p>
          </table:table-cell>
          <table:table-cell table:formula="of:=[.H677]/[.H679]%" office:value-type="float" office:value="78.6713286713287" calcext:value-type="float">
            <text:p>78,6713286713</text:p>
          </table:table-cell>
          <table:table-cell table:formula="of:=[.I677]/[.I679]%" office:value-type="float" office:value="84.2657342657343" calcext:value-type="float">
            <text:p>84,2657342657</text:p>
          </table:table-cell>
          <table:table-cell table:formula="of:=[.J677]/[.J679]%" office:value-type="float" office:value="84.965034965035" calcext:value-type="float">
            <text:p>84,965034965</text:p>
          </table:table-cell>
          <table:table-cell/>
          <table:table-cell table:style-name="ce4" office:value-type="string" calcext:value-type="string">
            <text:p>Average</text:p>
          </table:table-cell>
          <table:table-cell table:style-name="ce1" table:formula="of:=AVERAGE([.$M$2:.$M$673])" office:value-type="float" office:value="5.27111111111111" calcext:value-type="float">
            <text:p>5,2711111111</text:p>
          </table:table-cell>
          <table:table-cell table:number-columns-repeated="2"/>
          <table:table-cell table:style-name="ce1" table:formula="of:=AVERAGE([.$P$2:.$P$673])" office:value-type="float" office:value="3.57943925233645" calcext:value-type="float">
            <text:p>3,5794392523</text:p>
          </table:table-cell>
          <table:table-cell table:number-columns-repeated="9"/>
          <table:table-cell table:style-name="ce1" table:formula="of:=SUM([.Z677:.Z680])" office:value-type="float" office:value="218" calcext:value-type="float">
            <text:p>218</text:p>
          </table:table-cell>
          <table:table-cell table:style-name="ce1" table:formula="of:=SUM([.AA677:.AA680])" office:value-type="float" office:value="222" calcext:value-type="float">
            <text:p>222</text:p>
          </table:table-cell>
          <table:table-cell table:formula="of:=SUM([.AB677:.AB680])" office:value-type="float" office:value="204" calcext:value-type="float">
            <text:p>204</text:p>
          </table:table-cell>
          <table:table-cell table:formula="of:=SUM([.AC677:.AC680])" office:value-type="float" office:value="204" calcext:value-type="float">
            <text:p>204</text:p>
          </table:table-cell>
          <table:table-cell table:formula="of:=SUM([.AD677:.AD680])" office:value-type="float" office:value="205" calcext:value-type="float">
            <text:p>205</text:p>
          </table:table-cell>
          <table:table-cell table:formula="of:=SUM([.AE677:.AE680])" office:value-type="float" office:value="202" calcext:value-type="float">
            <text:p>202</text:p>
          </table:table-cell>
          <table:table-cell table:formula="of:=SUM([.AF677:.AF680])" office:value-type="float" office:value="203" calcext:value-type="float">
            <text:p>203</text:p>
          </table:table-cell>
          <table:table-cell table:style-name="ce1" table:formula="of:=SUM([.AG677:.AG680])" office:value-type="float" office:value="218" calcext:value-type="float">
            <text:p>218</text:p>
          </table:table-cell>
          <table:table-cell table:style-name="ce8" table:formula="of:=SUM([.AH677:.AH680])" office:value-type="float" office:value="205" calcext:value-type="float">
            <text:p>205</text:p>
          </table:table-cell>
          <table:table-cell table:formula="of:=SUM([.AI677:.AI680])" office:value-type="float" office:value="189" calcext:value-type="float">
            <text:p>189</text:p>
          </table:table-cell>
          <table:table-cell table:formula="of:=SUM([.AJ677:.AJ680])" office:value-type="float" office:value="185" calcext:value-type="float">
            <text:p>185</text:p>
          </table:table-cell>
          <table:table-cell table:style-name="ce3" table:formula="of:=COUNTIF([.AK2:.AK673];&quot;good&quot;)" office:value-type="float" office:value="22" calcext:value-type="float">
            <text:p>22</text:p>
          </table:table-cell>
          <table:table-cell table:style-name="ce3" table:formula="of:=COUNTIF([.AL2:.AL673];&quot;good&quot;)" office:value-type="float" office:value="50" calcext:value-type="float">
            <text:p>50</text:p>
          </table:table-cell>
          <table:table-cell table:style-name="ce3" table:formula="of:=COUNTIF([.AM2:.AM673];&quot;good&quot;)" office:value-type="float" office:value="0" calcext:value-type="float">
            <text:p>0</text:p>
          </table:table-cell>
          <table:table-cell table:style-name="ce3" table:formula="of:=COUNTIF([.AN2:.AN673];&quot;good&quot;)" office:value-type="float" office:value="3" calcext:value-type="float">
            <text:p>3</text:p>
          </table:table-cell>
          <table:table-cell table:style-name="ce3" table:formula="of:=COUNTIF([.AO2:.AO673];&quot;good&quot;)" office:value-type="float" office:value="4" calcext:value-type="float">
            <text:p>4</text:p>
          </table:table-cell>
          <table:table-cell table:style-name="ce3" table:formula="of:=COUNTIF([.AP2:.AP673];&quot;good&quot;)" office:value-type="float" office:value="2" calcext:value-type="float">
            <text:p>2</text:p>
          </table:table-cell>
          <table:table-cell table:style-name="ce3" table:formula="of:=COUNTIF([.AQ2:.AQ673];&quot;good&quot;)" office:value-type="float" office:value="3" calcext:value-type="float">
            <text:p>3</text:p>
          </table:table-cell>
          <table:table-cell table:style-name="ce3" table:formula="of:=COUNTIF([.AR2:.AR673];&quot;good&quot;)" office:value-type="float" office:value="45" calcext:value-type="float">
            <text:p>45</text:p>
          </table:table-cell>
          <table:table-cell table:style-name="ce13" table:formula="of:=COUNTIF([.AS2:.AS673];&quot;good&quot;)" office:value-type="float" office:value="4" calcext:value-type="float">
            <text:p>4</text:p>
          </table:table-cell>
          <table:table-cell table:style-name="ce3" table:formula="of:=COUNTIF([.AT2:.AT673];&quot;good&quot;)" office:value-type="float" office:value="0" calcext:value-type="float">
            <text:p>0</text:p>
          </table:table-cell>
          <table:table-cell table:style-name="ce3" table:formula="of:=COUNTIF([.AU2:.AU673];&quot;good&quot;)" office:value-type="float" office:value="0" calcext:value-type="float">
            <text:p>0</text:p>
          </table:table-cell>
          <table:table-cell table:formula="of:=[.AV677]/[.AV679]%" office:value-type="float" office:value="80.8764940239044" calcext:value-type="float">
            <text:p>80,8764940239</text:p>
          </table:table-cell>
          <table:table-cell table:formula="of:=[.AW677]/[.AW679]%" office:value-type="float" office:value="85.2589641434263" calcext:value-type="float">
            <text:p>85,2589641434</text:p>
          </table:table-cell>
          <table:table-cell table:formula="of:=[.AX677]/[.AX679]%" office:value-type="float" office:value="71.3147410358566" calcext:value-type="float">
            <text:p>71,3147410359</text:p>
          </table:table-cell>
          <table:table-cell table:formula="of:=[.AY677]/[.AY679]%" office:value-type="float" office:value="64.5418326693227" calcext:value-type="float">
            <text:p>64,5418326693</text:p>
          </table:table-cell>
          <table:table-cell table:formula="of:=[.AZ677]/[.AZ679]%" office:value-type="float" office:value="66.1354581673307" calcext:value-type="float">
            <text:p>66,1354581673</text:p>
          </table:table-cell>
          <table:table-cell table:formula="of:=[.BA677]/[.BA679]%" office:value-type="float" office:value="77.2908366533865" calcext:value-type="float">
            <text:p>77,2908366534</text:p>
          </table:table-cell>
          <table:table-cell table:formula="of:=[.BB677]/[.BB679]%" office:value-type="float" office:value="87.7622377622378" calcext:value-type="float">
            <text:p>87,7622377622</text:p>
          </table:table-cell>
          <table:table-cell table:style-name="ce3" table:formula="of:=COUNTIF([.BC2:.BC673];&quot;a5&quot;)" office:value-type="float" office:value="75" calcext:value-type="float">
            <text:p>75</text:p>
          </table:table-cell>
          <table:table-cell table:style-name="ce3" table:formula="of:=COUNTIF([.BD2:.BD673];&quot;a5&quot;)" office:value-type="float" office:value="39" calcext:value-type="float">
            <text:p>39</text:p>
          </table:table-cell>
          <table:table-cell table:style-name="ce3" table:formula="of:=COUNTIF([.BE2:.BE673];&quot;a5&quot;)" office:value-type="float" office:value="35" calcext:value-type="float">
            <text:p>35</text:p>
          </table:table-cell>
          <table:table-cell table:style-name="ce3" table:formula="of:=COUNTIF([.BF2:.BF673];&quot;a5&quot;)" office:value-type="float" office:value="28" calcext:value-type="float">
            <text:p>28</text:p>
          </table:table-cell>
          <table:table-cell table:formula="of:=[.BG677]/[.BG679]%" office:value-type="float" office:value="49.3023255813954" calcext:value-type="float">
            <text:p>49,3023255814</text:p>
          </table:table-cell>
          <table:table-cell table:formula="of:=[.BH677]/[.BH679]%" office:value-type="float" office:value="60" calcext:value-type="float">
            <text:p>60</text:p>
          </table:table-cell>
          <table:table-cell table:formula="of:=[.BI677]/[.BI679]%" office:value-type="float" office:value="41.8604651162791" calcext:value-type="float">
            <text:p>41,8604651163</text:p>
          </table:table-cell>
          <table:table-cell table:formula="of:=[.BJ677]/[.BJ679]%" office:value-type="float" office:value="75.3488372093023" calcext:value-type="float">
            <text:p>75,3488372093</text:p>
          </table:table-cell>
          <table:table-cell table:formula="of:=[.BK677]/[.BK679]%" office:value-type="float" office:value="60.9302325581395" calcext:value-type="float">
            <text:p>60,9302325581</text:p>
          </table:table-cell>
          <table:table-cell table:formula="of:=[.BL677]/[.BL679]%" office:value-type="float" office:value="71.6279069767442" calcext:value-type="float">
            <text:p>71,6279069767</text:p>
          </table:table-cell>
          <table:table-cell table:formula="of:=[.BM677]/[.BM679]%" office:value-type="float" office:value="76.2790697674419" calcext:value-type="float">
            <text:p>76,2790697674</text:p>
          </table:table-cell>
          <table:table-cell table:formula="of:=[.BN677]/[.BN679]%" office:value-type="float" office:value="69.7674418604651" calcext:value-type="float">
            <text:p>69,7674418605</text:p>
          </table:table-cell>
          <table:table-cell table:formula="of:=[.BO677]/[.BO679]%" office:value-type="float" office:value="53.953488372093" calcext:value-type="float">
            <text:p>53,9534883721</text:p>
          </table:table-cell>
          <table:table-cell table:formula="of:=[.BP677]/[.BP679]%" office:value-type="float" office:value="86.046511627907" calcext:value-type="float">
            <text:p>86,0465116279</text:p>
          </table:table-cell>
          <table:table-cell table:formula="of:=[.BQ677]/[.BQ679]%" office:value-type="float" office:value="96.7441860465116" calcext:value-type="float">
            <text:p>96,7441860465</text:p>
          </table:table-cell>
          <table:table-cell table:formula="of:=[.BR677]/[.BR679]%" office:value-type="float" office:value="95.8139534883721" calcext:value-type="float">
            <text:p>95,8139534884</text:p>
          </table:table-cell>
          <table:table-cell table:formula="of:=[.BS677]/[.BS679]%" office:value-type="float" office:value="60" calcext:value-type="float">
            <text:p>60</text:p>
          </table:table-cell>
          <table:table-cell table:formula="of:=[.BT677]/[.BT679]%" office:value-type="float" office:value="87.3333333333333" calcext:value-type="float">
            <text:p>87,3333333333</text:p>
          </table:table-cell>
          <table:table-cell table:formula="of:=[.BU677]/[.BU679]%" office:value-type="float" office:value="98.6666666666667" calcext:value-type="float">
            <text:p>98,6666666667</text:p>
          </table:table-cell>
          <table:table-cell table:formula="of:=[.BV677]/[.BV679]%" office:value-type="float" office:value="57.3333333333333" calcext:value-type="float">
            <text:p>57,3333333333</text:p>
          </table:table-cell>
          <table:table-cell table:formula="of:=[.BW677]/[.BW679]%" office:value-type="float" office:value="50" calcext:value-type="float">
            <text:p>50</text:p>
          </table:table-cell>
          <table:table-cell table:formula="of:=[.BX677]/[.BX679]%" office:value-type="float" office:value="70.6666666666667" calcext:value-type="float">
            <text:p>70,6666666667</text:p>
          </table:table-cell>
          <table:table-cell table:formula="of:=[.BY677]/[.BY679]%" office:value-type="float" office:value="68" calcext:value-type="float">
            <text:p>68</text:p>
          </table:table-cell>
          <table:table-cell table:formula="of:=[.BZ677]/[.BZ679]%" office:value-type="float" office:value="90.6666666666667" calcext:value-type="float">
            <text:p>90,6666666667</text:p>
          </table:table-cell>
          <table:table-cell table:formula="of:=[.CA677]/[.CA679]%" office:value-type="float" office:value="69.7674418604651" calcext:value-type="float">
            <text:p>69,7674418605</text:p>
          </table:table-cell>
          <table:table-cell table:formula="of:=[.CB677]/[.CB679]%" office:value-type="float" office:value="18.0790960451977" calcext:value-type="float">
            <text:p>18,0790960452</text:p>
          </table:table-cell>
          <table:table-cell table:formula="of:=[.CC677]/[.CC679]%" office:value-type="float" office:value="45.1977401129944" calcext:value-type="float">
            <text:p>45,197740113</text:p>
          </table:table-cell>
          <table:table-cell table:formula="of:=[.CD677]/[.CD679]%" office:value-type="float" office:value="79.0960451977401" calcext:value-type="float">
            <text:p>79,0960451977</text:p>
          </table:table-cell>
          <table:table-cell table:formula="of:=[.CE677]/[.CE679]%" office:value-type="float" office:value="54.2372881355932" calcext:value-type="float">
            <text:p>54,2372881356</text:p>
          </table:table-cell>
          <table:table-cell table:formula="of:=[.CF677]/[.CF679]%" office:value-type="float" office:value="76.8361581920904" calcext:value-type="float">
            <text:p>76,8361581921</text:p>
          </table:table-cell>
          <table:table-cell table:formula="of:=[.CG677]/[.CG679]%" office:value-type="float" office:value="81.9209039548023" calcext:value-type="float">
            <text:p>81,9209039548</text:p>
          </table:table-cell>
          <table:table-cell table:formula="of:=[.CH677]/[.CH679]%" office:value-type="float" office:value="67.7966101694915" calcext:value-type="float">
            <text:p>67,7966101695</text:p>
          </table:table-cell>
          <table:table-cell table:formula="of:=[.CI677]/[.CI679]%" office:value-type="float" office:value="80.225988700565" calcext:value-type="float">
            <text:p>80,2259887006</text:p>
          </table:table-cell>
          <table:table-cell table:formula="of:=[.CJ677]/[.CJ679]%" office:value-type="float" office:value="97.7401129943503" calcext:value-type="float">
            <text:p>97,7401129944</text:p>
          </table:table-cell>
          <table:table-cell table:style-name="ce3" table:formula="of:=COUNTIF([.CK2:.CK673];&quot;a5&quot;)" office:value-type="float" office:value="24" calcext:value-type="float">
            <text:p>24</text:p>
          </table:table-cell>
          <table:table-cell table:style-name="ce3" table:formula="of:=COUNTIF([.CL2:.CL673];&quot;a5&quot;)" office:value-type="float" office:value="6" calcext:value-type="float">
            <text:p>6</text:p>
          </table:table-cell>
          <table:table-cell table:style-name="ce3" table:formula="of:=COUNTIF([.CM2:.CM673];&quot;a5&quot;)" office:value-type="float" office:value="53" calcext:value-type="float">
            <text:p>53</text:p>
          </table:table-cell>
          <table:table-cell table:style-name="ce3" table:formula="of:=COUNTIF([.CN2:.CN673];&quot;a5&quot;)" office:value-type="float" office:value="71" calcext:value-type="float">
            <text:p>71</text:p>
          </table:table-cell>
          <table:table-cell table:style-name="ce3" table:formula="of:=COUNTIF([.CO2:.CO673];&quot;a5&quot;)" office:value-type="float" office:value="23" calcext:value-type="float">
            <text:p>23</text:p>
          </table:table-cell>
          <table:table-cell table:style-name="ce3" table:formula="of:=COUNTIF([.CP2:.CP673];&quot;a5&quot;)" office:value-type="float" office:value="11" calcext:value-type="float">
            <text:p>11</text:p>
          </table:table-cell>
          <table:table-cell table:style-name="ce3" table:formula="of:=COUNTIF([.CQ2:.CQ673];&quot;a5&quot;)" office:value-type="float" office:value="7" calcext:value-type="float">
            <text:p>7</text:p>
          </table:table-cell>
          <table:table-cell table:formula="of:=[.CR677]/[.CR679]%" office:value-type="float" office:value="45.1977401129944" calcext:value-type="float">
            <text:p>45,197740113</text:p>
          </table:table-cell>
          <table:table-cell table:formula="of:=[.CS677]/[.CS679]%" office:value-type="float" office:value="55.3672316384181" calcext:value-type="float">
            <text:p>55,3672316384</text:p>
          </table:table-cell>
          <table:table-cell table:formula="of:=[.CT677]/[.CT679]%" office:value-type="float" office:value="79.6610169491525" calcext:value-type="float">
            <text:p>79,6610169492</text:p>
          </table:table-cell>
          <table:table-cell table:formula="of:=[.CU677]/[.CU679]%" office:value-type="float" office:value="53.6723163841808" calcext:value-type="float">
            <text:p>53,6723163842</text:p>
          </table:table-cell>
          <table:table-cell table:formula="of:=[.CV677]/[.CV679]%" office:value-type="float" office:value="97.7401129943503" calcext:value-type="float">
            <text:p>97,7401129944</text:p>
          </table:table-cell>
          <table:table-cell table:formula="of:=[.CW677]/[.CW679]%" office:value-type="float" office:value="94.3502824858757" calcext:value-type="float">
            <text:p>94,3502824859</text:p>
          </table:table-cell>
          <table:table-cell table:formula="of:=[.CX677]/[.CX679]%" office:value-type="float" office:value="94.3502824858757" calcext:value-type="float">
            <text:p>94,3502824859</text:p>
          </table:table-cell>
          <table:table-cell table:formula="of:=[.CY677]/[.CY679]%" office:value-type="float" office:value="94.3502824858757" calcext:value-type="float">
            <text:p>94,3502824859</text:p>
          </table:table-cell>
          <table:table-cell table:formula="of:=[.CZ677]/[.CZ679]%" office:value-type="float" office:value="69.9421965317919" calcext:value-type="float">
            <text:p>69,9421965318</text:p>
          </table:table-cell>
          <table:table-cell table:formula="of:=[.DA677]/[.DA679]%" office:value-type="float" office:value="19.6531791907514" calcext:value-type="float">
            <text:p>19,6531791908</text:p>
          </table:table-cell>
          <table:table-cell table:formula="of:=[.DB677]/[.DB679]%" office:value-type="float" office:value="61.849710982659" calcext:value-type="float">
            <text:p>61,8497109827</text:p>
          </table:table-cell>
          <table:table-cell table:formula="of:=[.DC677]/[.DC679]%" office:value-type="float" office:value="79.1907514450867" calcext:value-type="float">
            <text:p>79,1907514451</text:p>
          </table:table-cell>
          <table:table-cell table:formula="of:=[.DD677]/[.DD679]%" office:value-type="float" office:value="67.6300578034682" calcext:value-type="float">
            <text:p>67,6300578035</text:p>
          </table:table-cell>
          <table:table-cell table:formula="of:=[.DE677]/[.DE679]%" office:value-type="float" office:value="97.7401129943503" calcext:value-type="float">
            <text:p>97,7401129944</text:p>
          </table:table-cell>
          <table:table-cell table:style-name="ce3" table:formula="of:=COUNTIF([.DF2:.DF673];&quot;a5&quot;)" office:value-type="float" office:value="76" calcext:value-type="float">
            <text:p>76</text:p>
          </table:table-cell>
          <table:table-cell table:style-name="ce3" table:formula="of:=COUNTIF([.DG2:.DG673];&quot;a5&quot;)" office:value-type="float" office:value="56" calcext:value-type="float">
            <text:p>56</text:p>
          </table:table-cell>
          <table:table-cell table:style-name="ce3" table:formula="of:=COUNTIF([.DH2:.DH673];&quot;a5&quot;)" office:value-type="float" office:value="22" calcext:value-type="float">
            <text:p>22</text:p>
          </table:table-cell>
          <table:table-cell table:style-name="ce3" table:formula="of:=COUNTIF([.DI2:.DI673];&quot;a5&quot;)" office:value-type="float" office:value="27" calcext:value-type="float">
            <text:p>27</text:p>
          </table:table-cell>
          <table:table-cell table:style-name="ce3" table:formula="of:=COUNTIF([.DJ2:.DJ673];&quot;a5&quot;)" office:value-type="float" office:value="17" calcext:value-type="float">
            <text:p>17</text:p>
          </table:table-cell>
          <table:table-cell table:style-name="ce3" table:formula="of:=COUNTIF([.DK2:.DK673];&quot;a5&quot;)" office:value-type="float" office:value="3" calcext:value-type="float">
            <text:p>3</text:p>
          </table:table-cell>
          <table:table-cell table:style-name="ce3" table:formula="of:=COUNTIF([.DL2:.DL673];&quot;a5&quot;)" office:value-type="float" office:value="21" calcext:value-type="float">
            <text:p>21</text:p>
          </table:table-cell>
          <table:table-cell table:style-name="ce3" table:formula="of:=COUNTIF([.DM2:.DM673];&quot;a5&quot;)" office:value-type="float" office:value="7" calcext:value-type="float">
            <text:p>7</text:p>
          </table:table-cell>
          <table:table-cell table:style-name="ce3" table:formula="of:=COUNTIF([.DN2:.DN673];&quot;a5&quot;)" office:value-type="float" office:value="21" calcext:value-type="float">
            <text:p>21</text:p>
          </table:table-cell>
          <table:table-cell table:formula="of:=[.DO677]/[.DO679]%" office:value-type="float" office:value="93.7106918238994" calcext:value-type="float">
            <text:p>93,7106918239</text:p>
          </table:table-cell>
          <table:table-cell table:formula="of:=[.DP677]/[.DP679]%" office:value-type="float" office:value="28.3018867924528" calcext:value-type="float">
            <text:p>28,3018867925</text:p>
          </table:table-cell>
          <table:table-cell table:formula="of:=[.DQ677]/[.DQ679]%" office:value-type="float" office:value="57.8616352201258" calcext:value-type="float">
            <text:p>57,8616352201</text:p>
          </table:table-cell>
          <table:table-cell table:formula="of:=[.DR677]/[.DR679]%" office:value-type="float" office:value="83.0188679245283" calcext:value-type="float">
            <text:p>83,0188679245</text:p>
          </table:table-cell>
          <table:table-cell table:formula="of:=[.DS677]/[.DS679]%" office:value-type="float" office:value="87.4213836477987" calcext:value-type="float">
            <text:p>87,4213836478</text:p>
          </table:table-cell>
          <table:table-cell table:formula="of:=[.DT677]/[.DT679]%" office:value-type="float" office:value="89.8305084745763" calcext:value-type="float">
            <text:p>89,8305084746</text:p>
          </table:table-cell>
          <table:table-cell table:style-name="ce3" table:formula="of:=COUNTIF([.DU2:.DU673];&quot;a5&quot;)" office:value-type="float" office:value="62" calcext:value-type="float">
            <text:p>62</text:p>
          </table:table-cell>
          <table:table-cell table:style-name="ce3" table:formula="of:=COUNTIF([.DV2:.DV673];&quot;a5&quot;)" office:value-type="float" office:value="65" calcext:value-type="float">
            <text:p>65</text:p>
          </table:table-cell>
          <table:table-cell table:style-name="ce3" table:formula="of:=COUNTIF([.DW2:.DW673];&quot;a5&quot;)" office:value-type="float" office:value="26" calcext:value-type="float">
            <text:p>26</text:p>
          </table:table-cell>
          <table:table-cell table:style-name="ce3" table:formula="of:=COUNTIF([.DX2:.DX673];&quot;a5&quot;)" office:value-type="float" office:value="6" calcext:value-type="float">
            <text:p>6</text:p>
          </table:table-cell>
          <table:table-cell table:style-name="ce3" table:formula="of:=COUNTIF([.DY2:.DY673];&quot;a5&quot;)" office:value-type="float" office:value="24" calcext:value-type="float">
            <text:p>24</text:p>
          </table:table-cell>
          <table:table-cell table:style-name="ce3" table:formula="of:=COUNTIF([.DZ2:.DZ673];&quot;a5&quot;)" office:value-type="float" office:value="26" calcext:value-type="float">
            <text:p>26</text:p>
          </table:table-cell>
          <table:table-cell table:style-name="ce3" table:formula="of:=COUNTIF([.EA2:.EA673];&quot;a5&quot;)" office:value-type="float" office:value="48" calcext:value-type="float">
            <text:p>48</text:p>
          </table:table-cell>
          <table:table-cell table:style-name="ce3" table:formula="of:=COUNTIF([.EB2:.EB673];&quot;a5&quot;)" office:value-type="float" office:value="14" calcext:value-type="float">
            <text:p>14</text:p>
          </table:table-cell>
          <table:table-cell table:style-name="ce3" table:formula="of:=COUNTIF([.EC2:.EC673];&quot;a5&quot;)" office:value-type="float" office:value="19" calcext:value-type="float">
            <text:p>19</text:p>
          </table:table-cell>
          <table:table-cell table:style-name="ce3" table:formula="of:=COUNTIF([.ED2:.ED673];&quot;a5&quot;)" office:value-type="float" office:value="5" calcext:value-type="float">
            <text:p>5</text:p>
          </table:table-cell>
          <table:table-cell table:style-name="ce3" table:formula="of:=COUNTIF([.EE2:.EE673];&quot;a5&quot;)" office:value-type="float" office:value="40" calcext:value-type="float">
            <text:p>40</text:p>
          </table:table-cell>
          <table:table-cell table:style-name="ce3" table:formula="of:=COUNTIF([.EF2:.EF673];&quot;a5&quot;)" office:value-type="float" office:value="60" calcext:value-type="float">
            <text:p>60</text:p>
          </table:table-cell>
          <table:table-cell table:style-name="ce3" table:formula="of:=COUNTIF([.EG2:.EG673];&quot;a5&quot;)" office:value-type="float" office:value="12" calcext:value-type="float">
            <text:p>12</text:p>
          </table:table-cell>
          <table:table-cell table:style-name="ce3" table:formula="of:=COUNTIF([.EH2:.EH673];&quot;a5&quot;)" office:value-type="float" office:value="9" calcext:value-type="float">
            <text:p>9</text:p>
          </table:table-cell>
          <table:table-cell table:formula="of:=[.EI677]/[.EI679]%" office:value-type="float" office:value="82.7380952380952" calcext:value-type="float">
            <text:p>82,7380952381</text:p>
          </table:table-cell>
          <table:table-cell table:formula="of:=AVERAGE([.$EJ$2:.$EJ$673])" office:value-type="float" office:value="33.1949404761905" calcext:value-type="float">
            <text:p>33,1949404762</text:p>
          </table:table-cell>
          <table:table-cell table:style-name="ce4" office:value-type="string" calcext:value-type="string">
            <text:p>Average</text:p>
          </table:table-cell>
          <table:table-cell table:number-columns-repeated="881"/>
        </table:table-row>
        <table:table-row table:style-name="ro1">
          <table:table-cell table:number-columns-repeated="3"/>
          <table:table-cell table:style-name="ce2" table:formula="of:=SUM([.D677:.D681])" office:value-type="float" office:value="244" calcext:value-type="float">
            <text:p>244</text:p>
          </table:table-cell>
          <table:table-cell office:value-type="string" calcext:value-type="string">
            <text:p>total</text:p>
          </table:table-cell>
          <table:table-cell table:formula="of:=[.F678]/[.F679]%" office:value-type="float" office:value="56.2937062937063" calcext:value-type="float">
            <text:p>56,2937062937</text:p>
          </table:table-cell>
          <table:table-cell table:formula="of:=[.G678]/[.G679]%" office:value-type="float" office:value="20.6293706293706" calcext:value-type="float">
            <text:p>20,6293706294</text:p>
          </table:table-cell>
          <table:table-cell table:formula="of:=[.H678]/[.H679]%" office:value-type="float" office:value="21.3286713286713" calcext:value-type="float">
            <text:p>21,3286713287</text:p>
          </table:table-cell>
          <table:table-cell table:formula="of:=[.I678]/[.I679]%" office:value-type="float" office:value="15.7342657342657" calcext:value-type="float">
            <text:p>15,7342657343</text:p>
          </table:table-cell>
          <table:table-cell table:formula="of:=[.J678]/[.J679]%" office:value-type="float" office:value="15.034965034965" calcext:value-type="float">
            <text:p>15,034965035</text:p>
          </table:table-cell>
          <table:table-cell/>
          <table:table-cell table:style-name="ce4" office:value-type="string" calcext:value-type="string">
            <text:p>Error</text:p>
          </table:table-cell>
          <table:table-cell table:formula="of:=SQRT(VAR([.$M$2:.$M$673])/COUNT([.$M$2:.$M$673]))" office:value-type="float" office:value="0.379617639715178" calcext:value-type="float">
            <text:p>0,3796176397</text:p>
          </table:table-cell>
          <table:table-cell table:number-columns-repeated="2"/>
          <table:table-cell table:formula="of:=SQRT(VAR([.$P$2:.$P$673])/COUNT([.$P$2:.$P$673]))" office:value-type="float" office:value="0.35650673517718" calcext:value-type="float">
            <text:p>0,3565067352</text:p>
          </table:table-cell>
          <table:table-cell table:number-columns-repeated="17"/>
          <table:table-cell table:style-name="ce8"/>
          <table:table-cell table:number-columns-repeated="2"/>
          <table:table-cell table:style-name="ce10" table:formula="of:=SUM([.AK677:.AK681])" office:value-type="float" office:value="198" calcext:value-type="float">
            <text:p>198</text:p>
          </table:table-cell>
          <table:table-cell table:style-name="ce10" table:formula="of:=SUM([.AL677:.AL681])" office:value-type="float" office:value="210" calcext:value-type="float">
            <text:p>210</text:p>
          </table:table-cell>
          <table:table-cell table:style-name="ce2" table:formula="of:=SUM([.AM677:.AM681])" office:value-type="float" office:value="46" calcext:value-type="float">
            <text:p>46</text:p>
          </table:table-cell>
          <table:table-cell table:style-name="ce2" table:formula="of:=SUM([.AN677:.AN681])" office:value-type="float" office:value="60" calcext:value-type="float">
            <text:p>60</text:p>
          </table:table-cell>
          <table:table-cell table:style-name="ce2" table:formula="of:=SUM([.AO677:.AO681])" office:value-type="float" office:value="35" calcext:value-type="float">
            <text:p>35</text:p>
          </table:table-cell>
          <table:table-cell table:style-name="ce2" table:formula="of:=SUM([.AP677:.AP681])" office:value-type="float" office:value="29" calcext:value-type="float">
            <text:p>29</text:p>
          </table:table-cell>
          <table:table-cell table:style-name="ce2" table:formula="of:=SUM([.AQ677:.AQ681])" office:value-type="float" office:value="65" calcext:value-type="float">
            <text:p>65</text:p>
          </table:table-cell>
          <table:table-cell table:style-name="ce10" table:formula="of:=SUM([.AR677:.AR681])" office:value-type="float" office:value="190" calcext:value-type="float">
            <text:p>190</text:p>
          </table:table-cell>
          <table:table-cell table:style-name="ce12" table:formula="of:=SUM([.AS677:.AS681])" office:value-type="float" office:value="107" calcext:value-type="float">
            <text:p>107</text:p>
          </table:table-cell>
          <table:table-cell table:style-name="ce2" table:formula="of:=SUM([.AT677:.AT681])" office:value-type="float" office:value="67" calcext:value-type="float">
            <text:p>67</text:p>
          </table:table-cell>
          <table:table-cell table:style-name="ce2" table:formula="of:=SUM([.AU677:.AU681])" office:value-type="float" office:value="28" calcext:value-type="float">
            <text:p>28</text:p>
          </table:table-cell>
          <table:table-cell table:formula="of:=[.AV678]/[.AV679]%" office:value-type="float" office:value="19.1235059760956" calcext:value-type="float">
            <text:p>19,1235059761</text:p>
          </table:table-cell>
          <table:table-cell table:formula="of:=[.AW678]/[.AW679]%" office:value-type="float" office:value="14.7410358565737" calcext:value-type="float">
            <text:p>14,7410358566</text:p>
          </table:table-cell>
          <table:table-cell table:formula="of:=[.AX678]/[.AX679]%" office:value-type="float" office:value="28.6852589641434" calcext:value-type="float">
            <text:p>28,6852589641</text:p>
          </table:table-cell>
          <table:table-cell table:formula="of:=[.AY678]/[.AY679]%" office:value-type="float" office:value="35.4581673306773" calcext:value-type="float">
            <text:p>35,4581673307</text:p>
          </table:table-cell>
          <table:table-cell table:formula="of:=[.AZ678]/[.AZ679]%" office:value-type="float" office:value="33.8645418326693" calcext:value-type="float">
            <text:p>33,8645418327</text:p>
          </table:table-cell>
          <table:table-cell table:formula="of:=[.BA678]/[.BA679]%" office:value-type="float" office:value="22.7091633466135" calcext:value-type="float">
            <text:p>22,7091633466</text:p>
          </table:table-cell>
          <table:table-cell table:formula="of:=[.BB678]/[.BB679]%" office:value-type="float" office:value="12.2377622377622" calcext:value-type="float">
            <text:p>12,2377622378</text:p>
          </table:table-cell>
          <table:table-cell table:style-name="ce2" table:formula="of:=SUM([.BC677:.BC681])" office:value-type="float" office:value="173" calcext:value-type="float">
            <text:p>173</text:p>
          </table:table-cell>
          <table:table-cell table:style-name="ce2" table:formula="of:=SUM([.BD677:.BD681])" office:value-type="float" office:value="161" calcext:value-type="float">
            <text:p>161</text:p>
          </table:table-cell>
          <table:table-cell table:style-name="ce2" table:formula="of:=SUM([.BE677:.BE681])" office:value-type="float" office:value="165" calcext:value-type="float">
            <text:p>165</text:p>
          </table:table-cell>
          <table:table-cell table:style-name="ce2" table:formula="of:=SUM([.BF677:.BF681])" office:value-type="float" office:value="152" calcext:value-type="float">
            <text:p>152</text:p>
          </table:table-cell>
          <table:table-cell table:formula="of:=[.BG678]/[.BG679]%" office:value-type="float" office:value="50.6976744186047" calcext:value-type="float">
            <text:p>50,6976744186</text:p>
          </table:table-cell>
          <table:table-cell table:formula="of:=[.BH678]/[.BH679]%" office:value-type="float" office:value="40" calcext:value-type="float">
            <text:p>40</text:p>
          </table:table-cell>
          <table:table-cell table:formula="of:=[.BI678]/[.BI679]%" office:value-type="float" office:value="58.1395348837209" calcext:value-type="float">
            <text:p>58,1395348837</text:p>
          </table:table-cell>
          <table:table-cell table:formula="of:=[.BJ678]/[.BJ679]%" office:value-type="float" office:value="24.6511627906977" calcext:value-type="float">
            <text:p>24,6511627907</text:p>
          </table:table-cell>
          <table:table-cell table:formula="of:=[.BK678]/[.BK679]%" office:value-type="float" office:value="39.0697674418605" calcext:value-type="float">
            <text:p>39,0697674419</text:p>
          </table:table-cell>
          <table:table-cell table:formula="of:=[.BL678]/[.BL679]%" office:value-type="float" office:value="28.3720930232558" calcext:value-type="float">
            <text:p>28,3720930233</text:p>
          </table:table-cell>
          <table:table-cell table:formula="of:=[.BM678]/[.BM679]%" office:value-type="float" office:value="23.7209302325581" calcext:value-type="float">
            <text:p>23,7209302326</text:p>
          </table:table-cell>
          <table:table-cell table:formula="of:=[.BN678]/[.BN679]%" office:value-type="float" office:value="30.2325581395349" calcext:value-type="float">
            <text:p>30,2325581395</text:p>
          </table:table-cell>
          <table:table-cell table:formula="of:=[.BO678]/[.BO679]%" office:value-type="float" office:value="46.046511627907" calcext:value-type="float">
            <text:p>46,0465116279</text:p>
          </table:table-cell>
          <table:table-cell table:formula="of:=[.BP678]/[.BP679]%" office:value-type="float" office:value="13.953488372093" calcext:value-type="float">
            <text:p>13,9534883721</text:p>
          </table:table-cell>
          <table:table-cell table:formula="of:=[.BQ678]/[.BQ679]%" office:value-type="float" office:value="3.25581395348837" calcext:value-type="float">
            <text:p>3,2558139535</text:p>
          </table:table-cell>
          <table:table-cell table:formula="of:=[.BR678]/[.BR679]%" office:value-type="float" office:value="4.18604651162791" calcext:value-type="float">
            <text:p>4,1860465116</text:p>
          </table:table-cell>
          <table:table-cell table:formula="of:=[.BS678]/[.BS679]%" office:value-type="float" office:value="40" calcext:value-type="float">
            <text:p>40</text:p>
          </table:table-cell>
          <table:table-cell table:formula="of:=[.BT678]/[.BT679]%" office:value-type="float" office:value="12.6666666666667" calcext:value-type="float">
            <text:p>12,6666666667</text:p>
          </table:table-cell>
          <table:table-cell table:formula="of:=[.BU678]/[.BU679]%" office:value-type="float" office:value="1.33333333333333" calcext:value-type="float">
            <text:p>1,3333333333</text:p>
          </table:table-cell>
          <table:table-cell table:formula="of:=[.BV678]/[.BV679]%" office:value-type="float" office:value="42.6666666666667" calcext:value-type="float">
            <text:p>42,6666666667</text:p>
          </table:table-cell>
          <table:table-cell table:formula="of:=[.BW678]/[.BW679]%" office:value-type="float" office:value="50" calcext:value-type="float">
            <text:p>50</text:p>
          </table:table-cell>
          <table:table-cell table:style-name="ce5" table:formula="of:=[.BX678]/[.BX679]%" office:value-type="float" office:value="29.3333333333333" calcext:value-type="float">
            <text:p>29,3333333333</text:p>
          </table:table-cell>
          <table:table-cell table:style-name="ce1" table:formula="of:=[.BY678]/[.BY679]%" office:value-type="float" office:value="32" calcext:value-type="float">
            <text:p>32</text:p>
          </table:table-cell>
          <table:table-cell table:formula="of:=[.BZ678]/[.BZ679]%" office:value-type="float" office:value="9.33333333333333" calcext:value-type="float">
            <text:p>9,3333333333</text:p>
          </table:table-cell>
          <table:table-cell table:style-name="ce1" table:formula="of:=[.CA678]/[.CA679]%" office:value-type="float" office:value="30.2325581395349" calcext:value-type="float">
            <text:p>30,2325581395</text:p>
          </table:table-cell>
          <table:table-cell table:style-name="ce1" table:formula="of:=[.CB678]/[.CB679]%" office:value-type="float" office:value="79.6610169491525" calcext:value-type="float">
            <text:p>79,6610169492</text:p>
          </table:table-cell>
          <table:table-cell table:style-name="ce1" table:formula="of:=[.CC678]/[.CC679]%" office:value-type="float" office:value="52.5423728813559" calcext:value-type="float">
            <text:p>52,5423728814</text:p>
          </table:table-cell>
          <table:table-cell table:style-name="ce1" table:formula="of:=[.CD678]/[.CD679]%" office:value-type="float" office:value="18.6440677966102" calcext:value-type="float">
            <text:p>18,6440677966</text:p>
          </table:table-cell>
          <table:table-cell table:style-name="ce1" table:formula="of:=[.CE678]/[.CE679]%" office:value-type="float" office:value="43.5028248587571" calcext:value-type="float">
            <text:p>43,5028248588</text:p>
          </table:table-cell>
          <table:table-cell table:style-name="ce1" table:formula="of:=[.CF678]/[.CF679]%" office:value-type="float" office:value="20.9039548022599" calcext:value-type="float">
            <text:p>20,9039548023</text:p>
          </table:table-cell>
          <table:table-cell table:style-name="ce1" table:formula="of:=[.CG678]/[.CG679]%" office:value-type="float" office:value="15.819209039548" calcext:value-type="float">
            <text:p>15,8192090395</text:p>
          </table:table-cell>
          <table:table-cell table:style-name="ce1" table:formula="of:=[.CH678]/[.CH679]%" office:value-type="float" office:value="29.9435028248588" calcext:value-type="float">
            <text:p>29,9435028249</text:p>
          </table:table-cell>
          <table:table-cell table:formula="of:=[.CI678]/[.CI679]%" office:value-type="float" office:value="17.5141242937853" calcext:value-type="float">
            <text:p>17,5141242938</text:p>
          </table:table-cell>
          <table:table-cell table:formula="of:=[.CJ678]/[.CJ679]%" office:value-type="float" office:value="2.25988700564972" calcext:value-type="float">
            <text:p>2,2598870056</text:p>
          </table:table-cell>
          <table:table-cell table:style-name="ce2" table:formula="of:=SUM([.CK677:.CK681])" office:value-type="float" office:value="143" calcext:value-type="float">
            <text:p>143</text:p>
          </table:table-cell>
          <table:table-cell table:style-name="ce2" table:formula="of:=SUM([.CL677:.CL681])" office:value-type="float" office:value="140" calcext:value-type="float">
            <text:p>140</text:p>
          </table:table-cell>
          <table:table-cell table:style-name="ce2" table:formula="of:=SUM([.CM677:.CM681])" office:value-type="float" office:value="149" calcext:value-type="float">
            <text:p>149</text:p>
          </table:table-cell>
          <table:table-cell table:style-name="ce2" table:formula="of:=SUM([.CN677:.CN681])" office:value-type="float" office:value="145" calcext:value-type="float">
            <text:p>145</text:p>
          </table:table-cell>
          <table:table-cell table:style-name="ce2" table:formula="of:=SUM([.CO677:.CO681])" office:value-type="float" office:value="137" calcext:value-type="float">
            <text:p>137</text:p>
          </table:table-cell>
          <table:table-cell table:style-name="ce2" table:formula="of:=SUM([.CP677:.CP681])" office:value-type="float" office:value="126" calcext:value-type="float">
            <text:p>126</text:p>
          </table:table-cell>
          <table:table-cell table:style-name="ce2" table:formula="of:=SUM([.CQ677:.CQ681])" office:value-type="float" office:value="121" calcext:value-type="float">
            <text:p>121</text:p>
          </table:table-cell>
          <table:table-cell table:style-name="ce1" table:formula="of:=[.CR678]/[.CR679]%" office:value-type="float" office:value="54.8022598870057" calcext:value-type="float">
            <text:p>54,802259887</text:p>
          </table:table-cell>
          <table:table-cell table:style-name="ce1" table:formula="of:=[.CS678]/[.CS679]%" office:value-type="float" office:value="44.6327683615819" calcext:value-type="float">
            <text:p>44,6327683616</text:p>
          </table:table-cell>
          <table:table-cell table:style-name="ce1" table:formula="of:=[.CT678]/[.CT679]%" office:value-type="float" office:value="20.3389830508475" calcext:value-type="float">
            <text:p>20,3389830508</text:p>
          </table:table-cell>
          <table:table-cell table:formula="of:=[.CU678]/[.CU679]%" office:value-type="float" office:value="46.3276836158192" calcext:value-type="float">
            <text:p>46,3276836158</text:p>
          </table:table-cell>
          <table:table-cell table:formula="of:=[.CV678]/[.CV679]%" office:value-type="float" office:value="2.25988700564972" calcext:value-type="float">
            <text:p>2,2598870056</text:p>
          </table:table-cell>
          <table:table-cell table:formula="of:=[.CW678]/[.CW679]%" office:value-type="float" office:value="5.64971751412429" calcext:value-type="float">
            <text:p>5,6497175141</text:p>
          </table:table-cell>
          <table:table-cell table:formula="of:=[.CX678]/[.CX679]%" office:value-type="float" office:value="5.64971751412429" calcext:value-type="float">
            <text:p>5,6497175141</text:p>
          </table:table-cell>
          <table:table-cell table:formula="of:=[.CY678]/[.CY679]%" office:value-type="float" office:value="5.64971751412429" calcext:value-type="float">
            <text:p>5,6497175141</text:p>
          </table:table-cell>
          <table:table-cell table:formula="of:=[.CZ678]/[.CZ679]%" office:value-type="float" office:value="30.0578034682081" calcext:value-type="float">
            <text:p>30,0578034682</text:p>
          </table:table-cell>
          <table:table-cell table:formula="of:=[.DA678]/[.DA679]%" office:value-type="float" office:value="80.3468208092486" calcext:value-type="float">
            <text:p>80,3468208092</text:p>
          </table:table-cell>
          <table:table-cell table:formula="of:=[.DB678]/[.DB679]%" office:value-type="float" office:value="38.150289017341" calcext:value-type="float">
            <text:p>38,1502890173</text:p>
          </table:table-cell>
          <table:table-cell table:formula="of:=[.DC678]/[.DC679]%" office:value-type="float" office:value="20.8092485549133" calcext:value-type="float">
            <text:p>20,8092485549</text:p>
          </table:table-cell>
          <table:table-cell table:formula="of:=[.DD678]/[.DD679]%" office:value-type="float" office:value="32.3699421965318" calcext:value-type="float">
            <text:p>32,3699421965</text:p>
          </table:table-cell>
          <table:table-cell table:formula="of:=[.DE678]/[.DE679]%" office:value-type="float" office:value="2.25988700564972" calcext:value-type="float">
            <text:p>2,2598870056</text:p>
          </table:table-cell>
          <table:table-cell table:style-name="ce2" table:formula="of:=SUM([.DF677:.DF681])" office:value-type="float" office:value="157" calcext:value-type="float">
            <text:p>157</text:p>
          </table:table-cell>
          <table:table-cell table:style-name="ce2" table:formula="of:=SUM([.DG677:.DG681])" office:value-type="float" office:value="156" calcext:value-type="float">
            <text:p>156</text:p>
          </table:table-cell>
          <table:table-cell table:style-name="ce2" table:formula="of:=SUM([.DH677:.DH681])" office:value-type="float" office:value="155" calcext:value-type="float">
            <text:p>155</text:p>
          </table:table-cell>
          <table:table-cell table:style-name="ce2" table:formula="of:=SUM([.DI677:.DI681])" office:value-type="float" office:value="157" calcext:value-type="float">
            <text:p>157</text:p>
          </table:table-cell>
          <table:table-cell table:style-name="ce2" table:formula="of:=SUM([.DJ677:.DJ681])" office:value-type="float" office:value="157" calcext:value-type="float">
            <text:p>157</text:p>
          </table:table-cell>
          <table:table-cell table:style-name="ce2" table:formula="of:=SUM([.DK677:.DK681])" office:value-type="float" office:value="155" calcext:value-type="float">
            <text:p>155</text:p>
          </table:table-cell>
          <table:table-cell table:style-name="ce2" table:formula="of:=SUM([.DL677:.DL681])" office:value-type="float" office:value="155" calcext:value-type="float">
            <text:p>155</text:p>
          </table:table-cell>
          <table:table-cell table:style-name="ce2" table:formula="of:=SUM([.DM677:.DM681])" office:value-type="float" office:value="150" calcext:value-type="float">
            <text:p>150</text:p>
          </table:table-cell>
          <table:table-cell table:style-name="ce2" table:formula="of:=SUM([.DN677:.DN681])" office:value-type="float" office:value="153" calcext:value-type="float">
            <text:p>153</text:p>
          </table:table-cell>
          <table:table-cell table:formula="of:=[.DO678]/[.DO679]%" office:value-type="float" office:value="6.28930817610063" calcext:value-type="float">
            <text:p>6,2893081761</text:p>
          </table:table-cell>
          <table:table-cell table:formula="of:=[.DP678]/[.DP679]%" office:value-type="float" office:value="71.6981132075472" calcext:value-type="float">
            <text:p>71,6981132075</text:p>
          </table:table-cell>
          <table:table-cell table:formula="of:=[.DQ678]/[.DQ679]%" office:value-type="float" office:value="42.1383647798742" calcext:value-type="float">
            <text:p>42,1383647799</text:p>
          </table:table-cell>
          <table:table-cell table:formula="of:=[.DR678]/[.DR679]%" office:value-type="float" office:value="16.9811320754717" calcext:value-type="float">
            <text:p>16,9811320755</text:p>
          </table:table-cell>
          <table:table-cell table:formula="of:=[.DS678]/[.DS679]%" office:value-type="float" office:value="12.5786163522013" calcext:value-type="float">
            <text:p>12,5786163522</text:p>
          </table:table-cell>
          <table:table-cell table:formula="of:=[.DT678]/[.DT679]%" office:value-type="float" office:value="10.1694915254237" calcext:value-type="float">
            <text:p>10,1694915254</text:p>
          </table:table-cell>
          <table:table-cell table:style-name="ce10" table:formula="of:=SUM([.DU677:.DU681])" office:value-type="float" office:value="153" calcext:value-type="float">
            <text:p>153</text:p>
          </table:table-cell>
          <table:table-cell table:style-name="ce10" table:formula="of:=SUM([.DV677:.DV681])" office:value-type="float" office:value="153" calcext:value-type="float">
            <text:p>153</text:p>
          </table:table-cell>
          <table:table-cell table:style-name="ce2" table:formula="of:=SUM([.DW677:.DW681])" office:value-type="float" office:value="149" calcext:value-type="float">
            <text:p>149</text:p>
          </table:table-cell>
          <table:table-cell table:style-name="ce2" table:formula="of:=SUM([.DX677:.DX681])" office:value-type="float" office:value="136" calcext:value-type="float">
            <text:p>136</text:p>
          </table:table-cell>
          <table:table-cell table:style-name="ce2" table:formula="of:=SUM([.DY677:.DY681])" office:value-type="float" office:value="142" calcext:value-type="float">
            <text:p>142</text:p>
          </table:table-cell>
          <table:table-cell table:style-name="ce2" table:formula="of:=SUM([.DZ677:.DZ681])" office:value-type="float" office:value="143" calcext:value-type="float">
            <text:p>143</text:p>
          </table:table-cell>
          <table:table-cell table:style-name="ce10" table:formula="of:=SUM([.EA677:.EA681])" office:value-type="float" office:value="152" calcext:value-type="float">
            <text:p>152</text:p>
          </table:table-cell>
          <table:table-cell table:style-name="ce2" table:formula="of:=SUM([.EB677:.EB681])" office:value-type="float" office:value="143" calcext:value-type="float">
            <text:p>143</text:p>
          </table:table-cell>
          <table:table-cell table:style-name="ce2" table:formula="of:=SUM([.EC677:.EC681])" office:value-type="float" office:value="148" calcext:value-type="float">
            <text:p>148</text:p>
          </table:table-cell>
          <table:table-cell table:style-name="ce2" table:formula="of:=SUM([.ED677:.ED681])" office:value-type="float" office:value="139" calcext:value-type="float">
            <text:p>139</text:p>
          </table:table-cell>
          <table:table-cell table:style-name="ce10" table:formula="of:=SUM([.EE677:.EE681])" office:value-type="float" office:value="150" calcext:value-type="float">
            <text:p>150</text:p>
          </table:table-cell>
          <table:table-cell table:style-name="ce10" table:formula="of:=SUM([.EF677:.EF681])" office:value-type="float" office:value="150" calcext:value-type="float">
            <text:p>150</text:p>
          </table:table-cell>
          <table:table-cell table:style-name="ce2" table:formula="of:=SUM([.EG677:.EG681])" office:value-type="float" office:value="139" calcext:value-type="float">
            <text:p>139</text:p>
          </table:table-cell>
          <table:table-cell table:style-name="ce2" table:formula="of:=SUM([.EH677:.EH681])" office:value-type="float" office:value="14" calcext:value-type="float">
            <text:p>14</text:p>
          </table:table-cell>
          <table:table-cell table:formula="of:=[.EI678]/[.EI679]%" office:value-type="float" office:value="17.2619047619048" calcext:value-type="float">
            <text:p>17,2619047619</text:p>
          </table:table-cell>
          <table:table-cell table:formula="of:=SQRT(VAR([.$EJ$2:.$EJ$673])/COUNT([.$EJ$2:.$EJ$673]))" office:value-type="float" office:value="1.79432017542775" calcext:value-type="float">
            <text:p>1,7943201754</text:p>
          </table:table-cell>
          <table:table-cell table:style-name="ce4" office:value-type="string" calcext:value-type="string">
            <text:p>Error</text:p>
          </table:table-cell>
          <table:table-cell table:number-columns-repeated="881"/>
        </table:table-row>
        <table:table-row table:style-name="ro1">
          <table:table-cell table:number-columns-repeated="3"/>
          <table:table-cell table:style-name="ce2"/>
          <table:table-cell table:number-columns-repeated="7"/>
          <table:table-cell table:style-name="ce4" office:value-type="string" calcext:value-type="string">
            <text:p>Mode</text:p>
          </table:table-cell>
          <table:table-cell table:formula="of:=MODE([.$M$2:.$M$673])" office:value-type="float" office:value="3" calcext:value-type="float">
            <text:p>3</text:p>
          </table:table-cell>
          <table:table-cell table:number-columns-repeated="2"/>
          <table:table-cell table:formula="of:=MODE([.$P$2:.$P$673])" office:value-type="float" office:value="2" calcext:value-type="float">
            <text:p>2</text:p>
          </table:table-cell>
          <table:table-cell table:number-columns-repeated="9"/>
          <table:table-cell table:formula="of:=[.Z677]/[.Z681]%" office:value-type="float" office:value="5.04587155963303" calcext:value-type="float">
            <text:p>5,0458715596</text:p>
          </table:table-cell>
          <table:table-cell table:formula="of:=[.AA677]/[.AA681]%" office:value-type="float" office:value="0.45045045045045" calcext:value-type="float">
            <text:p>0,4504504505</text:p>
          </table:table-cell>
          <table:table-cell table:formula="of:=[.AB677]/[.AB681]%" office:value-type="float" office:value="70.5882352941177" calcext:value-type="float">
            <text:p>70,5882352941</text:p>
          </table:table-cell>
          <table:table-cell table:formula="of:=[.AC677]/[.AC681]%" office:value-type="float" office:value="67.6470588235294" calcext:value-type="float">
            <text:p>67,6470588235</text:p>
          </table:table-cell>
          <table:table-cell table:formula="of:=[.AD677]/[.AD681]%" office:value-type="float" office:value="80.4878048780488" calcext:value-type="float">
            <text:p>80,487804878</text:p>
          </table:table-cell>
          <table:table-cell table:formula="of:=[.AE677]/[.AE681]%" office:value-type="float" office:value="81.1881188118812" calcext:value-type="float">
            <text:p>81,1881188119</text:p>
          </table:table-cell>
          <table:table-cell table:formula="of:=[.AF677]/[.AF681]%" office:value-type="float" office:value="60.0985221674877" calcext:value-type="float">
            <text:p>60,0985221675</text:p>
          </table:table-cell>
          <table:table-cell table:formula="of:=[.AG677]/[.AG681]%" office:value-type="float" office:value="5.96330275229358" calcext:value-type="float">
            <text:p>5,9633027523</text:p>
          </table:table-cell>
          <table:table-cell table:style-name="ce8" table:formula="of:=[.AH677]/[.AH681]%" office:value-type="float" office:value="36.0975609756098" calcext:value-type="float">
            <text:p>36,0975609756</text:p>
          </table:table-cell>
          <table:table-cell table:formula="of:=[.AI677]/[.AI681]%" office:value-type="float" office:value="56.6137566137566" calcext:value-type="float">
            <text:p>56,6137566138</text:p>
          </table:table-cell>
          <table:table-cell table:formula="of:=[.AJ677]/[.AJ681]%" office:value-type="float" office:value="81.0810810810811" calcext:value-type="float">
            <text:p>81,0810810811</text:p>
          </table:table-cell>
          <table:table-cell table:style-name="ce2" table:number-columns-repeated="8"/>
          <table:table-cell table:style-name="ce12"/>
          <table:table-cell table:style-name="ce2" table:number-columns-repeated="2"/>
          <table:table-cell table:number-columns-repeated="7"/>
          <table:table-cell table:style-name="ce2" table:number-columns-repeated="4"/>
          <table:table-cell table:number-columns-repeated="30"/>
          <table:table-cell table:style-name="ce2" table:number-columns-repeated="7"/>
          <table:table-cell table:number-columns-repeated="14"/>
          <table:table-cell table:style-name="ce2" table:number-columns-repeated="9"/>
          <table:table-cell table:number-columns-repeated="6"/>
          <table:table-cell table:style-name="ce2" table:number-columns-repeated="14"/>
          <table:table-cell/>
          <table:table-cell table:formula="of:=MODE([.$EJ$2:.$EJ$673])" office:value-type="float" office:value="0" calcext:value-type="float">
            <text:p>0</text:p>
          </table:table-cell>
          <table:table-cell table:style-name="ce4" office:value-type="string" calcext:value-type="string">
            <text:p>Mode</text:p>
          </table:table-cell>
          <table:table-cell table:number-columns-repeated="881"/>
        </table:table-row>
        <table:table-row table:style-name="ro1">
          <table:table-cell table:number-columns-repeated="3"/>
          <table:table-cell table:style-name="ce2" table:formula="of:=[.D677]/[.D682]%" office:value-type="float" office:value="12.7049180327869" calcext:value-type="float">
            <text:p>12,7049180328</text:p>
          </table:table-cell>
          <table:table-cell office:value-type="string" calcext:value-type="string">
            <text:p>no degree</text:p>
          </table:table-cell>
          <table:table-cell table:number-columns-repeated="6"/>
          <table:table-cell table:style-name="ce4" office:value-type="string" calcext:value-type="string">
            <text:p>Median</text:p>
          </table:table-cell>
          <table:table-cell table:formula="of:=MEDIAN([.$M$2:.$M$673])" office:value-type="float" office:value="3" calcext:value-type="float">
            <text:p>3</text:p>
          </table:table-cell>
          <table:table-cell table:number-columns-repeated="2"/>
          <table:table-cell table:formula="of:=MEDIAN([.$P$2:.$P$673])" office:value-type="float" office:value="2" calcext:value-type="float">
            <text:p>2</text:p>
          </table:table-cell>
          <table:table-cell table:number-columns-repeated="9"/>
          <table:table-cell table:formula="of:=[.Z678]/[.Z681]%" office:value-type="float" office:value="0" calcext:value-type="float">
            <text:p>0</text:p>
          </table:table-cell>
          <table:table-cell table:formula="of:=[.AA678]/[.AA681]%" office:value-type="float" office:value="0" calcext:value-type="float">
            <text:p>0</text:p>
          </table:table-cell>
          <table:table-cell table:formula="of:=[.AB678]/[.AB681]%" office:value-type="float" office:value="0" calcext:value-type="float">
            <text:p>0</text:p>
          </table:table-cell>
          <table:table-cell table:formula="of:=[.AC678]/[.AC681]%" office:value-type="float" office:value="0" calcext:value-type="float">
            <text:p>0</text:p>
          </table:table-cell>
          <table:table-cell table:formula="of:=[.AD678]/[.AD681]%" office:value-type="float" office:value="0" calcext:value-type="float">
            <text:p>0</text:p>
          </table:table-cell>
          <table:table-cell table:formula="of:=[.AE678]/[.AE681]%" office:value-type="float" office:value="0" calcext:value-type="float">
            <text:p>0</text:p>
          </table:table-cell>
          <table:table-cell table:formula="of:=[.AF678]/[.AF681]%" office:value-type="float" office:value="0" calcext:value-type="float">
            <text:p>0</text:p>
          </table:table-cell>
          <table:table-cell table:formula="of:=[.AG678]/[.AG681]%" office:value-type="float" office:value="0" calcext:value-type="float">
            <text:p>0</text:p>
          </table:table-cell>
          <table:table-cell table:style-name="ce8" table:formula="of:=[.AH678]/[.AH681]%" office:value-type="float" office:value="0" calcext:value-type="float">
            <text:p>0</text:p>
          </table:table-cell>
          <table:table-cell table:formula="of:=[.AI678]/[.AI681]%" office:value-type="float" office:value="0" calcext:value-type="float">
            <text:p>0</text:p>
          </table:table-cell>
          <table:table-cell table:formula="of:=[.AJ678]/[.AJ681]%" office:value-type="float" office:value="0" calcext:value-type="float">
            <text:p>0</text:p>
          </table:table-cell>
          <table:table-cell table:style-name="ce11" table:formula="of:=[.AK677]/[.AK682]%" office:value-type="float" office:value="2.02020202020202" calcext:value-type="float">
            <text:p>2,0202020202</text:p>
          </table:table-cell>
          <table:table-cell table:style-name="ce11" table:formula="of:=[.AL677]/[.AL682]%" office:value-type="float" office:value="1.42857142857143" calcext:value-type="float">
            <text:p>1,4285714286</text:p>
          </table:table-cell>
          <table:table-cell table:style-name="ce2" table:formula="of:=[.AM677]/[.AM682]%" office:value-type="float" office:value="8.69565217391304" calcext:value-type="float">
            <text:p>8,6956521739</text:p>
          </table:table-cell>
          <table:table-cell table:style-name="ce2" table:formula="of:=[.AN677]/[.AN682]%" office:value-type="float" office:value="5" calcext:value-type="float">
            <text:p>5</text:p>
          </table:table-cell>
          <table:table-cell table:style-name="ce2" table:formula="of:=[.AO677]/[.AO682]%" office:value-type="float" office:value="2.85714285714286" calcext:value-type="float">
            <text:p>2,8571428571</text:p>
          </table:table-cell>
          <table:table-cell table:style-name="ce2" table:formula="of:=[.AP677]/[.AP682]%" office:value-type="float" office:value="6.89655172413793" calcext:value-type="float">
            <text:p>6,8965517241</text:p>
          </table:table-cell>
          <table:table-cell table:style-name="ce2" table:formula="of:=[.AQ677]/[.AQ682]%" office:value-type="float" office:value="6.15384615384615" calcext:value-type="float">
            <text:p>6,1538461538</text:p>
          </table:table-cell>
          <table:table-cell table:style-name="ce11" table:formula="of:=[.AR677]/[.AR682]%" office:value-type="float" office:value="0" calcext:value-type="float">
            <text:p>0</text:p>
          </table:table-cell>
          <table:table-cell table:style-name="ce12" table:formula="of:=[.AS677]/[.AS682]%" office:value-type="float" office:value="0" calcext:value-type="float">
            <text:p>0</text:p>
          </table:table-cell>
          <table:table-cell table:style-name="ce2" table:formula="of:=[.AT677]/[.AT682]%" office:value-type="float" office:value="31.3432835820895" calcext:value-type="float">
            <text:p>31,3432835821</text:p>
          </table:table-cell>
          <table:table-cell table:style-name="ce2" table:formula="of:=[.AU677]/[.AU682]%" office:value-type="float" office:value="7.14285714285714" calcext:value-type="float">
            <text:p>7,1428571429</text:p>
          </table:table-cell>
          <table:table-cell table:number-columns-repeated="7"/>
          <table:table-cell table:style-name="ce2" table:formula="of:=[.BC677]/[.BC682]%" office:value-type="float" office:value="2.3121387283237" calcext:value-type="float">
            <text:p>2,3121387283</text:p>
          </table:table-cell>
          <table:table-cell table:style-name="ce2" table:formula="of:=[.BD677]/[.BD682]%" office:value-type="float" office:value="3.1055900621118" calcext:value-type="float">
            <text:p>3,1055900621</text:p>
          </table:table-cell>
          <table:table-cell table:style-name="ce2" table:formula="of:=[.BE677]/[.BE682]%" office:value-type="float" office:value="8.48484848484848" calcext:value-type="float">
            <text:p>8,4848484848</text:p>
          </table:table-cell>
          <table:table-cell table:style-name="ce2" table:formula="of:=[.BF677]/[.BF682]%" office:value-type="float" office:value="11.8421052631579" calcext:value-type="float">
            <text:p>11,8421052632</text:p>
          </table:table-cell>
          <table:table-cell table:number-columns-repeated="8"/>
          <table:table-cell office:value-type="string" calcext:value-type="string">
            <text:p>would not:</text:p>
          </table:table-cell>
          <table:table-cell table:formula="of:=SUM([.BP682:.BR682])" office:value-type="float" office:value="21.3953488372093" calcext:value-type="float">
            <text:p>21,3953488372</text:p>
          </table:table-cell>
          <table:table-cell table:number-columns-repeated="11"/>
          <table:table-cell office:value-type="string" calcext:value-type="string">
            <text:p>(we use 177, to honor the 4 others)</text:p>
          </table:table-cell>
          <table:table-cell table:number-columns-repeated="8"/>
          <table:table-cell table:style-name="ce2" table:formula="of:=[.CK677]/[.CK682]%" office:value-type="float" office:value="11.8881118881119" calcext:value-type="float">
            <text:p>11,8881118881</text:p>
          </table:table-cell>
          <table:table-cell table:style-name="ce2" table:formula="of:=[.CL677]/[.CL682]%" office:value-type="float" office:value="35.7142857142857" calcext:value-type="float">
            <text:p>35,7142857143</text:p>
          </table:table-cell>
          <table:table-cell table:style-name="ce2" table:formula="of:=[.CM677]/[.CM682]%" office:value-type="float" office:value="2.01342281879195" calcext:value-type="float">
            <text:p>2,0134228188</text:p>
          </table:table-cell>
          <table:table-cell table:style-name="ce2" table:formula="of:=[.CN677]/[.CN682]%" office:value-type="float" office:value="2.75862068965517" calcext:value-type="float">
            <text:p>2,7586206897</text:p>
          </table:table-cell>
          <table:table-cell table:style-name="ce2" table:formula="of:=[.CO677]/[.CO682]%" office:value-type="float" office:value="10.2189781021898" calcext:value-type="float">
            <text:p>10,2189781022</text:p>
          </table:table-cell>
          <table:table-cell table:style-name="ce2" table:formula="of:=[.CP677]/[.CP682]%" office:value-type="float" office:value="29.3650793650794" calcext:value-type="float">
            <text:p>29,3650793651</text:p>
          </table:table-cell>
          <table:table-cell table:style-name="ce2" table:formula="of:=[.CQ677]/[.CQ682]%" office:value-type="float" office:value="34.7107438016529" calcext:value-type="float">
            <text:p>34,7107438017</text:p>
          </table:table-cell>
          <table:table-cell table:number-columns-repeated="14"/>
          <table:table-cell table:style-name="ce2" table:formula="of:=[.DF677]/[.DF682]%" office:value-type="float" office:value="3.18471337579618" calcext:value-type="float">
            <text:p>3,1847133758</text:p>
          </table:table-cell>
          <table:table-cell table:style-name="ce2" table:formula="of:=[.DG677]/[.DG682]%" office:value-type="float" office:value="0" calcext:value-type="float">
            <text:p>0</text:p>
          </table:table-cell>
          <table:table-cell table:style-name="ce2" table:formula="of:=[.DH677]/[.DH682]%" office:value-type="float" office:value="3.2258064516129" calcext:value-type="float">
            <text:p>3,2258064516</text:p>
          </table:table-cell>
          <table:table-cell table:style-name="ce2" table:formula="of:=[.DI677]/[.DI682]%" office:value-type="float" office:value="5.73248407643312" calcext:value-type="float">
            <text:p>5,7324840764</text:p>
          </table:table-cell>
          <table:table-cell table:style-name="ce2" table:formula="of:=[.DJ677]/[.DJ682]%" office:value-type="float" office:value="2.54777070063694" calcext:value-type="float">
            <text:p>2,5477707006</text:p>
          </table:table-cell>
          <table:table-cell table:style-name="ce2" table:formula="of:=[.DK677]/[.DK682]%" office:value-type="float" office:value="21.2903225806452" calcext:value-type="float">
            <text:p>21,2903225806</text:p>
          </table:table-cell>
          <table:table-cell table:style-name="ce2" table:formula="of:=[.DL677]/[.DL682]%" office:value-type="float" office:value="12.9032258064516" calcext:value-type="float">
            <text:p>12,9032258065</text:p>
          </table:table-cell>
          <table:table-cell table:style-name="ce2" table:formula="of:=[.DM677]/[.DM682]%" office:value-type="float" office:value="26.6666666666667" calcext:value-type="float">
            <text:p>26,6666666667</text:p>
          </table:table-cell>
          <table:table-cell table:style-name="ce2" table:formula="of:=[.DN677]/[.DN682]%" office:value-type="float" office:value="18.3006535947712" calcext:value-type="float">
            <text:p>18,3006535948</text:p>
          </table:table-cell>
          <table:table-cell table:number-columns-repeated="6"/>
          <table:table-cell table:style-name="ce2" table:formula="of:=[.DU677]/[.DU682]%" office:value-type="float" office:value="1.30718954248366" calcext:value-type="float">
            <text:p>1,3071895425</text:p>
          </table:table-cell>
          <table:table-cell table:style-name="ce2" table:formula="of:=[.DV677]/[.DV682]%" office:value-type="float" office:value="1.30718954248366" calcext:value-type="float">
            <text:p>1,3071895425</text:p>
          </table:table-cell>
          <table:table-cell table:style-name="ce2" table:formula="of:=[.DW677]/[.DW682]%" office:value-type="float" office:value="8.05369127516779" calcext:value-type="float">
            <text:p>8,0536912752</text:p>
          </table:table-cell>
          <table:table-cell table:style-name="ce2" table:formula="of:=[.DX677]/[.DX682]%" office:value-type="float" office:value="18.3823529411765" calcext:value-type="float">
            <text:p>18,3823529412</text:p>
          </table:table-cell>
          <table:table-cell table:style-name="ce2" table:formula="of:=[.DY677]/[.DY682]%" office:value-type="float" office:value="13.3802816901408" calcext:value-type="float">
            <text:p>13,3802816901</text:p>
          </table:table-cell>
          <table:table-cell table:style-name="ce2" table:formula="of:=[.DZ677]/[.DZ682]%" office:value-type="float" office:value="22.3776223776224" calcext:value-type="float">
            <text:p>22,3776223776</text:p>
          </table:table-cell>
          <table:table-cell table:style-name="ce2" table:formula="of:=[.EA677]/[.EA682]%" office:value-type="float" office:value="9.21052631578947" calcext:value-type="float">
            <text:p>9,2105263158</text:p>
          </table:table-cell>
          <table:table-cell table:style-name="ce2" table:formula="of:=[.EB677]/[.EB682]%" office:value-type="float" office:value="19.5804195804196" calcext:value-type="float">
            <text:p>19,5804195804</text:p>
          </table:table-cell>
          <table:table-cell table:style-name="ce2" table:formula="of:=[.EC677]/[.EC682]%" office:value-type="float" office:value="12.1621621621622" calcext:value-type="float">
            <text:p>12,1621621622</text:p>
          </table:table-cell>
          <table:table-cell table:style-name="ce2" table:formula="of:=[.ED677]/[.ED682]%" office:value-type="float" office:value="30.9352517985612" calcext:value-type="float">
            <text:p>30,9352517986</text:p>
          </table:table-cell>
          <table:table-cell table:style-name="ce2" table:formula="of:=[.EE677]/[.EE682]%" office:value-type="float" office:value="2.66666666666667" calcext:value-type="float">
            <text:p>2,6666666667</text:p>
          </table:table-cell>
          <table:table-cell table:style-name="ce2" table:formula="of:=[.EF677]/[.EF682]%" office:value-type="float" office:value="2" calcext:value-type="float">
            <text:p>2</text:p>
          </table:table-cell>
          <table:table-cell table:style-name="ce2" table:formula="of:=[.EG677]/[.EG682]%" office:value-type="float" office:value="32.3741007194245" calcext:value-type="float">
            <text:p>32,3741007194</text:p>
          </table:table-cell>
          <table:table-cell table:style-name="ce2" table:formula="of:=[.EH677]/[.EH682]%" office:value-type="float" office:value="14.2857142857143" calcext:value-type="float">
            <text:p>14,2857142857</text:p>
          </table:table-cell>
          <table:table-cell/>
          <table:table-cell table:formula="of:=MEDIAN([.$EJ$2:.$EJ$673])" office:value-type="float" office:value="0" calcext:value-type="float">
            <text:p>0</text:p>
          </table:table-cell>
          <table:table-cell table:style-name="ce4" office:value-type="string" calcext:value-type="string">
            <text:p>Median</text:p>
          </table:table-cell>
          <table:table-cell table:number-columns-repeated="881"/>
        </table:table-row>
        <table:table-row table:style-name="ro1">
          <table:table-cell table:number-columns-repeated="3"/>
          <table:table-cell table:style-name="ce2" table:formula="of:=[.D678]/[.D682]%" office:value-type="float" office:value="18.4426229508197" calcext:value-type="float">
            <text:p>18,4426229508</text:p>
          </table:table-cell>
          <table:table-cell office:value-type="string" calcext:value-type="string">
            <text:p>student</text:p>
          </table:table-cell>
          <table:table-cell table:number-columns-repeated="6"/>
          <table:table-cell table:style-name="ce4" office:value-type="string" calcext:value-type="string">
            <text:p>Var</text:p>
          </table:table-cell>
          <table:table-cell table:formula="of:=VAR([.$M$2:.$M$673])" office:value-type="float" office:value="25.9397194289261" calcext:value-type="float">
            <text:p>25,9397194289</text:p>
          </table:table-cell>
          <table:table-cell table:number-columns-repeated="2"/>
          <table:table-cell table:formula="of:=VAR([.$P$2:.$P$673])" office:value-type="float" office:value="13.599384588256" calcext:value-type="float">
            <text:p>13,5993845883</text:p>
          </table:table-cell>
          <table:table-cell table:number-columns-repeated="9"/>
          <table:table-cell table:formula="of:=[.Z679]/[.Z681]%" office:value-type="float" office:value="16.0550458715596" calcext:value-type="float">
            <text:p>16,0550458716</text:p>
          </table:table-cell>
          <table:table-cell table:formula="of:=[.AA679]/[.AA681]%" office:value-type="float" office:value="7.20720720720721" calcext:value-type="float">
            <text:p>7,2072072072</text:p>
          </table:table-cell>
          <table:table-cell table:formula="of:=[.AB679]/[.AB681]%" office:value-type="float" office:value="25.4901960784314" calcext:value-type="float">
            <text:p>25,4901960784</text:p>
          </table:table-cell>
          <table:table-cell table:formula="of:=[.AC679]/[.AC681]%" office:value-type="float" office:value="23.0392156862745" calcext:value-type="float">
            <text:p>23,0392156863</text:p>
          </table:table-cell>
          <table:table-cell table:formula="of:=[.AD679]/[.AD681]%" office:value-type="float" office:value="8.78048780487805" calcext:value-type="float">
            <text:p>8,7804878049</text:p>
          </table:table-cell>
          <table:table-cell table:formula="of:=[.AE679]/[.AE681]%" office:value-type="float" office:value="13.8613861386139" calcext:value-type="float">
            <text:p>13,8613861386</text:p>
          </table:table-cell>
          <table:table-cell table:formula="of:=[.AF679]/[.AF681]%" office:value-type="float" office:value="32.512315270936" calcext:value-type="float">
            <text:p>32,5123152709</text:p>
          </table:table-cell>
          <table:table-cell table:formula="of:=[.AG679]/[.AG681]%" office:value-type="float" office:value="19.7247706422018" calcext:value-type="float">
            <text:p>19,7247706422</text:p>
          </table:table-cell>
          <table:table-cell table:style-name="ce8" table:formula="of:=[.AH679]/[.AH681]%" office:value-type="float" office:value="43.4146341463415" calcext:value-type="float">
            <text:p>43,4146341463</text:p>
          </table:table-cell>
          <table:table-cell table:formula="of:=[.AI679]/[.AI681]%" office:value-type="float" office:value="30.6878306878307" calcext:value-type="float">
            <text:p>30,6878306878</text:p>
          </table:table-cell>
          <table:table-cell table:formula="of:=[.AJ679]/[.AJ681]%" office:value-type="float" office:value="11.8918918918919" calcext:value-type="float">
            <text:p>11,8918918919</text:p>
          </table:table-cell>
          <table:table-cell table:style-name="ce2" table:formula="of:=[.AK678]/[.AK682]%" office:value-type="float" office:value="8.58585858585859" calcext:value-type="float">
            <text:p>8,5858585859</text:p>
          </table:table-cell>
          <table:table-cell table:style-name="ce2" table:formula="of:=[.AL678]/[.AL682]%" office:value-type="float" office:value="2.85714285714286" calcext:value-type="float">
            <text:p>2,8571428571</text:p>
          </table:table-cell>
          <table:table-cell table:style-name="ce2" table:formula="of:=[.AM678]/[.AM682]%" office:value-type="float" office:value="32.6086956521739" calcext:value-type="float">
            <text:p>32,6086956522</text:p>
          </table:table-cell>
          <table:table-cell table:style-name="ce2" table:formula="of:=[.AN678]/[.AN682]%" office:value-type="float" office:value="30" calcext:value-type="float">
            <text:p>30</text:p>
          </table:table-cell>
          <table:table-cell table:style-name="ce2" table:formula="of:=[.AO678]/[.AO682]%" office:value-type="float" office:value="11.4285714285714" calcext:value-type="float">
            <text:p>11,4285714286</text:p>
          </table:table-cell>
          <table:table-cell table:style-name="ce2" table:formula="of:=[.AP678]/[.AP682]%" office:value-type="float" office:value="13.7931034482759" calcext:value-type="float">
            <text:p>13,7931034483</text:p>
          </table:table-cell>
          <table:table-cell table:style-name="ce2" table:formula="of:=[.AQ678]/[.AQ682]%" office:value-type="float" office:value="35.3846153846154" calcext:value-type="float">
            <text:p>35,3846153846</text:p>
          </table:table-cell>
          <table:table-cell table:style-name="ce2" table:formula="of:=[.AR678]/[.AR682]%" office:value-type="float" office:value="6.31578947368421" calcext:value-type="float">
            <text:p>6,3157894737</text:p>
          </table:table-cell>
          <table:table-cell table:style-name="ce12" table:formula="of:=[.AS678]/[.AS682]%" office:value-type="float" office:value="20.5607476635514" calcext:value-type="float">
            <text:p>20,5607476636</text:p>
          </table:table-cell>
          <table:table-cell table:style-name="ce2" table:formula="of:=[.AT678]/[.AT682]%" office:value-type="float" office:value="37.3134328358209" calcext:value-type="float">
            <text:p>37,3134328358</text:p>
          </table:table-cell>
          <table:table-cell table:style-name="ce2" table:formula="of:=[.AU678]/[.AU682]%" office:value-type="float" office:value="25" calcext:value-type="float">
            <text:p>25</text:p>
          </table:table-cell>
          <table:table-cell table:number-columns-repeated="7"/>
          <table:table-cell table:style-name="ce2" table:formula="of:=[.BC678]/[.BC682]%" office:value-type="float" office:value="1.73410404624277" calcext:value-type="float">
            <text:p>1,7341040462</text:p>
          </table:table-cell>
          <table:table-cell table:style-name="ce2" table:formula="of:=[.BD678]/[.BD682]%" office:value-type="float" office:value="6.83229813664596" calcext:value-type="float">
            <text:p>6,8322981366</text:p>
          </table:table-cell>
          <table:table-cell table:style-name="ce2" table:formula="of:=[.BE678]/[.BE682]%" office:value-type="float" office:value="7.27272727272727" calcext:value-type="float">
            <text:p>7,2727272727</text:p>
          </table:table-cell>
          <table:table-cell table:style-name="ce2" table:formula="of:=[.BF678]/[.BF682]%" office:value-type="float" office:value="17.7631578947368" calcext:value-type="float">
            <text:p>17,7631578947</text:p>
          </table:table-cell>
          <table:table-cell table:number-columns-repeated="30"/>
          <table:table-cell table:style-name="ce2" table:formula="of:=[.CK678]/[.CK682]%" office:value-type="float" office:value="13.2867132867133" calcext:value-type="float">
            <text:p>13,2867132867</text:p>
          </table:table-cell>
          <table:table-cell table:style-name="ce2" table:formula="of:=[.CL678]/[.CL682]%" office:value-type="float" office:value="30" calcext:value-type="float">
            <text:p>30</text:p>
          </table:table-cell>
          <table:table-cell table:style-name="ce2" table:formula="of:=[.CM678]/[.CM682]%" office:value-type="float" office:value="7.38255033557047" calcext:value-type="float">
            <text:p>7,3825503356</text:p>
          </table:table-cell>
          <table:table-cell table:style-name="ce2" table:formula="of:=[.CN678]/[.CN682]%" office:value-type="float" office:value="4.82758620689655" calcext:value-type="float">
            <text:p>4,8275862069</text:p>
          </table:table-cell>
          <table:table-cell table:style-name="ce2" table:formula="of:=[.CO678]/[.CO682]%" office:value-type="float" office:value="21.8978102189781" calcext:value-type="float">
            <text:p>21,897810219</text:p>
          </table:table-cell>
          <table:table-cell table:style-name="ce2" table:formula="of:=[.CP678]/[.CP682]%" office:value-type="float" office:value="23.015873015873" calcext:value-type="float">
            <text:p>23,0158730159</text:p>
          </table:table-cell>
          <table:table-cell table:style-name="ce2" table:formula="of:=[.CQ678]/[.CQ682]%" office:value-type="float" office:value="23.1404958677686" calcext:value-type="float">
            <text:p>23,1404958678</text:p>
          </table:table-cell>
          <table:table-cell table:number-columns-repeated="14"/>
          <table:table-cell table:style-name="ce2" table:formula="of:=[.DF678]/[.DF682]%" office:value-type="float" office:value="7.64331210191083" calcext:value-type="float">
            <text:p>7,6433121019</text:p>
          </table:table-cell>
          <table:table-cell table:style-name="ce2" table:formula="of:=[.DG678]/[.DG682]%" office:value-type="float" office:value="8.33333333333333" calcext:value-type="float">
            <text:p>8,3333333333</text:p>
          </table:table-cell>
          <table:table-cell table:style-name="ce2" table:formula="of:=[.DH678]/[.DH682]%" office:value-type="float" office:value="14.1935483870968" calcext:value-type="float">
            <text:p>14,1935483871</text:p>
          </table:table-cell>
          <table:table-cell table:style-name="ce2" table:formula="of:=[.DI678]/[.DI682]%" office:value-type="float" office:value="18.4713375796178" calcext:value-type="float">
            <text:p>18,4713375796</text:p>
          </table:table-cell>
          <table:table-cell table:style-name="ce2" table:formula="of:=[.DJ678]/[.DJ682]%" office:value-type="float" office:value="13.3757961783439" calcext:value-type="float">
            <text:p>13,3757961783</text:p>
          </table:table-cell>
          <table:table-cell table:style-name="ce2" table:formula="of:=[.DK678]/[.DK682]%" office:value-type="float" office:value="40" calcext:value-type="float">
            <text:p>40</text:p>
          </table:table-cell>
          <table:table-cell table:style-name="ce2" table:formula="of:=[.DL678]/[.DL682]%" office:value-type="float" office:value="29.6774193548387" calcext:value-type="float">
            <text:p>29,6774193548</text:p>
          </table:table-cell>
          <table:table-cell table:style-name="ce2" table:formula="of:=[.DM678]/[.DM682]%" office:value-type="float" office:value="35.3333333333333" calcext:value-type="float">
            <text:p>35,3333333333</text:p>
          </table:table-cell>
          <table:table-cell table:style-name="ce2" table:formula="of:=[.DN678]/[.DN682]%" office:value-type="float" office:value="20.2614379084967" calcext:value-type="float">
            <text:p>20,2614379085</text:p>
          </table:table-cell>
          <table:table-cell table:number-columns-repeated="6"/>
          <table:table-cell table:style-name="ce2" table:formula="of:=[.DU678]/[.DU682]%" office:value-type="float" office:value="5.22875816993464" calcext:value-type="float">
            <text:p>5,2287581699</text:p>
          </table:table-cell>
          <table:table-cell table:style-name="ce2" table:formula="of:=[.DV678]/[.DV682]%" office:value-type="float" office:value="3.26797385620915" calcext:value-type="float">
            <text:p>3,2679738562</text:p>
          </table:table-cell>
          <table:table-cell table:style-name="ce2" table:formula="of:=[.DW678]/[.DW682]%" office:value-type="float" office:value="10.0671140939597" calcext:value-type="float">
            <text:p>10,067114094</text:p>
          </table:table-cell>
          <table:table-cell table:style-name="ce2" table:formula="of:=[.DX678]/[.DX682]%" office:value-type="float" office:value="36.7647058823529" calcext:value-type="float">
            <text:p>36,7647058824</text:p>
          </table:table-cell>
          <table:table-cell table:style-name="ce2" table:formula="of:=[.DY678]/[.DY682]%" office:value-type="float" office:value="13.3802816901408" calcext:value-type="float">
            <text:p>13,3802816901</text:p>
          </table:table-cell>
          <table:table-cell table:style-name="ce2" table:formula="of:=[.DZ678]/[.DZ682]%" office:value-type="float" office:value="17.4825174825175" calcext:value-type="float">
            <text:p>17,4825174825</text:p>
          </table:table-cell>
          <table:table-cell table:style-name="ce2" table:formula="of:=[.EA678]/[.EA682]%" office:value-type="float" office:value="7.89473684210526" calcext:value-type="float">
            <text:p>7,8947368421</text:p>
          </table:table-cell>
          <table:table-cell table:style-name="ce2" table:formula="of:=[.EB678]/[.EB682]%" office:value-type="float" office:value="30.7692307692308" calcext:value-type="float">
            <text:p>30,7692307692</text:p>
          </table:table-cell>
          <table:table-cell table:style-name="ce2" table:formula="of:=[.EC678]/[.EC682]%" office:value-type="float" office:value="16.2162162162162" calcext:value-type="float">
            <text:p>16,2162162162</text:p>
          </table:table-cell>
          <table:table-cell table:style-name="ce2" table:formula="of:=[.ED678]/[.ED682]%" office:value-type="float" office:value="29.4964028776978" calcext:value-type="float">
            <text:p>29,4964028777</text:p>
          </table:table-cell>
          <table:table-cell table:style-name="ce2" table:formula="of:=[.EE678]/[.EE682]%" office:value-type="float" office:value="8" calcext:value-type="float">
            <text:p>8</text:p>
          </table:table-cell>
          <table:table-cell table:style-name="ce2" table:formula="of:=[.EF678]/[.EF682]%" office:value-type="float" office:value="2" calcext:value-type="float">
            <text:p>2</text:p>
          </table:table-cell>
          <table:table-cell table:style-name="ce2" table:formula="of:=[.EG678]/[.EG682]%" office:value-type="float" office:value="15.1079136690647" calcext:value-type="float">
            <text:p>15,1079136691</text:p>
          </table:table-cell>
          <table:table-cell table:style-name="ce2" table:formula="of:=[.EH678]/[.EH682]%" office:value-type="float" office:value="0" calcext:value-type="float">
            <text:p>0</text:p>
          </table:table-cell>
          <table:table-cell/>
          <table:table-cell table:formula="of:=VAR([.$EJ$2:.$EJ$673])" office:value-type="float" office:value="2163.56104738842" calcext:value-type="float">
            <text:p>2163,5610473884</text:p>
          </table:table-cell>
          <table:table-cell table:style-name="ce4" office:value-type="string" calcext:value-type="string">
            <text:p>Var</text:p>
          </table:table-cell>
          <table:table-cell table:number-columns-repeated="881"/>
        </table:table-row>
        <table:table-row table:style-name="ro1">
          <table:table-cell table:number-columns-repeated="3"/>
          <table:table-cell table:style-name="ce2" table:formula="of:=[.D679]/[.D682]%" office:value-type="float" office:value="25" calcext:value-type="float">
            <text:p>25</text:p>
          </table:table-cell>
          <table:table-cell office:value-type="string" calcext:value-type="string">
            <text:p>bachelor</text:p>
          </table:table-cell>
          <table:table-cell table:number-columns-repeated="6"/>
          <table:table-cell table:style-name="ce4" office:value-type="string" calcext:value-type="string">
            <text:p>Stdev</text:p>
          </table:table-cell>
          <table:table-cell table:style-name="ce1" table:formula="of:=STDEV([.$M$2:.$M$673])" office:value-type="float" office:value="5.09310508716698" calcext:value-type="float">
            <text:p>5,0931050872</text:p>
          </table:table-cell>
          <table:table-cell table:number-columns-repeated="2"/>
          <table:table-cell table:style-name="ce1" table:formula="of:=STDEV([.$P$2:.$P$673])" office:value-type="float" office:value="3.68773434350362" calcext:value-type="float">
            <text:p>3,6877343435</text:p>
          </table:table-cell>
          <table:table-cell table:number-columns-repeated="9"/>
          <table:table-cell table:style-name="ce1" table:formula="of:=[.Z680]/[.Z681]%" office:value-type="float" office:value="78.8990825688073" calcext:value-type="float">
            <text:p>78,8990825688</text:p>
          </table:table-cell>
          <table:table-cell table:style-name="ce1" table:formula="of:=[.AA680]/[.AA681]%" office:value-type="float" office:value="92.3423423423423" calcext:value-type="float">
            <text:p>92,3423423423</text:p>
          </table:table-cell>
          <table:table-cell table:formula="of:=[.AB680]/[.AB681]%" office:value-type="float" office:value="3.92156862745098" calcext:value-type="float">
            <text:p>3,9215686275</text:p>
          </table:table-cell>
          <table:table-cell table:formula="of:=[.AC680]/[.AC681]%" office:value-type="float" office:value="9.31372549019608" calcext:value-type="float">
            <text:p>9,3137254902</text:p>
          </table:table-cell>
          <table:table-cell table:formula="of:=[.AD680]/[.AD681]%" office:value-type="float" office:value="10.7317073170732" calcext:value-type="float">
            <text:p>10,7317073171</text:p>
          </table:table-cell>
          <table:table-cell table:formula="of:=[.AE680]/[.AE681]%" office:value-type="float" office:value="4.95049504950495" calcext:value-type="float">
            <text:p>4,9504950495</text:p>
          </table:table-cell>
          <table:table-cell table:formula="of:=[.AF680]/[.AF681]%" office:value-type="float" office:value="7.38916256157636" calcext:value-type="float">
            <text:p>7,3891625616</text:p>
          </table:table-cell>
          <table:table-cell table:style-name="ce1" table:formula="of:=[.AG680]/[.AG681]%" office:value-type="float" office:value="74.3119266055046" calcext:value-type="float">
            <text:p>74,3119266055</text:p>
          </table:table-cell>
          <table:table-cell table:style-name="ce8" table:formula="of:=[.AH680]/[.AH681]%" office:value-type="float" office:value="20.4878048780488" calcext:value-type="float">
            <text:p>20,487804878</text:p>
          </table:table-cell>
          <table:table-cell table:formula="of:=[.AI680]/[.AI681]%" office:value-type="float" office:value="12.6984126984127" calcext:value-type="float">
            <text:p>12,6984126984</text:p>
          </table:table-cell>
          <table:table-cell table:formula="of:=[.AJ680]/[.AJ681]%" office:value-type="float" office:value="7.02702702702703" calcext:value-type="float">
            <text:p>7,027027027</text:p>
          </table:table-cell>
          <table:table-cell table:style-name="ce2" table:formula="of:=[.AK679]/[.AK682]%" office:value-type="float" office:value="30.3030303030303" calcext:value-type="float">
            <text:p>30,303030303</text:p>
          </table:table-cell>
          <table:table-cell table:style-name="ce2" table:formula="of:=[.AL679]/[.AL682]%" office:value-type="float" office:value="20.952380952381" calcext:value-type="float">
            <text:p>20,9523809524</text:p>
          </table:table-cell>
          <table:table-cell table:style-name="ce2" table:formula="of:=[.AM679]/[.AM682]%" office:value-type="float" office:value="41.304347826087" calcext:value-type="float">
            <text:p>41,3043478261</text:p>
          </table:table-cell>
          <table:table-cell table:style-name="ce2" table:formula="of:=[.AN679]/[.AN682]%" office:value-type="float" office:value="38.3333333333333" calcext:value-type="float">
            <text:p>38,3333333333</text:p>
          </table:table-cell>
          <table:table-cell table:style-name="ce2" table:formula="of:=[.AO679]/[.AO682]%" office:value-type="float" office:value="34.2857142857143" calcext:value-type="float">
            <text:p>34,2857142857</text:p>
          </table:table-cell>
          <table:table-cell table:style-name="ce2" table:formula="of:=[.AP679]/[.AP682]%" office:value-type="float" office:value="34.4827586206897" calcext:value-type="float">
            <text:p>34,4827586207</text:p>
          </table:table-cell>
          <table:table-cell table:style-name="ce2" table:formula="of:=[.AQ679]/[.AQ682]%" office:value-type="float" office:value="32.3076923076923" calcext:value-type="float">
            <text:p>32,3076923077</text:p>
          </table:table-cell>
          <table:table-cell table:style-name="ce2" table:formula="of:=[.AR679]/[.AR682]%" office:value-type="float" office:value="23.1578947368421" calcext:value-type="float">
            <text:p>23,1578947368</text:p>
          </table:table-cell>
          <table:table-cell table:style-name="ce12" table:formula="of:=[.AS679]/[.AS682]%" office:value-type="float" office:value="48.5981308411215" calcext:value-type="float">
            <text:p>48,5981308411</text:p>
          </table:table-cell>
          <table:table-cell table:style-name="ce2" table:formula="of:=[.AT679]/[.AT682]%" office:value-type="float" office:value="20.8955223880597" calcext:value-type="float">
            <text:p>20,8955223881</text:p>
          </table:table-cell>
          <table:table-cell table:style-name="ce2" table:formula="of:=[.AU679]/[.AU682]%" office:value-type="float" office:value="57.1428571428571" calcext:value-type="float">
            <text:p>57,1428571429</text:p>
          </table:table-cell>
          <table:table-cell table:number-columns-repeated="7"/>
          <table:table-cell table:style-name="ce2" table:formula="of:=[.BC679]/[.BC682]%" office:value-type="float" office:value="13.2947976878613" calcext:value-type="float">
            <text:p>13,2947976879</text:p>
          </table:table-cell>
          <table:table-cell table:style-name="ce2" table:formula="of:=[.BD679]/[.BD682]%" office:value-type="float" office:value="15.527950310559" calcext:value-type="float">
            <text:p>15,5279503106</text:p>
          </table:table-cell>
          <table:table-cell table:style-name="ce2" table:formula="of:=[.BE679]/[.BE682]%" office:value-type="float" office:value="26.0606060606061" calcext:value-type="float">
            <text:p>26,0606060606</text:p>
          </table:table-cell>
          <table:table-cell table:style-name="ce2" table:formula="of:=[.BF679]/[.BF682]%" office:value-type="float" office:value="18.421052631579" calcext:value-type="float">
            <text:p>18,4210526316</text:p>
          </table:table-cell>
          <table:table-cell table:number-columns-repeated="30"/>
          <table:table-cell table:style-name="ce2" table:formula="of:=[.CK679]/[.CK682]%" office:value-type="float" office:value="25.1748251748252" calcext:value-type="float">
            <text:p>25,1748251748</text:p>
          </table:table-cell>
          <table:table-cell table:style-name="ce2" table:formula="of:=[.CL679]/[.CL682]%" office:value-type="float" office:value="16.4285714285714" calcext:value-type="float">
            <text:p>16,4285714286</text:p>
          </table:table-cell>
          <table:table-cell table:style-name="ce2" table:formula="of:=[.CM679]/[.CM682]%" office:value-type="float" office:value="16.7785234899329" calcext:value-type="float">
            <text:p>16,7785234899</text:p>
          </table:table-cell>
          <table:table-cell table:style-name="ce2" table:formula="of:=[.CN679]/[.CN682]%" office:value-type="float" office:value="11.0344827586207" calcext:value-type="float">
            <text:p>11,0344827586</text:p>
          </table:table-cell>
          <table:table-cell table:style-name="ce2" table:formula="of:=[.CO679]/[.CO682]%" office:value-type="float" office:value="26.2773722627737" calcext:value-type="float">
            <text:p>26,2773722628</text:p>
          </table:table-cell>
          <table:table-cell table:style-name="ce2" table:formula="of:=[.CP679]/[.CP682]%" office:value-type="float" office:value="15.8730158730159" calcext:value-type="float">
            <text:p>15,873015873</text:p>
          </table:table-cell>
          <table:table-cell table:style-name="ce2" table:formula="of:=[.CQ679]/[.CQ682]%" office:value-type="float" office:value="24.7933884297521" calcext:value-type="float">
            <text:p>24,7933884298</text:p>
          </table:table-cell>
          <table:table-cell table:number-columns-repeated="14"/>
          <table:table-cell table:style-name="ce2" table:formula="of:=[.DF679]/[.DF682]%" office:value-type="float" office:value="12.7388535031847" calcext:value-type="float">
            <text:p>12,7388535032</text:p>
          </table:table-cell>
          <table:table-cell table:style-name="ce2" table:formula="of:=[.DG679]/[.DG682]%" office:value-type="float" office:value="11.5384615384615" calcext:value-type="float">
            <text:p>11,5384615385</text:p>
          </table:table-cell>
          <table:table-cell table:style-name="ce2" table:formula="of:=[.DH679]/[.DH682]%" office:value-type="float" office:value="27.0967741935484" calcext:value-type="float">
            <text:p>27,0967741935</text:p>
          </table:table-cell>
          <table:table-cell table:style-name="ce2" table:formula="of:=[.DI679]/[.DI682]%" office:value-type="float" office:value="26.7515923566879" calcext:value-type="float">
            <text:p>26,7515923567</text:p>
          </table:table-cell>
          <table:table-cell table:style-name="ce2" table:formula="of:=[.DJ679]/[.DJ682]%" office:value-type="float" office:value="35.6687898089172" calcext:value-type="float">
            <text:p>35,6687898089</text:p>
          </table:table-cell>
          <table:table-cell table:style-name="ce2" table:formula="of:=[.DK679]/[.DK682]%" office:value-type="float" office:value="25.8064516129032" calcext:value-type="float">
            <text:p>25,8064516129</text:p>
          </table:table-cell>
          <table:table-cell table:style-name="ce2" table:formula="of:=[.DL679]/[.DL682]%" office:value-type="float" office:value="19.3548387096774" calcext:value-type="float">
            <text:p>19,3548387097</text:p>
          </table:table-cell>
          <table:table-cell table:style-name="ce2" table:formula="of:=[.DM679]/[.DM682]%" office:value-type="float" office:value="18" calcext:value-type="float">
            <text:p>18</text:p>
          </table:table-cell>
          <table:table-cell table:style-name="ce2" table:formula="of:=[.DN679]/[.DN682]%" office:value-type="float" office:value="28.7581699346405" calcext:value-type="float">
            <text:p>28,7581699346</text:p>
          </table:table-cell>
          <table:table-cell table:number-columns-repeated="6"/>
          <table:table-cell table:style-name="ce2" table:formula="of:=[.DU679]/[.DU682]%" office:value-type="float" office:value="13.7254901960784" calcext:value-type="float">
            <text:p>13,7254901961</text:p>
          </table:table-cell>
          <table:table-cell table:style-name="ce2" table:formula="of:=[.DV679]/[.DV682]%" office:value-type="float" office:value="11.1111111111111" calcext:value-type="float">
            <text:p>11,1111111111</text:p>
          </table:table-cell>
          <table:table-cell table:style-name="ce2" table:formula="of:=[.DW679]/[.DW682]%" office:value-type="float" office:value="28.8590604026846" calcext:value-type="float">
            <text:p>28,8590604027</text:p>
          </table:table-cell>
          <table:table-cell table:style-name="ce2" table:formula="of:=[.DX679]/[.DX682]%" office:value-type="float" office:value="28.6764705882353" calcext:value-type="float">
            <text:p>28,6764705882</text:p>
          </table:table-cell>
          <table:table-cell table:style-name="ce2" table:formula="of:=[.DY679]/[.DY682]%" office:value-type="float" office:value="30.2816901408451" calcext:value-type="float">
            <text:p>30,2816901408</text:p>
          </table:table-cell>
          <table:table-cell table:style-name="ce2" table:formula="of:=[.DZ679]/[.DZ682]%" office:value-type="float" office:value="18.8811188811189" calcext:value-type="float">
            <text:p>18,8811188811</text:p>
          </table:table-cell>
          <table:table-cell table:style-name="ce2" table:formula="of:=[.EA679]/[.EA682]%" office:value-type="float" office:value="17.7631578947368" calcext:value-type="float">
            <text:p>17,7631578947</text:p>
          </table:table-cell>
          <table:table-cell table:style-name="ce2" table:formula="of:=[.EB679]/[.EB682]%" office:value-type="float" office:value="29.3706293706294" calcext:value-type="float">
            <text:p>29,3706293706</text:p>
          </table:table-cell>
          <table:table-cell table:style-name="ce2" table:formula="of:=[.EC679]/[.EC682]%" office:value-type="float" office:value="32.4324324324324" calcext:value-type="float">
            <text:p>32,4324324324</text:p>
          </table:table-cell>
          <table:table-cell table:style-name="ce2" table:formula="of:=[.ED679]/[.ED682]%" office:value-type="float" office:value="23.7410071942446" calcext:value-type="float">
            <text:p>23,7410071942</text:p>
          </table:table-cell>
          <table:table-cell table:style-name="ce2" table:formula="of:=[.EE679]/[.EE682]%" office:value-type="float" office:value="19.3333333333333" calcext:value-type="float">
            <text:p>19,3333333333</text:p>
          </table:table-cell>
          <table:table-cell table:style-name="ce2" table:formula="of:=[.EF679]/[.EF682]%" office:value-type="float" office:value="8.66666666666667" calcext:value-type="float">
            <text:p>8,6666666667</text:p>
          </table:table-cell>
          <table:table-cell table:style-name="ce2" table:formula="of:=[.EG679]/[.EG682]%" office:value-type="float" office:value="20.863309352518" calcext:value-type="float">
            <text:p>20,8633093525</text:p>
          </table:table-cell>
          <table:table-cell table:style-name="ce2" table:formula="of:=[.EH679]/[.EH682]%" office:value-type="float" office:value="7.14285714285714" calcext:value-type="float">
            <text:p>7,1428571429</text:p>
          </table:table-cell>
          <table:table-cell/>
          <table:table-cell table:formula="of:=STDEV([.$EJ$2:.$EJ$673])" office:value-type="float" office:value="46.5140951474757" calcext:value-type="float">
            <text:p>46,5140951475</text:p>
          </table:table-cell>
          <table:table-cell table:style-name="ce4" office:value-type="string" calcext:value-type="string">
            <text:p>Stdev</text:p>
          </table:table-cell>
          <table:table-cell table:number-columns-repeated="881"/>
        </table:table-row>
        <table:table-row table:style-name="ro1">
          <table:table-cell table:number-columns-repeated="3"/>
          <table:table-cell table:style-name="ce2" table:formula="of:=[.D680]/[.D682]%" office:value-type="float" office:value="38.1147540983607" calcext:value-type="float">
            <text:p>38,1147540984</text:p>
          </table:table-cell>
          <table:table-cell office:value-type="string" calcext:value-type="string">
            <text:p>master</text:p>
          </table:table-cell>
          <table:table-cell table:number-columns-repeated="6"/>
          <table:table-cell table:style-name="ce4" office:value-type="string" calcext:value-type="string">
            <text:p>Kurt</text:p>
          </table:table-cell>
          <table:table-cell table:formula="of:=KURT([.$M$2:.$M$673])" office:value-type="float" office:value="1.76887710738599" calcext:value-type="float">
            <text:p>1,7688771074</text:p>
          </table:table-cell>
          <table:table-cell table:number-columns-repeated="2"/>
          <table:table-cell table:formula="of:=KURT([.$P$2:.$P$673])" office:value-type="float" office:value="3.92482997154101" calcext:value-type="float">
            <text:p>3,9248299715</text:p>
          </table:table-cell>
          <table:table-cell table:number-columns-repeated="20"/>
          <table:table-cell table:style-name="ce2" table:formula="of:=[.AK680]/[.AK682]%" office:value-type="float" office:value="47.979797979798" calcext:value-type="float">
            <text:p>47,9797979798</text:p>
          </table:table-cell>
          <table:table-cell table:style-name="ce2" table:formula="of:=[.AL680]/[.AL682]%" office:value-type="float" office:value="50.952380952381" calcext:value-type="float">
            <text:p>50,9523809524</text:p>
          </table:table-cell>
          <table:table-cell table:style-name="ce2" table:formula="of:=[.AM680]/[.AM682]%" office:value-type="float" office:value="17.3913043478261" calcext:value-type="float">
            <text:p>17,3913043478</text:p>
          </table:table-cell>
          <table:table-cell table:style-name="ce2" table:formula="of:=[.AN680]/[.AN682]%" office:value-type="float" office:value="21.6666666666667" calcext:value-type="float">
            <text:p>21,6666666667</text:p>
          </table:table-cell>
          <table:table-cell table:style-name="ce2" table:formula="of:=[.AO680]/[.AO682]%" office:value-type="float" office:value="40" calcext:value-type="float">
            <text:p>40</text:p>
          </table:table-cell>
          <table:table-cell table:style-name="ce2" table:formula="of:=[.AP680]/[.AP682]%" office:value-type="float" office:value="37.9310344827586" calcext:value-type="float">
            <text:p>37,9310344828</text:p>
          </table:table-cell>
          <table:table-cell table:style-name="ce2" table:formula="of:=[.AQ680]/[.AQ682]%" office:value-type="float" office:value="21.5384615384615" calcext:value-type="float">
            <text:p>21,5384615385</text:p>
          </table:table-cell>
          <table:table-cell table:style-name="ce2" table:formula="of:=[.AR680]/[.AR682]%" office:value-type="float" office:value="46.8421052631579" calcext:value-type="float">
            <text:p>46,8421052632</text:p>
          </table:table-cell>
          <table:table-cell table:style-name="ce12" table:formula="of:=[.AS680]/[.AS682]%" office:value-type="float" office:value="27.1028037383178" calcext:value-type="float">
            <text:p>27,1028037383</text:p>
          </table:table-cell>
          <table:table-cell table:style-name="ce2" table:formula="of:=[.AT680]/[.AT682]%" office:value-type="float" office:value="10.4477611940299" calcext:value-type="float">
            <text:p>10,447761194</text:p>
          </table:table-cell>
          <table:table-cell table:style-name="ce2" table:formula="of:=[.AU680]/[.AU682]%" office:value-type="float" office:value="10.7142857142857" calcext:value-type="float">
            <text:p>10,7142857143</text:p>
          </table:table-cell>
          <table:table-cell table:number-columns-repeated="7"/>
          <table:table-cell table:style-name="ce2" table:formula="of:=[.BC680]/[.BC682]%" office:value-type="float" office:value="39.3063583815029" calcext:value-type="float">
            <text:p>39,3063583815</text:p>
          </table:table-cell>
          <table:table-cell table:style-name="ce2" table:formula="of:=[.BD680]/[.BD682]%" office:value-type="float" office:value="50.3105590062112" calcext:value-type="float">
            <text:p>50,3105590062</text:p>
          </table:table-cell>
          <table:table-cell table:style-name="ce2" table:formula="of:=[.BE680]/[.BE682]%" office:value-type="float" office:value="36.969696969697" calcext:value-type="float">
            <text:p>36,9696969697</text:p>
          </table:table-cell>
          <table:table-cell table:style-name="ce2" table:formula="of:=[.BF680]/[.BF682]%" office:value-type="float" office:value="33.5526315789474" calcext:value-type="float">
            <text:p>33,5526315789</text:p>
          </table:table-cell>
          <table:table-cell table:number-columns-repeated="30"/>
          <table:table-cell table:style-name="ce2" table:formula="of:=[.CK680]/[.CK682]%" office:value-type="float" office:value="32.8671328671329" calcext:value-type="float">
            <text:p>32,8671328671</text:p>
          </table:table-cell>
          <table:table-cell table:style-name="ce2" table:formula="of:=[.CL680]/[.CL682]%" office:value-type="float" office:value="13.5714285714286" calcext:value-type="float">
            <text:p>13,5714285714</text:p>
          </table:table-cell>
          <table:table-cell table:style-name="ce2" table:formula="of:=[.CM680]/[.CM682]%" office:value-type="float" office:value="38.255033557047" calcext:value-type="float">
            <text:p>38,255033557</text:p>
          </table:table-cell>
          <table:table-cell table:style-name="ce2" table:formula="of:=[.CN680]/[.CN682]%" office:value-type="float" office:value="32.4137931034483" calcext:value-type="float">
            <text:p>32,4137931034</text:p>
          </table:table-cell>
          <table:table-cell table:style-name="ce2" table:formula="of:=[.CO680]/[.CO682]%" office:value-type="float" office:value="24.8175182481752" calcext:value-type="float">
            <text:p>24,8175182482</text:p>
          </table:table-cell>
          <table:table-cell table:style-name="ce2" table:formula="of:=[.CP680]/[.CP682]%" office:value-type="float" office:value="23.015873015873" calcext:value-type="float">
            <text:p>23,0158730159</text:p>
          </table:table-cell>
          <table:table-cell table:style-name="ce2" table:formula="of:=[.CQ680]/[.CQ682]%" office:value-type="float" office:value="11.5702479338843" calcext:value-type="float">
            <text:p>11,5702479339</text:p>
          </table:table-cell>
          <table:table-cell table:number-columns-repeated="14"/>
          <table:table-cell table:style-name="ce2" table:formula="of:=[.DF680]/[.DF682]%" office:value-type="float" office:value="28.0254777070064" calcext:value-type="float">
            <text:p>28,025477707</text:p>
          </table:table-cell>
          <table:table-cell table:style-name="ce2" table:formula="of:=[.DG680]/[.DG682]%" office:value-type="float" office:value="44.2307692307692" calcext:value-type="float">
            <text:p>44,2307692308</text:p>
          </table:table-cell>
          <table:table-cell table:style-name="ce2" table:formula="of:=[.DH680]/[.DH682]%" office:value-type="float" office:value="41.2903225806452" calcext:value-type="float">
            <text:p>41,2903225806</text:p>
          </table:table-cell>
          <table:table-cell table:style-name="ce2" table:formula="of:=[.DI680]/[.DI682]%" office:value-type="float" office:value="31.8471337579618" calcext:value-type="float">
            <text:p>31,847133758</text:p>
          </table:table-cell>
          <table:table-cell table:style-name="ce2" table:formula="of:=[.DJ680]/[.DJ682]%" office:value-type="float" office:value="37.5796178343949" calcext:value-type="float">
            <text:p>37,5796178344</text:p>
          </table:table-cell>
          <table:table-cell table:style-name="ce2" table:formula="of:=[.DK680]/[.DK682]%" office:value-type="float" office:value="10.9677419354839" calcext:value-type="float">
            <text:p>10,9677419355</text:p>
          </table:table-cell>
          <table:table-cell table:style-name="ce2" table:formula="of:=[.DL680]/[.DL682]%" office:value-type="float" office:value="24.5161290322581" calcext:value-type="float">
            <text:p>24,5161290323</text:p>
          </table:table-cell>
          <table:table-cell table:style-name="ce2" table:formula="of:=[.DM680]/[.DM682]%" office:value-type="float" office:value="15.3333333333333" calcext:value-type="float">
            <text:p>15,3333333333</text:p>
          </table:table-cell>
          <table:table-cell table:style-name="ce2" table:formula="of:=[.DN680]/[.DN682]%" office:value-type="float" office:value="18.9542483660131" calcext:value-type="float">
            <text:p>18,954248366</text:p>
          </table:table-cell>
          <table:table-cell table:number-columns-repeated="6"/>
          <table:table-cell table:style-name="ce2" table:formula="of:=[.DU680]/[.DU682]%" office:value-type="float" office:value="39.2156862745098" calcext:value-type="float">
            <text:p>39,2156862745</text:p>
          </table:table-cell>
          <table:table-cell table:style-name="ce2" table:formula="of:=[.DV680]/[.DV682]%" office:value-type="float" office:value="41.8300653594771" calcext:value-type="float">
            <text:p>41,8300653595</text:p>
          </table:table-cell>
          <table:table-cell table:style-name="ce2" table:formula="of:=[.DW680]/[.DW682]%" office:value-type="float" office:value="35.5704697986577" calcext:value-type="float">
            <text:p>35,5704697987</text:p>
          </table:table-cell>
          <table:table-cell table:style-name="ce2" table:formula="of:=[.DX680]/[.DX682]%" office:value-type="float" office:value="11.7647058823529" calcext:value-type="float">
            <text:p>11,7647058824</text:p>
          </table:table-cell>
          <table:table-cell table:style-name="ce2" table:formula="of:=[.DY680]/[.DY682]%" office:value-type="float" office:value="26.056338028169" calcext:value-type="float">
            <text:p>26,0563380282</text:p>
          </table:table-cell>
          <table:table-cell table:style-name="ce2" table:formula="of:=[.DZ680]/[.DZ682]%" office:value-type="float" office:value="23.0769230769231" calcext:value-type="float">
            <text:p>23,0769230769</text:p>
          </table:table-cell>
          <table:table-cell table:style-name="ce2" table:formula="of:=[.EA680]/[.EA682]%" office:value-type="float" office:value="33.5526315789474" calcext:value-type="float">
            <text:p>33,5526315789</text:p>
          </table:table-cell>
          <table:table-cell table:style-name="ce2" table:formula="of:=[.EB680]/[.EB682]%" office:value-type="float" office:value="10.4895104895105" calcext:value-type="float">
            <text:p>10,4895104895</text:p>
          </table:table-cell>
          <table:table-cell table:style-name="ce2" table:formula="of:=[.EC680]/[.EC682]%" office:value-type="float" office:value="26.3513513513513" calcext:value-type="float">
            <text:p>26,3513513514</text:p>
          </table:table-cell>
          <table:table-cell table:style-name="ce2" table:formula="of:=[.ED680]/[.ED682]%" office:value-type="float" office:value="12.2302158273381" calcext:value-type="float">
            <text:p>12,2302158273</text:p>
          </table:table-cell>
          <table:table-cell table:style-name="ce2" table:formula="of:=[.EE680]/[.EE682]%" office:value-type="float" office:value="43.3333333333333" calcext:value-type="float">
            <text:p>43,3333333333</text:p>
          </table:table-cell>
          <table:table-cell table:style-name="ce2" table:formula="of:=[.EF680]/[.EF682]%" office:value-type="float" office:value="47.3333333333333" calcext:value-type="float">
            <text:p>47,3333333333</text:p>
          </table:table-cell>
          <table:table-cell table:style-name="ce2" table:formula="of:=[.EG680]/[.EG682]%" office:value-type="float" office:value="23.021582733813" calcext:value-type="float">
            <text:p>23,0215827338</text:p>
          </table:table-cell>
          <table:table-cell table:style-name="ce2" table:formula="of:=[.EH680]/[.EH682]%" office:value-type="float" office:value="14.2857142857143" calcext:value-type="float">
            <text:p>14,2857142857</text:p>
          </table:table-cell>
          <table:table-cell/>
          <table:table-cell table:formula="of:=KURT([.$EJ$2:.$EJ$673])" office:value-type="float" office:value="-0.775258266800566" calcext:value-type="float">
            <text:p>-0,7752582668</text:p>
          </table:table-cell>
          <table:table-cell table:style-name="ce4" office:value-type="string" calcext:value-type="string">
            <text:p>Kurt</text:p>
          </table:table-cell>
          <table:table-cell table:number-columns-repeated="881"/>
        </table:table-row>
        <table:table-row table:style-name="ro1">
          <table:table-cell table:number-columns-repeated="3"/>
          <table:table-cell table:style-name="ce2" table:formula="of:=[.D681]/[.D682]%" office:value-type="float" office:value="5.73770491803279" calcext:value-type="float">
            <text:p>5,737704918</text:p>
          </table:table-cell>
          <table:table-cell office:value-type="string" calcext:value-type="string">
            <text:p>phd</text:p>
          </table:table-cell>
          <table:table-cell table:number-columns-repeated="6"/>
          <table:table-cell table:style-name="ce4" office:value-type="string" calcext:value-type="string">
            <text:p>Skev</text:p>
          </table:table-cell>
          <table:table-cell table:formula="of:=SKEW([.$M$2:.$M$673])" office:value-type="float" office:value="1.47187363088422" calcext:value-type="float">
            <text:p>1,4718736309</text:p>
          </table:table-cell>
          <table:table-cell table:number-columns-repeated="2"/>
          <table:table-cell table:formula="of:=SKEW([.$P$2:.$P$673])" office:value-type="float" office:value="1.87238135122261" calcext:value-type="float">
            <text:p>1,8723813512</text:p>
          </table:table-cell>
          <table:table-cell table:number-columns-repeated="20"/>
          <table:table-cell table:style-name="ce2" table:formula="of:=[.AK681]/[.AK682]%" office:value-type="float" office:value="11.1111111111111" calcext:value-type="float">
            <text:p>11,1111111111</text:p>
          </table:table-cell>
          <table:table-cell table:style-name="ce2" table:formula="of:=[.AL681]/[.AL682]%" office:value-type="float" office:value="23.8095238095238" calcext:value-type="float">
            <text:p>23,8095238095</text:p>
          </table:table-cell>
          <table:table-cell table:style-name="ce2" table:formula="of:=[.AM681]/[.AM682]%" office:value-type="float" office:value="0" calcext:value-type="float">
            <text:p>0</text:p>
          </table:table-cell>
          <table:table-cell table:style-name="ce2" table:formula="of:=[.AN681]/[.AN682]%" office:value-type="float" office:value="5" calcext:value-type="float">
            <text:p>5</text:p>
          </table:table-cell>
          <table:table-cell table:style-name="ce2" table:formula="of:=[.AO681]/[.AO682]%" office:value-type="float" office:value="11.4285714285714" calcext:value-type="float">
            <text:p>11,4285714286</text:p>
          </table:table-cell>
          <table:table-cell table:style-name="ce2" table:formula="of:=[.AP681]/[.AP682]%" office:value-type="float" office:value="6.89655172413793" calcext:value-type="float">
            <text:p>6,8965517241</text:p>
          </table:table-cell>
          <table:table-cell table:style-name="ce2" table:formula="of:=[.AQ681]/[.AQ682]%" office:value-type="float" office:value="4.61538461538462" calcext:value-type="float">
            <text:p>4,6153846154</text:p>
          </table:table-cell>
          <table:table-cell table:style-name="ce2" table:formula="of:=[.AR681]/[.AR682]%" office:value-type="float" office:value="23.6842105263158" calcext:value-type="float">
            <text:p>23,6842105263</text:p>
          </table:table-cell>
          <table:table-cell table:style-name="ce12" table:formula="of:=[.AS681]/[.AS682]%" office:value-type="float" office:value="3.73831775700935" calcext:value-type="float">
            <text:p>3,738317757</text:p>
          </table:table-cell>
          <table:table-cell table:style-name="ce2" table:formula="of:=[.AT681]/[.AT682]%" office:value-type="float" office:value="0" calcext:value-type="float">
            <text:p>0</text:p>
          </table:table-cell>
          <table:table-cell table:style-name="ce2" table:formula="of:=[.AU681]/[.AU682]%" office:value-type="float" office:value="0" calcext:value-type="float">
            <text:p>0</text:p>
          </table:table-cell>
          <table:table-cell table:number-columns-repeated="7"/>
          <table:table-cell table:style-name="ce2" table:formula="of:=[.BC681]/[.BC682]%" office:value-type="float" office:value="43.3526011560694" calcext:value-type="float">
            <text:p>43,3526011561</text:p>
          </table:table-cell>
          <table:table-cell table:style-name="ce2" table:formula="of:=[.BD681]/[.BD682]%" office:value-type="float" office:value="24.223602484472" calcext:value-type="float">
            <text:p>24,2236024845</text:p>
          </table:table-cell>
          <table:table-cell table:style-name="ce2" table:formula="of:=[.BE681]/[.BE682]%" office:value-type="float" office:value="21.2121212121212" calcext:value-type="float">
            <text:p>21,2121212121</text:p>
          </table:table-cell>
          <table:table-cell table:style-name="ce2" table:formula="of:=[.BF681]/[.BF682]%" office:value-type="float" office:value="18.421052631579" calcext:value-type="float">
            <text:p>18,4210526316</text:p>
          </table:table-cell>
          <table:table-cell table:number-columns-repeated="30"/>
          <table:table-cell table:style-name="ce2" table:formula="of:=[.CK681]/[.CK682]%" office:value-type="float" office:value="16.7832167832168" calcext:value-type="float">
            <text:p>16,7832167832</text:p>
          </table:table-cell>
          <table:table-cell table:style-name="ce2" table:formula="of:=[.CL681]/[.CL682]%" office:value-type="float" office:value="4.28571428571429" calcext:value-type="float">
            <text:p>4,2857142857</text:p>
          </table:table-cell>
          <table:table-cell table:style-name="ce2" table:formula="of:=[.CM681]/[.CM682]%" office:value-type="float" office:value="35.5704697986577" calcext:value-type="float">
            <text:p>35,5704697987</text:p>
          </table:table-cell>
          <table:table-cell table:style-name="ce2" table:formula="of:=[.CN681]/[.CN682]%" office:value-type="float" office:value="48.9655172413793" calcext:value-type="float">
            <text:p>48,9655172414</text:p>
          </table:table-cell>
          <table:table-cell table:style-name="ce2" table:formula="of:=[.CO681]/[.CO682]%" office:value-type="float" office:value="16.7883211678832" calcext:value-type="float">
            <text:p>16,7883211679</text:p>
          </table:table-cell>
          <table:table-cell table:style-name="ce2" table:formula="of:=[.CP681]/[.CP682]%" office:value-type="float" office:value="8.73015873015873" calcext:value-type="float">
            <text:p>8,7301587302</text:p>
          </table:table-cell>
          <table:table-cell table:style-name="ce2" table:formula="of:=[.CQ681]/[.CQ682]%" office:value-type="float" office:value="5.78512396694215" calcext:value-type="float">
            <text:p>5,7851239669</text:p>
          </table:table-cell>
          <table:table-cell table:number-columns-repeated="14"/>
          <table:table-cell table:style-name="ce2" table:formula="of:=[.DF681]/[.DF682]%" office:value-type="float" office:value="48.4076433121019" calcext:value-type="float">
            <text:p>48,4076433121</text:p>
          </table:table-cell>
          <table:table-cell table:style-name="ce2" table:formula="of:=[.DG681]/[.DG682]%" office:value-type="float" office:value="35.8974358974359" calcext:value-type="float">
            <text:p>35,8974358974</text:p>
          </table:table-cell>
          <table:table-cell table:style-name="ce2" table:formula="of:=[.DH681]/[.DH682]%" office:value-type="float" office:value="14.1935483870968" calcext:value-type="float">
            <text:p>14,1935483871</text:p>
          </table:table-cell>
          <table:table-cell table:style-name="ce2" table:formula="of:=[.DI681]/[.DI682]%" office:value-type="float" office:value="17.1974522292994" calcext:value-type="float">
            <text:p>17,1974522293</text:p>
          </table:table-cell>
          <table:table-cell table:style-name="ce2" table:formula="of:=[.DJ681]/[.DJ682]%" office:value-type="float" office:value="10.828025477707" calcext:value-type="float">
            <text:p>10,8280254777</text:p>
          </table:table-cell>
          <table:table-cell table:style-name="ce2" table:formula="of:=[.DK681]/[.DK682]%" office:value-type="float" office:value="1.93548387096774" calcext:value-type="float">
            <text:p>1,935483871</text:p>
          </table:table-cell>
          <table:table-cell table:style-name="ce2" table:formula="of:=[.DL681]/[.DL682]%" office:value-type="float" office:value="13.5483870967742" calcext:value-type="float">
            <text:p>13,5483870968</text:p>
          </table:table-cell>
          <table:table-cell table:style-name="ce2" table:formula="of:=[.DM681]/[.DM682]%" office:value-type="float" office:value="4.66666666666667" calcext:value-type="float">
            <text:p>4,6666666667</text:p>
          </table:table-cell>
          <table:table-cell table:style-name="ce2" table:formula="of:=[.DN681]/[.DN682]%" office:value-type="float" office:value="13.7254901960784" calcext:value-type="float">
            <text:p>13,7254901961</text:p>
          </table:table-cell>
          <table:table-cell table:number-columns-repeated="6"/>
          <table:table-cell table:style-name="ce2" table:formula="of:=[.DU681]/[.DU682]%" office:value-type="float" office:value="40.5228758169935" calcext:value-type="float">
            <text:p>40,522875817</text:p>
          </table:table-cell>
          <table:table-cell table:style-name="ce2" table:formula="of:=[.DV681]/[.DV682]%" office:value-type="float" office:value="42.483660130719" calcext:value-type="float">
            <text:p>42,4836601307</text:p>
          </table:table-cell>
          <table:table-cell table:style-name="ce2" table:formula="of:=[.DW681]/[.DW682]%" office:value-type="float" office:value="17.4496644295302" calcext:value-type="float">
            <text:p>17,4496644295</text:p>
          </table:table-cell>
          <table:table-cell table:style-name="ce2" table:formula="of:=[.DX681]/[.DX682]%" office:value-type="float" office:value="4.41176470588235" calcext:value-type="float">
            <text:p>4,4117647059</text:p>
          </table:table-cell>
          <table:table-cell table:style-name="ce2" table:formula="of:=[.DY681]/[.DY682]%" office:value-type="float" office:value="16.9014084507042" calcext:value-type="float">
            <text:p>16,9014084507</text:p>
          </table:table-cell>
          <table:table-cell table:style-name="ce2" table:formula="of:=[.DZ681]/[.DZ682]%" office:value-type="float" office:value="18.1818181818182" calcext:value-type="float">
            <text:p>18,1818181818</text:p>
          </table:table-cell>
          <table:table-cell table:style-name="ce2" table:formula="of:=[.EA681]/[.EA682]%" office:value-type="float" office:value="31.5789473684211" calcext:value-type="float">
            <text:p>31,5789473684</text:p>
          </table:table-cell>
          <table:table-cell table:style-name="ce2" table:formula="of:=[.EB681]/[.EB682]%" office:value-type="float" office:value="9.79020979020979" calcext:value-type="float">
            <text:p>9,7902097902</text:p>
          </table:table-cell>
          <table:table-cell table:style-name="ce2" table:formula="of:=[.EC681]/[.EC682]%" office:value-type="float" office:value="12.8378378378378" calcext:value-type="float">
            <text:p>12,8378378378</text:p>
          </table:table-cell>
          <table:table-cell table:style-name="ce2" table:formula="of:=[.ED681]/[.ED682]%" office:value-type="float" office:value="3.59712230215827" calcext:value-type="float">
            <text:p>3,5971223022</text:p>
          </table:table-cell>
          <table:table-cell table:style-name="ce2" table:formula="of:=[.EE681]/[.EE682]%" office:value-type="float" office:value="26.6666666666667" calcext:value-type="float">
            <text:p>26,6666666667</text:p>
          </table:table-cell>
          <table:table-cell table:style-name="ce2" table:formula="of:=[.EF681]/[.EF682]%" office:value-type="float" office:value="40" calcext:value-type="float">
            <text:p>40</text:p>
          </table:table-cell>
          <table:table-cell table:style-name="ce2" table:formula="of:=[.EG681]/[.EG682]%" office:value-type="float" office:value="8.63309352517986" calcext:value-type="float">
            <text:p>8,6330935252</text:p>
          </table:table-cell>
          <table:table-cell table:style-name="ce2" table:formula="of:=[.EH681]/[.EH682]%" office:value-type="float" office:value="64.2857142857143" calcext:value-type="float">
            <text:p>64,2857142857</text:p>
          </table:table-cell>
          <table:table-cell/>
          <table:table-cell table:formula="of:=SKEW([.$EJ$2:.$EJ$673])" office:value-type="float" office:value="0.976062086124479" calcext:value-type="float">
            <text:p>0,9760620861</text:p>
          </table:table-cell>
          <table:table-cell table:style-name="ce4" office:value-type="string" calcext:value-type="string">
            <text:p>Skev</text:p>
          </table:table-cell>
          <table:table-cell table:number-columns-repeated="881"/>
        </table:table-row>
        <table:table-row table:style-name="ro1">
          <table:table-cell table:number-columns-repeated="3"/>
          <table:table-cell table:style-name="ce2"/>
          <table:table-cell table:number-columns-repeated="7"/>
          <table:table-cell table:style-name="ce4" office:value-type="string" calcext:value-type="string">
            <text:p>Range</text:p>
          </table:table-cell>
          <table:table-cell table:formula="of:=MAX([.$M$2:.$M$673])-MIN([.$M$2:.$M$673])" office:value-type="float" office:value="25" calcext:value-type="float">
            <text:p>25</text:p>
          </table:table-cell>
          <table:table-cell table:number-columns-repeated="2"/>
          <table:table-cell table:formula="of:=MAX([.$P$2:.$P$673])-MIN([.$P$2:.$P$673])" office:value-type="float" office:value="20" calcext:value-type="float">
            <text:p>20</text:p>
          </table:table-cell>
          <table:table-cell table:number-columns-repeated="38"/>
          <table:table-cell table:style-name="ce2"/>
          <table:table-cell table:number-columns-repeated="84"/>
          <table:table-cell table:formula="of:=MAX([.$EJ$2:.$EJ$673])-MIN([.$EJ$2:.$EJ$673])" office:value-type="float" office:value="135" calcext:value-type="float">
            <text:p>135</text:p>
          </table:table-cell>
          <table:table-cell table:style-name="ce4" office:value-type="string" calcext:value-type="string">
            <text:p>Range</text:p>
          </table:table-cell>
          <table:table-cell table:number-columns-repeated="881"/>
        </table:table-row>
        <table:table-row table:style-name="ro1">
          <table:table-cell table:number-columns-repeated="11"/>
          <table:table-cell table:style-name="ce4" office:value-type="string" calcext:value-type="string">
            <text:p>Min</text:p>
          </table:table-cell>
          <table:table-cell table:formula="of:=MIN([.$M$2:.$M$673])" office:value-type="float" office:value="0" calcext:value-type="float">
            <text:p>0</text:p>
          </table:table-cell>
          <table:table-cell table:number-columns-repeated="2"/>
          <table:table-cell table:formula="of:=MIN([.$P$2:.$P$673])" office:value-type="float" office:value="0" calcext:value-type="float">
            <text:p>0</text:p>
          </table:table-cell>
          <table:table-cell table:number-columns-repeated="108"/>
          <table:table-cell table:style-name="ce10" table:formula="of:=([.DU680]+[.DU681])/[.DU682]" office:value-type="float" office:value="0.797385620915033" calcext:value-type="float">
            <text:p>0,7973856209</text:p>
          </table:table-cell>
          <table:table-cell table:style-name="ce10" table:formula="of:=([.DV680]+[.DV681])/[.DV682]" office:value-type="float" office:value="0.843137254901961" calcext:value-type="float">
            <text:p>0,8431372549</text:p>
          </table:table-cell>
          <table:table-cell table:style-name="ce11" table:formula="of:=([.DW680]+[.DW681])/[.DW682]" office:value-type="float" office:value="0.530201342281879" calcext:value-type="float">
            <text:p>0,5302013423</text:p>
          </table:table-cell>
          <table:table-cell table:style-name="ce11" table:formula="of:=([.DX680]+[.DX681])/[.DX682]" office:value-type="float" office:value="0.161764705882353" calcext:value-type="float">
            <text:p>0,1617647059</text:p>
          </table:table-cell>
          <table:table-cell table:style-name="ce11" table:formula="of:=([.DY680]+[.DY681])/[.DY682]" office:value-type="float" office:value="0.429577464788732" calcext:value-type="float">
            <text:p>0,4295774648</text:p>
          </table:table-cell>
          <table:table-cell table:style-name="ce11" table:formula="of:=([.DZ680]+[.DZ681])/[.DZ682]" office:value-type="float" office:value="0.412587412587413" calcext:value-type="float">
            <text:p>0,4125874126</text:p>
          </table:table-cell>
          <table:table-cell table:style-name="ce10" table:formula="of:=([.EA680]+[.EA681])/[.EA682]" office:value-type="float" office:value="0.651315789473684" calcext:value-type="float">
            <text:p>0,6513157895</text:p>
          </table:table-cell>
          <table:table-cell table:style-name="ce11" table:formula="of:=([.EB680]+[.EB681])/[.EB682]" office:value-type="float" office:value="0.202797202797203" calcext:value-type="float">
            <text:p>0,2027972028</text:p>
          </table:table-cell>
          <table:table-cell table:style-name="ce11" table:formula="of:=([.EC680]+[.EC681])/[.EC682]" office:value-type="float" office:value="0.391891891891892" calcext:value-type="float">
            <text:p>0,3918918919</text:p>
          </table:table-cell>
          <table:table-cell table:style-name="ce11" table:formula="of:=([.ED680]+[.ED681])/[.ED682]" office:value-type="float" office:value="0.158273381294964" calcext:value-type="float">
            <text:p>0,1582733813</text:p>
          </table:table-cell>
          <table:table-cell table:style-name="ce10" table:formula="of:=([.EE680]+[.EE681])/[.EE682]" office:value-type="float" office:value="0.7" calcext:value-type="float">
            <text:p>0,7</text:p>
          </table:table-cell>
          <table:table-cell table:style-name="ce10" table:formula="of:=([.EF680]+[.EF681])/[.EF682]" office:value-type="float" office:value="0.873333333333333" calcext:value-type="float">
            <text:p>0,8733333333</text:p>
          </table:table-cell>
          <table:table-cell table:style-name="ce11" table:formula="of:=([.EG680]+[.EG681])/[.EG682]" office:value-type="float" office:value="0.316546762589928" calcext:value-type="float">
            <text:p>0,3165467626</text:p>
          </table:table-cell>
          <table:table-cell table:style-name="ce11" table:formula="of:=([.EH680]+[.EH681])/[.EH682]" office:value-type="float" office:value="0.785714285714286" calcext:value-type="float">
            <text:p>0,7857142857</text:p>
          </table:table-cell>
          <table:table-cell/>
          <table:table-cell table:formula="of:=MIN([.$EJ$2:.$EJ$673])" office:value-type="float" office:value="0" calcext:value-type="float">
            <text:p>0</text:p>
          </table:table-cell>
          <table:table-cell table:style-name="ce4" office:value-type="string" calcext:value-type="string">
            <text:p>Min</text:p>
          </table:table-cell>
          <table:table-cell table:number-columns-repeated="881"/>
        </table:table-row>
        <table:table-row table:style-name="ro1">
          <table:table-cell table:number-columns-repeated="11"/>
          <table:table-cell table:style-name="ce4" office:value-type="string" calcext:value-type="string">
            <text:p>Max</text:p>
          </table:table-cell>
          <table:table-cell table:formula="of:=MAX([.$M$2:.$M$673])" office:value-type="float" office:value="25" calcext:value-type="float">
            <text:p>25</text:p>
          </table:table-cell>
          <table:table-cell table:number-columns-repeated="2"/>
          <table:table-cell table:formula="of:=MAX([.$P$2:.$P$673])" office:value-type="float" office:value="20" calcext:value-type="float">
            <text:p>20</text:p>
          </table:table-cell>
          <table:table-cell table:number-columns-repeated="20"/>
          <table:table-cell table:style-name="ce10" table:formula="of:=SUM([.AK684:.AK685])" office:value-type="float" office:value="10.6060606060606" calcext:value-type="float">
            <text:p>10,6060606061</text:p>
          </table:table-cell>
          <table:table-cell table:style-name="ce10" table:formula="of:=SUM([.AL684:.AL685])" office:value-type="float" office:value="4.28571428571429" calcext:value-type="float">
            <text:p>4,2857142857</text:p>
          </table:table-cell>
          <table:table-cell table:style-name="ce2" table:formula="of:=SUM([.AM684:.AM685])" office:value-type="float" office:value="41.304347826087" calcext:value-type="float">
            <text:p>41,3043478261</text:p>
          </table:table-cell>
          <table:table-cell table:style-name="ce2" table:formula="of:=SUM([.AN684:.AN685])" office:value-type="float" office:value="35" calcext:value-type="float">
            <text:p>35</text:p>
          </table:table-cell>
          <table:table-cell table:style-name="ce2" table:formula="of:=SUM([.AO684:.AO685])" office:value-type="float" office:value="14.2857142857143" calcext:value-type="float">
            <text:p>14,2857142857</text:p>
          </table:table-cell>
          <table:table-cell table:style-name="ce2" table:formula="of:=SUM([.AP684:.AP685])" office:value-type="float" office:value="20.6896551724138" calcext:value-type="float">
            <text:p>20,6896551724</text:p>
          </table:table-cell>
          <table:table-cell table:style-name="ce2" table:formula="of:=SUM([.AQ684:.AQ685])" office:value-type="float" office:value="41.5384615384615" calcext:value-type="float">
            <text:p>41,5384615385</text:p>
          </table:table-cell>
          <table:table-cell table:style-name="ce10" table:formula="of:=SUM([.AR684:.AR685])" office:value-type="float" office:value="6.31578947368421" calcext:value-type="float">
            <text:p>6,3157894737</text:p>
          </table:table-cell>
          <table:table-cell table:style-name="ce2" table:formula="of:=SUM([.AS684:.AS685])" office:value-type="float" office:value="20.5607476635514" calcext:value-type="float">
            <text:p>20,5607476636</text:p>
          </table:table-cell>
          <table:table-cell table:style-name="ce2" table:formula="of:=SUM([.AT684:.AT685])" office:value-type="float" office:value="68.6567164179104" calcext:value-type="float">
            <text:p>68,6567164179</text:p>
          </table:table-cell>
          <table:table-cell table:style-name="ce2" table:formula="of:=SUM([.AU684:.AU685])" office:value-type="float" office:value="32.1428571428571" calcext:value-type="float">
            <text:p>32,1428571429</text:p>
          </table:table-cell>
          <table:table-cell table:number-columns-repeated="7"/>
          <table:table-cell table:style-name="ce10" table:formula="of:=([.BC679]+[.BC680]+[.BC681])/[.BC682]" office:value-type="float" office:value="0.959537572254335" calcext:value-type="float">
            <text:p>0,9595375723</text:p>
          </table:table-cell>
          <table:table-cell table:number-columns-repeated="84"/>
          <table:table-cell table:formula="of:=MAX([.$EJ$2:.$EJ$673])" office:value-type="float" office:value="135" calcext:value-type="float">
            <text:p>135</text:p>
          </table:table-cell>
          <table:table-cell table:style-name="ce4" office:value-type="string" calcext:value-type="string">
            <text:p>Max</text:p>
          </table:table-cell>
          <table:table-cell table:number-columns-repeated="881"/>
        </table:table-row>
        <table:table-row table:style-name="ro1">
          <table:table-cell table:number-columns-repeated="11"/>
          <table:table-cell table:style-name="ce4" office:value-type="string" calcext:value-type="string">
            <text:p>Sum</text:p>
          </table:table-cell>
          <table:table-cell table:formula="of:=SUM([.$M$2:.$M$673])" office:value-type="float" office:value="948.8" calcext:value-type="float">
            <text:p>948,8</text:p>
          </table:table-cell>
          <table:table-cell table:number-columns-repeated="2"/>
          <table:table-cell table:formula="of:=SUM([.$P$2:.$P$673])" office:value-type="float" office:value="383" calcext:value-type="float">
            <text:p>383</text:p>
          </table:table-cell>
          <table:table-cell table:number-columns-repeated="123"/>
          <table:table-cell table:formula="of:=SUM([.$EJ$2:.$EJ$673])" office:value-type="float" office:value="22307" calcext:value-type="float">
            <text:p>22307</text:p>
          </table:table-cell>
          <table:table-cell table:style-name="ce4" office:value-type="string" calcext:value-type="string">
            <text:p>Sum</text:p>
          </table:table-cell>
          <table:table-cell table:number-columns-repeated="881"/>
        </table:table-row>
        <table:table-row table:style-name="ro1">
          <table:table-cell table:number-columns-repeated="11"/>
          <table:table-cell table:style-name="ce4" office:value-type="string" calcext:value-type="string">
            <text:p>Count</text:p>
          </table:table-cell>
          <table:table-cell table:style-name="ce1" table:formula="of:=COUNT([.$M$2:.$M$673])" office:value-type="float" office:value="180" calcext:value-type="float">
            <text:p>180</text:p>
          </table:table-cell>
          <table:table-cell table:number-columns-repeated="2"/>
          <table:table-cell table:style-name="ce1" table:formula="of:=COUNT([.$P$2:.$P$673])" office:value-type="float" office:value="107" calcext:value-type="float">
            <text:p>107</text:p>
          </table:table-cell>
          <table:table-cell table:number-columns-repeated="2"/>
          <table:table-cell table:style-name="ce1" table:formula="of:=COUNTA([.S2:.S673])" office:value-type="float" office:value="65" calcext:value-type="float">
            <text:p>65</text:p>
          </table:table-cell>
          <table:table-cell table:number-columns-repeated="2"/>
          <table:table-cell table:style-name="ce1" table:formula="of:=COUNTA([.V2:.V673])" office:value-type="float" office:value="31" calcext:value-type="float">
            <text:p>31</text:p>
          </table:table-cell>
          <table:table-cell table:number-columns-repeated="2"/>
          <table:table-cell table:style-name="ce1" table:formula="of:=COUNTA([.Y2:.Y673]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max of less</text:p>
          </table:table-cell>
          <table:table-cell table:formula="of:=MAX([.AB686:.AF686];[.AI686:.AJ686])" office:value-type="float" office:value="12.6984126984127" calcext:value-type="float">
            <text:p>12,6984126984</text:p>
          </table:table-cell>
          <table:table-cell table:number-columns-repeated="110"/>
          <table:table-cell table:style-name="ce1" table:formula="of:=COUNT([.$EJ$2:.$EJ$673])" office:value-type="float" office:value="672" calcext:value-type="float">
            <text:p>672</text:p>
          </table:table-cell>
          <table:table-cell table:style-name="ce14" office:value-type="string" calcext:value-type="string">
            <text:p>Count</text:p>
          </table:table-cell>
          <table:table-cell table:number-columns-repeated="881"/>
        </table:table-row>
        <table:table-row table:style-name="ro1">
          <table:table-cell table:number-columns-repeated="11"/>
          <table:table-cell table:style-name="ce4" office:value-type="string" calcext:value-type="string">
            <text:p>CountA</text:p>
          </table:table-cell>
          <table:table-cell table:style-name="ce5" table:formula="of:=COUNTA([.$M$2:.$M$673])" office:value-type="float" office:value="180" calcext:value-type="float">
            <text:p>180</text:p>
          </table:table-cell>
          <table:table-cell table:style-name="ce1" table:number-columns-repeated="2"/>
          <table:table-cell table:style-name="ce5" table:formula="of:=COUNTA([.$P$2:.$P$673])" office:value-type="float" office:value="107" calcext:value-type="float">
            <text:p>107</text:p>
          </table:table-cell>
          <table:table-cell table:number-columns-repeated="2"/>
          <table:table-cell table:style-name="ce5" table:formula="of:=COUNT([.S2:.S673])" office:value-type="float" office:value="65" calcext:value-type="float">
            <text:p>65</text:p>
          </table:table-cell>
          <table:table-cell table:number-columns-repeated="2"/>
          <table:table-cell table:style-name="ce5" table:formula="of:=COUNT([.V2:.V673])" office:value-type="float" office:value="31" calcext:value-type="float">
            <text:p>31</text:p>
          </table:table-cell>
          <table:table-cell table:number-columns-repeated="2"/>
          <table:table-cell table:style-name="ce5" table:formula="of:=COUNT([.Y2:.Y673]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min of less</text:p>
          </table:table-cell>
          <table:table-cell table:formula="of:=MIN([.AB681:.AF681];[.AI681:.AJ681])" office:value-type="float" office:value="185" calcext:value-type="float">
            <text:p>185</text:p>
          </table:table-cell>
          <table:table-cell table:number-columns-repeated="110"/>
          <table:table-cell table:formula="of:=COUNTIF([.$EJ$2:.$EJ$673];&quot;0&quot;)" office:value-type="float" office:value="386" calcext:value-type="float">
            <text:p>386</text:p>
          </table:table-cell>
          <table:table-cell table:style-name="ce4" office:value-type="string" calcext:value-type="string">
            <text:p>Count == 0</text:p>
          </table:table-cell>
          <table:table-cell table:number-columns-repeated="881"/>
        </table:table-row>
        <table:table-row table:style-name="ro1">
          <table:table-cell table:number-columns-repeated="11"/>
          <table:table-cell table:style-name="ce4" office:value-type="string" calcext:value-type="string">
            <text:p>Relative</text:p>
          </table:table-cell>
          <table:table-cell table:style-name="ce6" office:value-type="percentage" office:value="1" calcext:value-type="percentage">
            <text:p>100,00%</text:p>
          </table:table-cell>
          <table:table-cell table:number-columns-repeated="2"/>
          <table:table-cell table:style-name="ce1" table:formula="of:=[.P693]/[.M693]%" office:value-type="float" office:value="59.4444444444444" calcext:value-type="float">
            <text:p>59,4444444444</text:p>
          </table:table-cell>
          <table:table-cell table:number-columns-repeated="2"/>
          <table:table-cell table:style-name="ce1" table:formula="of:=[.S693]/[.M693]%" office:value-type="float" office:value="36.1111111111111" calcext:value-type="float">
            <text:p>36,1111111111</text:p>
          </table:table-cell>
          <table:table-cell table:number-columns-repeated="2"/>
          <table:table-cell table:style-name="ce1" table:formula="of:=[.V693]/[.M693]%" office:value-type="float" office:value="17.2222222222222" calcext:value-type="float">
            <text:p>17,2222222222</text:p>
          </table:table-cell>
          <table:table-cell table:number-columns-repeated="2"/>
          <table:table-cell table:style-name="ce1" table:formula="of:=[.Y693]/[.M693]%" office:value-type="float" office:value="9.44444444444444" calcext:value-type="float">
            <text:p>9,4444444444</text:p>
          </table:table-cell>
          <table:table-cell table:number-columns-repeated="114"/>
          <table:table-cell table:formula="of:=[.EJ693]-[.EJ694]" office:value-type="float" office:value="286" calcext:value-type="float">
            <text:p>286</text:p>
          </table:table-cell>
          <table:table-cell table:style-name="ce4" office:value-type="string" calcext:value-type="string">
            <text:p>Count != 1</text:p>
          </table:table-cell>
          <table:table-cell table:style-name="ce4"/>
          <table:table-cell table:number-columns-repeated="880"/>
        </table:table-row>
        <table:table-row table:style-name="ro1">
          <table:table-cell table:number-columns-repeated="139"/>
          <table:table-cell table:style-name="ce1" table:formula="of:=COUNTIFS([.$EJ$2:.$EJ$673];&quot;&gt;=12&quot;)" office:value-type="float" office:value="286" calcext:value-type="float">
            <text:p>286</text:p>
          </table:table-cell>
          <table:table-cell table:style-name="ce14" office:value-type="string" calcext:value-type="string">
            <text:p>&gt;=12</text:p>
          </table:table-cell>
          <table:table-cell table:number-columns-repeated="881"/>
        </table:table-row>
        <table:table-row table:style-name="ro1">
          <table:table-cell table:number-columns-repeated="139"/>
          <table:table-cell table:formula="of:=COUNTIFS([.$EJ$2:.$EJ$673];&quot;&gt;=100&quot;)" office:value-type="float" office:value="135" calcext:value-type="float">
            <text:p>135</text:p>
          </table:table-cell>
          <table:table-cell table:style-name="ce4" office:value-type="string" calcext:value-type="string">
            <text:p>&gt;=100</text:p>
          </table:table-cell>
          <table:table-cell table:number-columns-repeated="881"/>
        </table:table-row>
        <table:table-row table:style-name="ro1">
          <table:table-cell table:number-columns-repeated="139"/>
          <table:table-cell table:formula="of:=COUNTIFS([.$EJ$2:.$EJ$673];&quot;&gt;=120&quot;)" office:value-type="float" office:value="35" calcext:value-type="float">
            <text:p>35</text:p>
          </table:table-cell>
          <table:table-cell table:style-name="ce4" office:value-type="string" calcext:value-type="string">
            <text:p>&gt;=120</text:p>
          </table:table-cell>
          <table:table-cell table:number-columns-repeated="8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.00.0000</text:date>, <text:time style:data-style-name="N2" text:time-value="22:12:12.1335430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23:00:12.724857940</dc:date>
    <meta:editing-duration>PT11H34M48S</meta:editing-duration>
    <meta:editing-cycles>26</meta:editing-cycles>
    <meta:generator>LibreOffice/4.3.3.2$Linux_X86_64 LibreOffice_project/430m0$Build-2</meta:generator>
    <dc:description>see README.md for more information</dc:description>
    <dc:subject>from Elektra Survey</dc:subject>
    <dc:title>Rawdata</dc:title>
    <meta:document-statistic meta:table-count="1" meta:cell-count="25807" meta:object-count="0"/>
  </office:meta>
</office:document-meta>
</file>